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Arial" svg:font-family="Arial"/>
    <style:font-face style:name="Consolas" svg:font-family="Consolas"/>
    <style:font-face style:name="OpenSymbol" svg:font-family="OpenSymbol"/>
    <style:font-face style:name="StarSymbol" svg:font-family="StarSymbol"/>
    <style:font-face style:name="Tahoma2" svg:font-family="Tahoma"/>
    <style:font-face style:name="Courier New1" svg:font-family="'Courier New'" style:font-family-generic="modern"/>
    <style:font-face style:name="Arial2" svg:font-family="Arial" style:font-family-generic="swiss"/>
    <style:font-face style:name="Tahoma" svg:font-family="Tahoma" style:font-family-generic="swiss"/>
    <style:font-face style:name="Courier New" svg:font-family="'Courier New'" style:font-family-generic="modern" style:font-pitch="fixed"/>
    <style:font-face style:name="Consolas1" svg:font-family="Consolas" style:font-family-generic="swiss" style:font-pitch="fixed"/>
    <style:font-face style:name="Lucida Sans Unicode1" svg:font-family="'Lucida Sans Unicode'" style:font-pitch="variable"/>
    <style:font-face style:name="Tahoma3" svg:font-family="Tahoma"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27.702cm" fo:margin-left="0.034cm" fo:margin-right="-0.035cm" table:align="margins" style:writing-mode="lr-tb"/>
    </style:style>
    <style:style style:name="Таблица1.A" style:family="table-column">
      <style:table-column-properties style:column-width="13.885cm" style:rel-column-width="32848*"/>
    </style:style>
    <style:style style:name="Таблица1.B" style:family="table-column">
      <style:table-column-properties style:column-width="13.817cm" style:rel-column-width="32687*"/>
    </style:style>
    <style:style style:name="Таблица1.A1" style:family="table-cell">
      <style:table-cell-properties style:vertical-align="top" fo:padding="0.097cm" fo:border-left="0.002cm solid #000000" fo:border-right="none" fo:border-top="0.002cm solid #000000" fo:border-bottom="0.002cm solid #000000" style:writing-mode="lr-tb"/>
    </style:style>
    <style:style style:name="Таблица1.B1" style:family="table-cell">
      <style:table-cell-properties style:vertical-align="top" fo:padding="0.097cm" fo:border="0.002cm solid #000000" style:writing-mode="lr-tb"/>
    </style:style>
    <style:style style:name="Таблица1.A2" style:family="table-cell">
      <style:table-cell-properties style:vertical-align="top" fo:padding="0.097cm" fo:border-left="0.002cm solid #000000" fo:border-right="none" fo:border-top="none" fo:border-bottom="0.002cm solid #000000" style:writing-mode="lr-tb"/>
    </style:style>
    <style:style style:name="Таблица1.B2" style:family="table-cell">
      <style:table-cell-properties style:vertical-align="top" fo:padding="0.097cm" fo:border-left="0.002cm solid #000000" fo:border-right="0.002cm solid #000000" fo:border-top="none" fo:border-bottom="0.002cm solid #000000" style:writing-mode="lr-tb"/>
    </style:style>
    <style:style style:name="Таблица6" style:family="table">
      <style:table-properties style:width="27.656cm" fo:margin-left="0.034cm" fo:margin-right="0.011cm" table:align="margins" style:writing-mode="lr-tb"/>
    </style:style>
    <style:style style:name="Таблица6.A" style:family="table-column">
      <style:table-column-properties style:column-width="14.531cm" style:rel-column-width="34434*"/>
    </style:style>
    <style:style style:name="Таблица6.B" style:family="table-column">
      <style:table-column-properties style:column-width="13.125cm" style:rel-column-width="31101*"/>
    </style:style>
    <style:style style:name="Таблица6.A1" style:family="table-cell">
      <style:table-cell-properties style:vertical-align="top" fo:padding="0.097cm" fo:border-left="0.002cm solid #000000" fo:border-right="none" fo:border-top="0.002cm solid #000000" fo:border-bottom="0.002cm solid #000000" style:writing-mode="lr-tb"/>
    </style:style>
    <style:style style:name="Таблица6.B1" style:family="table-cell">
      <style:table-cell-properties style:vertical-align="top" fo:padding="0.097cm" fo:border="0.002cm solid #000000" style:writing-mode="lr-tb"/>
    </style:style>
    <style:style style:name="Таблица6.A2" style:family="table-cell">
      <style:table-cell-properties style:vertical-align="top" fo:padding="0.097cm" fo:border-left="0.002cm solid #000000" fo:border-right="none" fo:border-top="none" fo:border-bottom="0.002cm solid #000000" style:writing-mode="lr-tb"/>
    </style:style>
    <style:style style:name="Таблица6.B2" style:family="table-cell">
      <style:table-cell-properties style:vertical-align="top" fo:padding="0.097cm" fo:border-left="0.002cm solid #000000" fo:border-right="0.002cm solid #000000" fo:border-top="none" fo:border-bottom="0.002cm solid #000000" style:writing-mode="lr-tb"/>
    </style:style>
    <style:style style:name="Таблица7" style:family="table">
      <style:table-properties style:width="27.714cm" fo:margin-left="0.034cm" fo:margin-right="-0.048cm" table:align="margins" style:writing-mode="lr-tb"/>
    </style:style>
    <style:style style:name="Таблица7.A" style:family="table-column">
      <style:table-column-properties style:column-width="13.799cm" style:rel-column-width="32630*"/>
    </style:style>
    <style:style style:name="Таблица7.B" style:family="table-column">
      <style:table-column-properties style:column-width="13.915cm" style:rel-column-width="32905*"/>
    </style:style>
    <style:style style:name="Таблица7.A1" style:family="table-cell">
      <style:table-cell-properties style:vertical-align="top" fo:padding="0.097cm" fo:border-left="0.002cm solid #000000" fo:border-right="none" fo:border-top="0.002cm solid #000000" fo:border-bottom="0.002cm solid #000000" style:writing-mode="lr-tb"/>
    </style:style>
    <style:style style:name="Таблица7.B1" style:family="table-cell">
      <style:table-cell-properties style:vertical-align="top" fo:padding="0.097cm" fo:border="0.002cm solid #000000" style:writing-mode="lr-tb"/>
    </style:style>
    <style:style style:name="Таблица7.A2" style:family="table-cell">
      <style:table-cell-properties style:vertical-align="top" fo:padding="0.097cm" fo:border-left="0.002cm solid #000000" fo:border-right="none" fo:border-top="none" fo:border-bottom="0.002cm solid #000000" style:writing-mode="lr-tb"/>
    </style:style>
    <style:style style:name="Таблица7.B2" style:family="table-cell">
      <style:table-cell-properties style:vertical-align="top" fo:padding="0.097cm" fo:border-left="0.002cm solid #000000" fo:border-right="0.002cm solid #000000" fo:border-top="none" fo:border-bottom="0.002cm solid #000000" style:writing-mode="lr-tb"/>
    </style:style>
    <style:style style:name="Таблица8" style:family="table">
      <style:table-properties style:width="27.714cm" fo:margin-left="0.034cm" fo:margin-right="-0.048cm" table:align="margins" style:writing-mode="lr-tb"/>
    </style:style>
    <style:style style:name="Таблица8.A" style:family="table-column">
      <style:table-column-properties style:column-width="13.799cm" style:rel-column-width="32630*"/>
    </style:style>
    <style:style style:name="Таблица8.B" style:family="table-column">
      <style:table-column-properties style:column-width="13.915cm" style:rel-column-width="32905*"/>
    </style:style>
    <style:style style:name="Таблица8.A1" style:family="table-cell">
      <style:table-cell-properties style:vertical-align="top" fo:padding="0.097cm" fo:border-left="0.002cm solid #000000" fo:border-right="none" fo:border-top="0.002cm solid #000000" fo:border-bottom="0.002cm solid #000000" style:writing-mode="lr-tb"/>
    </style:style>
    <style:style style:name="Таблица8.B1" style:family="table-cell">
      <style:table-cell-properties style:vertical-align="top" fo:padding="0.097cm" fo:border="0.002cm solid #000000" style:writing-mode="lr-tb"/>
    </style:style>
    <style:style style:name="Таблица8.A2" style:family="table-cell">
      <style:table-cell-properties style:vertical-align="top" fo:padding="0.097cm" fo:border-left="0.002cm solid #000000" fo:border-right="none" fo:border-top="none" fo:border-bottom="0.002cm solid #000000" style:writing-mode="lr-tb"/>
    </style:style>
    <style:style style:name="Таблица8.B2" style:family="table-cell">
      <style:table-cell-properties style:vertical-align="top" fo:padding="0.097cm" fo:border-left="0.002cm solid #000000" fo:border-right="0.002cm solid #000000" fo:border-top="none" fo:border-bottom="0.002cm solid #000000" style:writing-mode="lr-tb"/>
    </style:style>
    <style:style style:name="Таблица2" style:family="table">
      <style:table-properties style:width="27.665cm" table:align="left" style:writing-mode="lr-tb"/>
    </style:style>
    <style:style style:name="Таблица2.A" style:family="table-column">
      <style:table-column-properties style:column-width="3.493cm"/>
    </style:style>
    <style:style style:name="Таблица2.B" style:family="table-column">
      <style:table-column-properties style:column-width="12.594cm"/>
    </style:style>
    <style:style style:name="Таблица2.C" style:family="table-column">
      <style:table-column-properties style:column-width="11.578cm"/>
    </style:style>
    <style:style style:name="Таблица2.1" style:family="table-row">
      <style:table-row-properties style:keep-together="true" fo:keep-together="auto"/>
    </style:style>
    <style:style style:name="Таблица2.A1" style:family="table-cell">
      <style:table-cell-properties style:vertical-align="top" fo:padding="0.097cm" fo:border-left="0.002cm solid #000000" fo:border-right="none" fo:border-top="0.002cm solid #000000" fo:border-bottom="0.002cm solid #000000" style:writing-mode="lr-tb"/>
    </style:style>
    <style:style style:name="Таблица2.C1" style:family="table-cell">
      <style:table-cell-properties style:vertical-align="top" fo:padding="0.097cm" fo:border="0.002cm solid #000000" style:writing-mode="lr-tb"/>
    </style:style>
    <style:style style:name="Таблица2.A2" style:family="table-cell">
      <style:table-cell-properties style:vertical-align="top" fo:padding="0.097cm" fo:border-left="0.002cm solid #000000" fo:border-right="none" fo:border-top="none" fo:border-bottom="0.002cm solid #000000" style:writing-mode="lr-tb"/>
    </style:style>
    <style:style style:name="Таблица2.C2" style:family="table-cell">
      <style:table-cell-properties style:vertical-align="top" fo:padding="0.097cm" fo:border-left="0.002cm solid #000000" fo:border-right="0.002cm solid #000000" fo:border-top="none" fo:border-bottom="0.002cm solid #000000" style:writing-mode="lr-tb"/>
    </style:style>
    <style:style style:name="Таблица3" style:family="table">
      <style:table-properties style:width="27.7cm" table:align="margins" style:writing-mode="lr-tb"/>
    </style:style>
    <style:style style:name="Таблица3.A" style:family="table-column">
      <style:table-column-properties style:column-width="13.85cm" style:rel-column-width="32767*"/>
    </style:style>
    <style:style style:name="Таблица3.B" style:family="table-column">
      <style:table-column-properties style:column-width="13.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27.7cm" table:align="margins" style:writing-mode="lr-tb"/>
    </style:style>
    <style:style style:name="Таблица4.A" style:family="table-column">
      <style:table-column-properties style:column-width="14.667cm" style:rel-column-width="34701*"/>
    </style:style>
    <style:style style:name="Таблица4.B" style:family="table-column">
      <style:table-column-properties style:column-width="13.033cm" style:rel-column-width="30834*"/>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9" style:family="table">
      <style:table-properties style:width="27.7cm" table:align="margins" style:writing-mode="lr-tb"/>
    </style:style>
    <style:style style:name="Таблица9.A" style:family="table-column">
      <style:table-column-properties style:column-width="13.78cm" style:rel-column-width="32600*"/>
    </style:style>
    <style:style style:name="Таблица9.B" style:family="table-column">
      <style:table-column-properties style:column-width="13.921cm" style:rel-column-width="32935*"/>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5" style:family="table">
      <style:table-properties style:width="25.7cm" table:align="left" style:writing-mode="lr-tb"/>
    </style:style>
    <style:style style:name="Таблица5.A" style:family="table-column">
      <style:table-column-properties style:column-width="7.602cm"/>
    </style:style>
    <style:style style:name="Таблица5.B" style:family="table-column">
      <style:table-column-properties style:column-width="18.098cm"/>
    </style:style>
    <style:style style:name="Таблица5.1" style:family="table-row">
      <style:table-row-properties style:keep-together="true" fo:keep-together="auto"/>
    </style:style>
    <style:style style:name="Таблица5.A1" style:family="table-cell">
      <style:table-cell-properties style:vertical-align="top" fo:padding="0.097cm" fo:border-left="0.002cm solid #000000" fo:border-right="none" fo:border-top="0.002cm solid #000000" fo:border-bottom="0.002cm solid #000000" style:writing-mode="lr-tb"/>
    </style:style>
    <style:style style:name="Таблица5.B1" style:family="table-cell">
      <style:table-cell-properties style:vertical-align="top" fo:padding="0.097cm" fo:border="0.002cm solid #000000" style:writing-mode="lr-tb"/>
    </style:style>
    <style:style style:name="Таблица5.A2" style:family="table-cell">
      <style:table-cell-properties style:vertical-align="top" fo:padding="0.097cm" fo:border-left="0.002cm solid #000000" fo:border-right="none" fo:border-top="none" fo:border-bottom="0.002cm solid #000000" style:writing-mode="lr-tb"/>
    </style:style>
    <style:style style:name="Таблица5.B2" style:family="table-cell">
      <style:table-cell-properties style:vertical-align="top" fo:padding="0.097cm" fo:border-left="0.002cm solid #000000" fo:border-right="0.002cm solid #000000" fo:border-top="none" fo:border-bottom="0.002cm solid #000000" style:writing-mode="lr-tb"/>
    </style:style>
    <style:style style:name="Таблица10" style:family="table">
      <style:table-properties style:width="25.7cm" table:align="left" style:writing-mode="lr-tb"/>
    </style:style>
    <style:style style:name="Таблица10.A" style:family="table-column">
      <style:table-column-properties style:column-width="13.259cm"/>
    </style:style>
    <style:style style:name="Таблица10.B" style:family="table-column">
      <style:table-column-properties style:column-width="12.441cm"/>
    </style:style>
    <style:style style:name="Таблица10.1" style:family="table-row">
      <style:table-row-properties style:keep-together="true" fo:keep-together="auto"/>
    </style:style>
    <style:style style:name="Таблица10.A1" style:family="table-cell">
      <style:table-cell-properties style:vertical-align="top" fo:padding="0.097cm" fo:border-left="0.002cm solid #000000" fo:border-right="none" fo:border-top="0.002cm solid #000000" fo:border-bottom="0.002cm solid #000000" style:writing-mode="lr-tb"/>
    </style:style>
    <style:style style:name="Таблица10.B1" style:family="table-cell">
      <style:table-cell-properties style:vertical-align="top" fo:padding="0.097cm" fo:border="0.002cm solid #000000" style:writing-mode="lr-tb"/>
    </style:style>
    <style:style style:name="Таблица10.A2" style:family="table-cell">
      <style:table-cell-properties style:vertical-align="top" fo:padding="0.097cm" fo:border-left="0.002cm solid #000000" fo:border-right="none" fo:border-top="none" fo:border-bottom="0.002cm solid #000000" style:writing-mode="lr-tb"/>
    </style:style>
    <style:style style:name="Таблица10.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nsolas" fo:font-size="11pt" style:font-name-asian="Consolas" style:font-size-asian="11pt" style:font-name-complex="Consolas" style:font-size-complex="11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nsolas" fo:font-size="8pt" style:font-name-asian="Consolas" style:font-size-asian="8pt" style:font-name-complex="Consolas"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nsolas" fo:font-size="8pt" fo:language="en" fo:country="US" style:font-name-asian="Consolas" style:font-size-asian="8pt" style:language-asian="zxx" style:country-asian="none" style:font-name-complex="Consolas" style:font-size-complex="8pt" style:language-complex="zxx" style:country-complex="none"/>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nsolas" fo:font-size="9pt" style:font-name-asian="Consolas" style:font-size-asian="9pt" style:font-name-complex="Consolas" style:font-size-complex="9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64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9" style:family="paragraph" style:parent-style-name="Standard">
      <style:paragraph-properties fo:margin-left="0cm" fo:margin-right="0cm" fo:text-align="start" style:justify-single-word="false" fo:text-indent="0cm" style:auto-text-indent="false" style:text-autospace="none" style:snap-to-layout-grid="false"/>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96" style:font-name="Consolas" fo:font-size="10pt" style:font-name-asian="Consolas" style:font-size-asian="10pt" style:font-name-complex="Consolas"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96" style:font-name="Consolas" fo:font-size="11pt" style:font-name-asian="Consolas" style:font-size-asian="11pt" style:font-name-complex="Consolas" style:font-size-complex="11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96" style:font-name="Consolas" fo:font-size="8pt" style:font-name-asian="Consolas" style:font-size-asian="8pt" style:font-name-complex="Consolas"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96" style:font-name="Consolas" fo:font-size="8pt" fo:language="en" fo:country="US" style:font-name-asian="Consolas" style:font-size-asian="8pt" style:language-asian="zxx" style:country-asian="none" style:font-name-complex="Consolas" style:font-size-complex="8pt" style:language-complex="zxx" style:country-complex="none"/>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96"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8c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8c00" style:font-name="Consolas" fo:font-size="10pt" style:font-name-asian="Consolas" style:font-size-asian="10pt" style:font-name-complex="Consolas"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8c00" style:font-name="Consolas" fo:font-size="11pt" style:font-name-asian="Consolas" style:font-size-asian="11pt" style:font-name-complex="Consolas" style:font-size-complex="11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8c00" style:font-name="Consolas" fo:font-size="9pt" style:font-name-asian="Consolas" style:font-size-asian="9pt" style:font-name-complex="Consolas" style:font-size-complex="9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9pt" fo:language="en" fo:country="US" style:font-size-asian="9pt" style:language-asian="zxx" style:country-asian="none" style:font-size-complex="9pt" style:language-complex="zxx" style:country-complex="none"/>
    </style:style>
    <style:style style:name="P2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9pt" fo:language="en" fo:country="US" style:font-name-asian="Courier New" style:font-size-asian="9pt" style:language-asian="zxx" style:country-asian="none" style:font-name-complex="Courier New" style:font-size-complex="9pt" style:language-complex="zxx" style:country-complex="none"/>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en" fo:country="US" style:font-size-asian="10pt" style:language-asian="zxx" style:country-asian="none" style:font-size-complex="10pt" style:language-complex="zxx" style:country-complex="none"/>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1pt" style:font-name-asian="Consolas" style:font-size-asian="11pt" style:font-name-complex="Consolas"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2a00ff" style:font-name="Consolas" fo:font-size="10pt" style:font-name-asian="Consolas" style:font-size-asian="10pt" style:font-name-complex="Consolas"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2a00ff"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11pt" style:font-name-asian="Consolas" style:font-size-asian="11pt" style:font-name-complex="Consolas" style:font-size-complex="11pt"/>
    </style:style>
    <style:style style:name="P28" style:family="paragraph" style:parent-style-name="Table_20_Contents">
      <style:paragraph-properties style:snap-to-layout-grid="false"/>
    </style:style>
    <style:style style:name="P29" style:family="paragraph" style:parent-style-name="Table_20_Contents">
      <style:text-properties fo:language="en" fo:country="US" style:language-asian="zxx" style:country-asian="none" style:language-complex="zxx" style:country-complex="none"/>
    </style:style>
    <style:style style:name="P30" style:family="paragraph" style:parent-style-name="Table_20_Contents">
      <style:paragraph-properties style:snap-to-layout-grid="false"/>
      <style:text-properties fo:language="en" fo:country="US" style:language-asian="zxx" style:country-asian="none" style:language-complex="zxx" style:country-complex="none"/>
    </style:style>
    <style:style style:name="P31" style:family="paragraph" style:parent-style-name="Table_20_Contents">
      <style:paragraph-properties style:snap-to-layout-grid="false"/>
      <style:text-properties fo:language="en" fo:country="US" fo:background-color="transparent" style:language-asian="zxx" style:country-asian="none" style:language-complex="zxx" style:country-complex="none"/>
    </style:style>
    <style:style style:name="P32" style:family="paragraph" style:parent-style-name="Table_20_Contents">
      <style:paragraph-properties style:snap-to-layout-grid="false"/>
      <style:text-properties fo:language="en" fo:country="US"/>
    </style:style>
    <style:style style:name="P33" style:family="paragraph" style:parent-style-name="Table_20_Contents">
      <style:paragraph-properties style:snap-to-layout-grid="false"/>
      <style:text-properties style:font-name="Arial1" fo:font-size="9pt" fo:language="en" fo:country="US" style:font-size-asian="9pt" style:language-asian="zxx" style:country-asian="none" style:font-size-complex="9pt" style:language-complex="zxx" style:country-complex="none"/>
    </style:style>
    <style:style style:name="P34" style:family="paragraph" style:parent-style-name="Table_20_Contents">
      <style:paragraph-properties style:snap-to-layout-grid="false"/>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35" style:family="paragraph" style:parent-style-name="Table_20_Contents">
      <style:paragraph-properties style:snap-to-layout-grid="false"/>
      <style:text-properties style:use-window-font-color="true"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36" style:family="paragraph" style:parent-style-name="Table_20_Contents">
      <style:text-properties style:use-window-font-color="true" style:font-name="Arial1" fo:font-size="9pt" fo:language="en" fo:country="US" style:font-name-asian="Courier New1" style:font-size-asian="9pt" style:language-asian="zxx" style:country-asian="none" style:font-name-complex="Courier New1" style:font-size-complex="9pt" style:language-complex="zxx" style:country-complex="none"/>
    </style:style>
    <style:style style:name="P37" style:family="paragraph" style:parent-style-name="Table_20_Contents">
      <style:paragraph-properties style:snap-to-layout-grid="false"/>
      <style:text-properties style:use-window-font-color="true" style:font-name="Arial1" fo:font-size="9pt" fo:language="en" fo:country="US" style:font-name-asian="Courier New1" style:font-size-asian="9pt" style:language-asian="zxx" style:country-asian="none" style:font-name-complex="Courier New1" style:font-size-complex="9pt" style:language-complex="zxx" style:country-complex="none"/>
    </style:style>
    <style:style style:name="P38" style:family="paragraph" style:parent-style-name="Table_20_Contents">
      <style:text-properties style:use-window-font-color="true" style:font-name="Arial1" fo:font-size="9pt" fo:language="en" fo:country="US" style:font-size-asian="9pt" style:language-asian="zxx" style:country-asian="none" style:font-size-complex="9pt" style:language-complex="zxx" style:country-complex="none"/>
    </style:style>
    <style:style style:name="P39" style:family="paragraph" style:parent-style-name="Table_20_Contents">
      <style:paragraph-properties style:snap-to-layout-grid="false"/>
      <style:text-properties style:use-window-font-color="true" style:font-name="Arial1" fo:font-size="9pt" fo:language="en" fo:country="US" style:font-size-asian="9pt" style:language-asian="zxx" style:country-asian="none" style:font-size-complex="9pt" style:language-complex="zxx" style:country-complex="none"/>
    </style:style>
    <style:style style:name="P40" style:family="paragraph" style:parent-style-name="Table_20_Contents">
      <style:paragraph-properties style:snap-to-layout-grid="false"/>
      <style:text-properties fo:color="#9933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41" style:family="paragraph" style:parent-style-name="Table_20_Contents">
      <style:paragraph-properties style:snap-to-layout-grid="false"/>
      <style:text-properties fo:color="#993300"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42" style:family="paragraph" style:parent-style-name="Table_20_Contents">
      <style:paragraph-properties style:snap-to-layout-grid="false"/>
      <style:text-properties fo:font-size="8pt" fo:language="en" fo:country="US" style:font-size-asian="8pt" style:language-asian="zxx" style:country-asian="none" style:font-size-complex="8pt" style:language-complex="zxx" style:country-complex="none"/>
    </style:style>
    <style:style style:name="P43" style:family="paragraph" style:parent-style-name="Standard">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44" style:family="paragraph" style:parent-style-name="Standard">
      <style:paragraph-properties style:snap-to-layout-grid="false"/>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45" style:family="paragraph" style:parent-style-name="Standard">
      <style:paragraph-properties fo:text-align="start" style:justify-single-word="false" style:text-autospace="none" style:snap-to-layout-grid="false"/>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46" style:family="paragraph" style:parent-style-name="Standard">
      <style:paragraph-properties style:snap-to-layout-grid="false"/>
      <style:text-properties fo:color="#000096"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P47" style:family="paragraph" style:parent-style-name="Standard">
      <style:paragraph-properties style:snap-to-layout-grid="false"/>
      <style:text-properties fo:color="#000096" style:font-name="Consolas" fo:font-size="9pt" fo:language="en" fo:country="US" style:font-name-asian="Consolas" style:font-size-asian="9pt" style:language-asian="zxx" style:country-asian="none" style:font-name-complex="Consolas" style:font-size-complex="9pt" style:language-complex="zxx" style:country-complex="none"/>
    </style:style>
    <style:style style:name="P48" style:family="paragraph" style:parent-style-name="Standard">
      <style:paragraph-properties style:snap-to-layout-grid="false"/>
      <style:text-properties fo:color="#000096" style:font-name="Arial1" fo:font-size="9pt" fo:language="en" fo:country="US" style:font-name-asian="Courier New1" style:font-size-asian="9pt" style:language-asian="zxx" style:country-asian="none" style:font-name-complex="Courier New1" style:font-size-complex="9pt" style:language-complex="zxx" style:country-complex="none"/>
    </style:style>
    <style:style style:name="P49" style:family="paragraph" style:parent-style-name="Standard">
      <style:paragraph-properties style:snap-to-layout-grid="false"/>
      <style:text-properties fo:color="#000096" style:font-name="Arial1" fo:font-size="9pt" fo:language="en" fo:country="US" style:font-size-asian="9pt" style:language-asian="zxx" style:country-asian="none" style:font-size-complex="9pt" style:language-complex="zxx" style:country-complex="none"/>
    </style:style>
    <style:style style:name="P50" style:family="paragraph" style:parent-style-name="Standard">
      <style:paragraph-properties style:snap-to-layout-grid="false"/>
      <style:text-properties fo:color="#000096"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51" style:family="paragraph" style:parent-style-name="Standard">
      <style:paragraph-properties style:snap-to-layout-grid="false"/>
      <style:text-properties fo:color="#000096" style:font-name="Courier New" fo:font-size="9pt" fo:language="en" fo:country="US" style:font-name-asian="Courier New" style:font-size-asian="9pt" style:language-asian="zxx" style:country-asian="none" style:font-name-complex="Courier New" style:font-size-complex="9pt" style:language-complex="zxx" style:country-complex="none"/>
    </style:style>
    <style:style style:name="P52" style:family="paragraph" style:parent-style-name="Standard">
      <style:paragraph-properties style:snap-to-layout-grid="false"/>
      <style:text-properties fo:color="#0064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53" style:family="paragraph" style:parent-style-name="Standard">
      <style:paragraph-properties style:snap-to-layout-grid="false"/>
      <style:text-properties fo:color="#006400" style:font-name="Consolas" fo:font-size="8pt" fo:language="en" fo:country="US" style:font-name-asian="Consolas" style:font-size-asian="8pt" style:language-asian="zxx" style:country-asian="none" style:font-name-complex="Consolas" style:font-size-complex="8pt" style:language-complex="zxx" style:country-complex="none"/>
    </style:style>
    <style:style style:name="P54" style:family="paragraph" style:parent-style-name="Standard">
      <style:text-properties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55" style:family="paragraph" style:parent-style-name="Standard">
      <style:paragraph-properties fo:text-align="start" style:justify-single-word="false" style:text-autospace="none" style:snap-to-layout-grid="false"/>
      <style:text-properties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56" style:family="paragraph" style:parent-style-name="Standard">
      <style:paragraph-properties style:snap-to-layout-grid="false"/>
      <style:text-properties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57" style:family="paragraph" style:parent-style-name="Standard">
      <style:paragraph-properties style:snap-to-layout-grid="false"/>
      <style:text-properties style:font-name="Consolas" fo:font-size="10pt" style:font-name-asian="Consolas" style:font-size-asian="10pt" style:font-name-complex="Consolas" style:font-size-complex="10pt"/>
    </style:style>
    <style:style style:name="P58" style:family="paragraph" style:parent-style-name="Standard">
      <style:paragraph-properties style:snap-to-layout-grid="false"/>
      <style:text-properties style:font-name="Consolas" fo:font-size="11pt" style:font-name-asian="Consolas" style:font-size-asian="11pt" style:font-name-complex="Consolas" style:font-size-complex="11pt"/>
    </style:style>
    <style:style style:name="P59" style:family="paragraph" style:parent-style-name="Standard">
      <style:paragraph-properties style:snap-to-layout-grid="false"/>
      <style:text-properties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P60" style:family="paragraph" style:parent-style-name="Standard">
      <style:paragraph-properties fo:text-align="start" style:justify-single-word="false" style:text-autospace="none" style:snap-to-layout-grid="false"/>
      <style:text-properties style:use-window-font-color="true" fo:font-size="10pt" fo:language="en" fo:country="US" style:font-size-asian="10pt" style:language-asian="zxx" style:country-asian="none" style:font-size-complex="10pt" style:language-complex="zxx" style:country-complex="none"/>
    </style:style>
    <style:style style:name="P61" style:family="paragraph" style:parent-style-name="Standard">
      <style:paragraph-properties style:snap-to-layout-grid="false"/>
      <style:text-properties style:use-window-font-color="true"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62" style:family="paragraph" style:parent-style-name="Standard">
      <style:paragraph-properties style:snap-to-layout-grid="false"/>
      <style:text-properties style:use-window-font-color="true"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P63" style:family="paragraph" style:parent-style-name="Standard">
      <style:paragraph-properties style:snap-to-layout-grid="false"/>
      <style:text-properties style:use-window-font-color="true" style:font-name="Arial1" fo:font-size="9pt" fo:language="en" fo:country="US" style:font-name-asian="Courier New" style:font-size-asian="9pt" style:language-asian="zxx" style:country-asian="none" style:font-name-complex="Courier New" style:font-size-complex="9pt" style:language-complex="zxx" style:country-complex="none"/>
    </style:style>
    <style:style style:name="P64" style:family="paragraph" style:parent-style-name="Standard">
      <style:paragraph-properties style:snap-to-layout-grid="false"/>
      <style:text-properties style:use-window-font-color="true" style:font-name="Arial1" fo:font-size="9pt" fo:language="en" fo:country="US" style:font-size-asian="9pt" style:language-asian="zxx" style:country-asian="none" style:font-size-complex="9pt" style:language-complex="zxx" style:country-complex="none"/>
    </style:style>
    <style:style style:name="P65" style:family="paragraph" style:parent-style-name="Standard">
      <style:paragraph-properties fo:text-align="start" style:justify-single-word="false" style:text-autospace="none" style:snap-to-layout-grid="false"/>
      <style:text-properties style:use-window-font-color="true" style:font-name="Arial1" fo:font-size="9pt" fo:language="en" fo:country="US" style:font-name-asian="Courier New1" style:font-size-asian="9pt" style:language-asian="zxx" style:country-asian="none" style:font-name-complex="Courier New1" style:font-size-complex="9pt" style:language-complex="zxx" style:country-complex="none"/>
    </style:style>
    <style:style style:name="P66" style:family="paragraph" style:parent-style-name="Standard">
      <style:text-properties fo:language="en" fo:country="US" style:language-asian="zxx" style:country-asian="none" style:language-complex="zxx" style:country-complex="none"/>
    </style:style>
    <style:style style:name="P67" style:family="paragraph" style:parent-style-name="Standard">
      <style:paragraph-properties style:snap-to-layout-grid="false"/>
      <style:text-properties fo:language="en" fo:country="US" style:language-asian="zxx" style:country-asian="none" style:language-complex="zxx" style:country-complex="none"/>
    </style:style>
    <style:style style:name="P68" style:family="paragraph" style:parent-style-name="Standard">
      <style:paragraph-properties>
        <style:tab-stops>
          <style:tab-stop style:position="1.27cm"/>
        </style:tab-stops>
      </style:paragraph-properties>
      <style:text-properties fo:language="en" fo:country="US" style:language-asian="zxx" style:country-asian="none" style:language-complex="zxx" style:country-complex="none"/>
    </style:style>
    <style:style style:name="P69" style:family="paragraph" style:parent-style-name="Standard">
      <style:paragraph-properties style:snap-to-layout-grid="false"/>
      <style:text-properties style:font-name="Courier New" fo:font-size="10pt" fo:language="en" fo:country="US" style:font-size-asian="10pt" style:language-asian="zxx" style:country-asian="none" style:font-size-complex="10pt" style:language-complex="zxx" style:country-complex="none"/>
    </style:style>
    <style:style style:name="P70" style:family="paragraph" style:parent-style-name="Standard">
      <style:paragraph-properties fo:text-align="start" style:justify-single-word="false" style:text-autospace="none" style:snap-to-layout-grid="false"/>
      <style:text-properties fo:color="#9933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71" style:family="paragraph" style:parent-style-name="Standard">
      <style:paragraph-properties style:snap-to-layout-grid="false"/>
      <style:text-properties fo:color="#993300"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P72" style:family="paragraph" style:parent-style-name="Standard">
      <style:paragraph-properties style:snap-to-layout-grid="false"/>
      <style:text-properties fo:color="#993300"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73" style:family="paragraph" style:parent-style-name="Standard">
      <style:paragraph-properties style:snap-to-layout-grid="false"/>
      <style:text-properties fo:color="#008c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74" style:family="paragraph" style:parent-style-name="Standard">
      <style:paragraph-properties>
        <style:tab-stops>
          <style:tab-stop style:position="1.27cm"/>
        </style:tab-stops>
      </style:paragraph-properties>
      <style:text-properties fo:color="#000000"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75" style:family="paragraph" style:parent-style-name="Standard">
      <style:paragraph-properties>
        <style:tab-stops>
          <style:tab-stop style:position="1.27cm"/>
        </style:tab-stops>
      </style:paragraph-properties>
      <style:text-properties fo:color="#8b26c9" style:font-name="Consolas" fo:font-size="8pt" fo:language="en" fo:country="US" style:font-name-asian="Consolas" style:font-size-asian="8pt" style:language-asian="zxx" style:country-asian="none" style:font-name-complex="Consolas" style:font-size-complex="8pt" style:language-complex="zxx" style:country-complex="none"/>
    </style:style>
    <style:style style:name="P76" style:family="paragraph" style:parent-style-name="Standard">
      <style:paragraph-properties>
        <style:tab-stops>
          <style:tab-stop style:position="1.27cm"/>
        </style:tab-stops>
      </style:paragraph-properties>
      <style:text-properties fo:font-size="8pt" fo:language="en" fo:country="US" style:font-size-asian="8pt" style:language-asian="zxx" style:country-asian="none" style:font-size-complex="8pt" style:language-complex="zxx" style:country-complex="none"/>
    </style:style>
    <style:style style:name="P77" style:family="paragraph" style:parent-style-name="Standard">
      <style:paragraph-properties>
        <style:tab-stops>
          <style:tab-stop style:position="1.27cm"/>
        </style:tab-stops>
      </style:paragraph-properties>
    </style:style>
    <style:style style:name="P78" style:family="paragraph" style:parent-style-name="Standard">
      <style:text-properties fo:color="#0000ff" style:font-name="Tahoma" fo:font-size="10pt" fo:language="en" fo:country="US" style:font-name-asian="Tahoma" style:font-size-asian="10pt" style:language-asian="zxx" style:country-asian="none" style:font-name-complex="Tahoma" style:font-size-complex="10pt" style:language-complex="zxx" style:country-complex="none"/>
    </style:style>
    <style:style style:name="P79" style:family="paragraph" style:parent-style-name="Standard">
      <style:text-properties fo:color="#2a00ff"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80" style:family="paragraph" style:parent-style-name="Standard">
      <style:paragraph-properties style:snap-to-layout-grid="false"/>
      <style:text-properties fo:color="#2a00ff" style:font-name="Consolas" fo:font-size="11pt" style:font-name-asian="Consolas" style:font-size-asian="11pt" style:font-name-complex="Consolas" style:font-size-complex="11pt"/>
    </style:style>
    <style:style style:name="P81" style:family="paragraph" style:parent-style-name="Standard">
      <style:text-properties fo:color="#3f5fbf"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P82" style:family="paragraph" style:parent-style-name="Standard">
      <style:paragraph-properties fo:margin-left="1.27cm" fo:margin-right="0cm" fo:text-indent="0cm" style:auto-text-indent="false"/>
      <style:text-properties fo:language="en" fo:country="US" style:language-asian="zxx" style:country-asian="none" style:language-complex="zxx" style:country-complex="none"/>
    </style:style>
    <style:style style:name="P83" style:family="paragraph" style:parent-style-name="Standard">
      <style:paragraph-properties fo:margin-left="1.27cm" fo:margin-right="0cm" fo:text-indent="0cm" style:auto-text-indent="false">
        <style:tab-stops>
          <style:tab-stop style:position="1.27cm"/>
        </style:tab-stops>
      </style:paragraph-properties>
      <style:text-properties fo:language="en" fo:country="US" style:language-asian="zxx" style:country-asian="none" style:language-complex="zxx" style:country-complex="none"/>
    </style:style>
    <style:style style:name="P84" style:family="paragraph" style:parent-style-name="Standard">
      <style:paragraph-properties fo:margin-left="1.27cm" fo:margin-right="0cm" fo:text-indent="0cm" style:auto-text-indent="false" fo:break-before="page"/>
      <style:text-properties fo:language="en" fo:country="US" style:language-asian="zxx" style:country-asian="none" style:language-complex="zxx" style:country-complex="none"/>
    </style:style>
    <style:style style:name="P85" style:family="paragraph" style:parent-style-name="Table_20_Contents">
      <style:paragraph-properties fo:margin-left="0cm" fo:margin-right="0.011cm" fo:text-indent="0.499cm" style:auto-text-indent="false" style:snap-to-layout-grid="false"/>
      <style:text-properties fo:language="en" fo:country="US" style:language-asian="zxx" style:country-asian="none" style:language-complex="zxx" style:country-complex="none"/>
    </style:style>
    <style:style style:name="P86" style:family="paragraph" style:parent-style-name="Table_20_Contents">
      <style:paragraph-properties fo:margin-left="0.005cm" fo:margin-right="0.005cm" fo:text-indent="0cm" style:auto-text-indent="false" style:snap-to-layout-grid="false"/>
      <style:text-properties fo:language="en" fo:country="US" style:language-asian="zxx" style:country-asian="none" style:language-complex="zxx" style:country-complex="none"/>
    </style:style>
    <style:style style:name="P87" style:family="paragraph" style:parent-style-name="Table_20_Contents">
      <style:paragraph-properties fo:margin-left="0.005cm" fo:margin-right="0.005cm" fo:text-indent="0.699cm" style:auto-text-indent="false" style:snap-to-layout-grid="false"/>
      <style:text-properties fo:language="en" fo:country="US" style:language-asian="zxx" style:country-asian="none" style:language-complex="zxx" style:country-complex="none"/>
    </style:style>
    <style:style style:name="P88" style:family="paragraph" style:parent-style-name="Table_20_Heading">
      <style:text-properties fo:language="en" fo:country="US" style:language-asian="zxx" style:country-asian="none" style:language-complex="zxx" style:country-complex="none"/>
    </style:style>
    <style:style style:name="P89" style:family="paragraph" style:parent-style-name="Table_20_Heading">
      <style:paragraph-properties style:snap-to-layout-grid="false"/>
      <style:text-properties fo:language="en" fo:country="US" style:language-asian="zxx" style:country-asian="none" style:language-complex="zxx" style:country-complex="none"/>
    </style:style>
    <style:style style:name="P90" style:family="paragraph" style:parent-style-name="Standard">
      <style:paragraph-properties fo:break-before="page">
        <style:tab-stops>
          <style:tab-stop style:position="1.27cm"/>
        </style:tab-stops>
      </style:paragraph-properties>
      <style:text-properties fo:language="en" fo:country="US" style:language-asian="zxx" style:country-asian="none" style:language-complex="zxx" style:country-complex="none"/>
    </style:style>
    <style:style style:name="P91" style:family="paragraph" style:parent-style-name="Standard" style:list-style-name="WW8Num1">
      <style:paragraph-properties>
        <style:tab-stops>
          <style:tab-stop style:position="1.27cm"/>
        </style:tab-stops>
      </style:paragraph-properties>
      <style:text-properties fo:language="en" fo:country="US" style:language-asian="zxx" style:country-asian="none" style:language-complex="zxx" style:country-complex="none"/>
    </style:style>
    <style:style style:name="P92" style:family="paragraph" style:parent-style-name="Standard">
      <style:paragraph-properties style:snap-to-layout-grid="false"/>
      <style:text-properties style:font-name="Consolas1" fo:font-size="10pt" fo:language="en" fo:country="US" style:font-name-asian="Consolas1" style:font-size-asian="10pt" style:language-asian="zxx" style:country-asian="none" style:font-name-complex="Consolas1" style:font-size-complex="10pt" style:language-complex="zxx" style:country-complex="none"/>
    </style:style>
    <style:style style:name="P93" style:family="paragraph" style:parent-style-name="Standard" style:list-style-name="WW8Num1" style:master-page-name="Standard">
      <style:paragraph-properties style:page-number="auto">
        <style:tab-stops>
          <style:tab-stop style:position="1.27cm"/>
        </style:tab-stops>
      </style:paragraph-properties>
      <style:text-properties fo:language="en" fo:country="US" style:language-asian="zxx" style:country-asian="none" style:language-complex="zxx" style:country-complex="none"/>
    </style:style>
    <style:style style:name="P94" style:family="paragraph" style:parent-style-name="Standard" style:list-style-name="">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95" style:family="paragraph" style:parent-style-name="Table_20_Contents" style:list-style-name="L1">
      <style:paragraph-properties style:snap-to-layout-grid="false"/>
      <style:text-properties fo:language="en" fo:country="US" style:language-asian="zxx" style:country-asian="none" style:language-complex="zxx" style:country-complex="none"/>
    </style:style>
    <style:style style:name="P96" style:family="paragraph" style:parent-style-name="Table_20_Contents" style:list-style-name="L2">
      <style:text-properties fo:language="en" fo:country="US" style:language-asian="zxx" style:country-asian="none" style:language-complex="zxx" style:country-complex="none"/>
    </style:style>
    <style:style style:name="P97" style:family="paragraph" style:parent-style-name="Table_20_Contents" style:list-style-name="L3">
      <style:paragraph-properties style:snap-to-layout-grid="false"/>
      <style:text-properties fo:language="en" fo:country="US" style:language-asian="zxx" style:country-asian="none" style:language-complex="zxx" style:country-complex="none"/>
    </style:style>
    <style:style style:name="P98" style:family="paragraph" style:parent-style-name="Table_20_Contents" style:list-style-name="L4">
      <style:paragraph-properties style:snap-to-layout-grid="false"/>
      <style:text-properties fo:language="en" fo:country="US" style:language-asian="zxx" style:country-asian="none" style:language-complex="zxx" style:country-complex="none"/>
    </style:style>
    <style:style style:name="P99" style:family="paragraph" style:parent-style-name="Table_20_Contents" style:list-style-name="L5">
      <style:paragraph-properties style:snap-to-layout-grid="false"/>
      <style:text-properties fo:language="en" fo:country="US" style:language-asian="zxx" style:country-asian="none" style:language-complex="zxx" style:country-complex="none"/>
    </style:style>
    <style:style style:name="P100" style:family="paragraph" style:parent-style-name="Table_20_Contents" style:list-style-name="L6">
      <style:paragraph-properties style:snap-to-layout-grid="false"/>
      <style:text-properties fo:language="en" fo:country="US" style:language-asian="zxx" style:country-asian="none" style:language-complex="zxx" style:country-complex="none"/>
    </style:style>
    <style:style style:name="P101" style:family="paragraph" style:parent-style-name="Table_20_Contents" style:list-style-name="L7">
      <style:paragraph-properties style:snap-to-layout-grid="false"/>
      <style:text-properties fo:language="en" fo:country="US" style:language-asian="zxx" style:country-asian="none" style:language-complex="zxx" style:country-complex="none"/>
    </style:style>
    <style:style style:name="P102" style:family="paragraph" style:parent-style-name="Table_20_Contents" style:list-style-name="L8">
      <style:paragraph-properties style:snap-to-layout-grid="false"/>
      <style:text-properties fo:language="en" fo:country="US" style:language-asian="zxx" style:country-asian="none" style:language-complex="zxx" style:country-complex="none"/>
    </style:style>
    <style:style style:name="P103" style:family="paragraph" style:parent-style-name="Table_20_Contents" style:list-style-name="L9">
      <style:paragraph-properties style:snap-to-layout-grid="false"/>
      <style:text-properties fo:language="en" fo:country="US" style:language-asian="zxx" style:country-asian="none" style:language-complex="zxx" style:country-complex="none"/>
    </style:style>
    <style:style style:name="P104" style:family="paragraph" style:parent-style-name="Table_20_Contents" style:list-style-name="L10">
      <style:paragraph-properties style:snap-to-layout-grid="false"/>
      <style:text-properties fo:language="en" fo:country="US" style:language-asian="zxx" style:country-asian="none" style:language-complex="zxx" style:country-complex="none"/>
    </style:style>
    <style:style style:name="P105" style:family="paragraph" style:parent-style-name="Table_20_Contents" style:list-style-name="L12">
      <style:paragraph-properties style:snap-to-layout-grid="false"/>
      <style:text-properties fo:language="en" fo:country="US" style:language-asian="zxx" style:country-asian="none" style:language-complex="zxx" style:country-complex="none"/>
    </style:style>
    <style:style style:name="P106" style:family="paragraph" style:parent-style-name="Table_20_Contents">
      <style:paragraph-properties style:snap-to-layout-grid="false"/>
      <style:text-properties fo:language="en" fo:country="US" style:language-asian="zxx" style:country-asian="none" style:language-complex="zxx" style:country-complex="none"/>
    </style:style>
    <style:style style:name="P107" style:family="paragraph" style:parent-style-name="Table_20_Contents" style:list-style-name="L10">
      <style:paragraph-properties style:snap-to-layout-grid="false"/>
    </style:style>
    <style:style style:name="P108" style:family="paragraph" style:parent-style-name="Table_20_Contents" style:list-style-name="L11">
      <style:paragraph-properties style:snap-to-layout-grid="false"/>
    </style:style>
    <style:style style:name="P109" style:family="paragraph" style:parent-style-name="Table_20_Contents">
      <style:paragraph-properties style:snap-to-layout-grid="false"/>
      <style:text-properties fo:font-size="10pt" fo:language="en" fo:country="US" style:font-size-asian="10pt" style:language-asian="zxx" style:country-asian="none" style:font-size-complex="10pt" style:language-complex="zxx" style:country-complex="none"/>
    </style:style>
    <style:style style:name="T1" style:family="text">
      <style:text-properties style:font-name-asian="Courier New1" style:font-name-complex="Courier New1"/>
    </style:style>
    <style:style style:name="T2" style:family="text">
      <style:text-properties fo:color="#000000"/>
    </style:style>
    <style:style style:name="T3" style:family="text">
      <style:text-properties fo:color="#000000" style:font-name="Consolas" fo:font-size="10pt" style:font-name-asian="Consolas" style:font-size-asian="10pt" style:font-name-complex="Consolas" style:font-size-complex="10pt"/>
    </style:style>
    <style:style style:name="T4" style:family="text">
      <style:text-properties fo:color="#000000" fo:language="en" fo:country="US"/>
    </style:style>
    <style:style style:name="T5" style:family="text">
      <style:text-properties fo:color="#000000" fo:language="en" fo:country="US" style:language-asian="zxx" style:country-asian="none" style:language-complex="zxx" style:country-complex="none"/>
    </style:style>
    <style:style style:name="T6" style:family="text">
      <style:text-properties fo:color="#000000" style:text-underline-style="none"/>
    </style:style>
    <style:style style:name="T7" style:family="text">
      <style:text-properties fo:color="#000096"/>
    </style:style>
    <style:style style:name="T8" style:family="text">
      <style:text-properties fo:color="#000096" style:text-underline-style="solid" style:text-underline-width="auto" style:text-underline-color="font-color"/>
    </style:style>
    <style:style style:name="T9" style:family="text">
      <style:text-properties fo:color="#000096" style:font-name="Consolas" fo:font-size="10pt" style:font-name-asian="Consolas" style:font-size-asian="10pt" style:font-name-complex="Consolas" style:font-size-complex="10pt"/>
    </style:style>
    <style:style style:name="T10" style:family="text">
      <style:text-properties fo:color="#000096" style:font-name="Consolas" fo:font-size="10pt" fo:background-color="transparent" style:font-name-asian="Consolas" style:font-size-asian="10pt" style:font-name-complex="Consolas" style:font-size-complex="10pt"/>
    </style:style>
    <style:style style:name="T11" style:family="text">
      <style:text-properties fo:color="#000096" style:font-name="Consolas" fo:font-size="11pt" style:font-name-asian="Consolas" style:font-size-asian="11pt" style:font-name-complex="Consolas" style:font-size-complex="11pt"/>
    </style:style>
    <style:style style:name="T12" style:family="text">
      <style:text-properties fo:color="#000096" style:text-underline-style="none"/>
    </style:style>
    <style:style style:name="T13" style:family="text">
      <style:text-properties fo:color="#000096" fo:language="en" fo:country="US"/>
    </style:style>
    <style:style style:name="T14" style:family="text">
      <style:text-properties fo:color="#000096" fo:language="en" fo:country="US" style:language-asian="zxx" style:country-asian="none" style:language-complex="zxx" style:country-complex="none"/>
    </style:style>
    <style:style style:name="T15" style:family="text">
      <style:text-properties fo:color="#f5844c"/>
    </style:style>
    <style:style style:name="T16" style:family="text">
      <style:text-properties fo:color="#f5844c" style:font-name="Consolas" fo:font-size="10pt" style:font-name-asian="Consolas" style:font-size-asian="10pt" style:font-name-complex="Consolas" style:font-size-complex="10pt"/>
    </style:style>
    <style:style style:name="T17" style:family="text">
      <style:text-properties fo:color="#f5844c" fo:language="en" fo:country="US" style:language-asian="zxx" style:country-asian="none" style:language-complex="zxx" style:country-complex="none"/>
    </style:style>
    <style:style style:name="T18" style:family="text">
      <style:text-properties fo:color="#ff8040"/>
    </style:style>
    <style:style style:name="T19" style:family="text">
      <style:text-properties fo:color="#ff8040" fo:language="en" fo:country="US" style:language-asian="zxx" style:country-asian="none" style:language-complex="zxx" style:country-complex="none"/>
    </style:style>
    <style:style style:name="T20" style:family="text">
      <style:text-properties fo:color="#993300"/>
    </style:style>
    <style:style style:name="T21" style:family="text">
      <style:text-properties fo:color="#993300" style:font-name="Consolas" fo:font-size="10pt" style:font-name-asian="Consolas" style:font-size-asian="10pt" style:font-name-complex="Consolas" style:font-size-complex="10pt"/>
    </style:style>
    <style:style style:name="T22" style:family="text">
      <style:text-properties fo:color="#9933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T23" style:family="text">
      <style:text-properties fo:color="#993300"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T24" style:family="text">
      <style:text-properties fo:color="#993300" style:font-name="Consolas" fo:font-size="11pt" style:font-name-asian="Consolas" style:font-size-asian="11pt" style:font-name-complex="Consolas" style:font-size-complex="11pt"/>
    </style:style>
    <style:style style:name="T25" style:family="text">
      <style:text-properties fo:color="#993300" fo:language="en" fo:country="US"/>
    </style:style>
    <style:style style:name="T26" style:family="text">
      <style:text-properties fo:color="#993300" fo:language="en" fo:country="US" style:language-asian="zxx" style:country-asian="none" style:language-complex="zxx" style:country-complex="none"/>
    </style:style>
    <style:style style:name="T27" style:family="text">
      <style:text-properties fo:color="#008c00"/>
    </style:style>
    <style:style style:name="T28" style:family="text">
      <style:text-properties fo:language="en" fo:country="US"/>
    </style:style>
    <style:style style:name="T29" style:family="text">
      <style:text-properties fo:language="en" fo:country="US" style:language-asian="zxx" style:country-asian="none" style:language-complex="zxx" style:country-complex="none"/>
    </style:style>
    <style:style style:name="T30" style:family="text">
      <style:text-properties fo:color="#006400"/>
    </style:style>
    <style:style style:name="T31" style:family="text">
      <style:text-properties fo:background-color="transparent"/>
    </style:style>
    <style:style style:name="T32" style:family="text">
      <style:text-properties fo:color="#2a00ff"/>
    </style:style>
    <style:style style:name="T33" style:family="text">
      <style:text-properties fo:color="#2a00ff" style:font-name="Consolas" fo:font-size="10pt" style:font-name-asian="Consolas" style:font-size-asian="10pt" style:font-name-complex="Consolas" style:font-size-complex="10pt"/>
    </style:style>
    <style:style style:name="T34" style:family="text">
      <style:text-properties fo:color="#2a00ff" fo:language="en" fo:country="US"/>
    </style:style>
    <style:style style:name="T35" style:family="text">
      <style:text-properties fo:color="#3f5fbf"/>
    </style:style>
    <style:style style:name="T36" style:family="text">
      <style:text-properties fo:color="#7f9fbf" fo:font-weight="bold" style:font-weight-asian="bold" style:font-weight-complex="bold"/>
    </style:style>
    <style:style style:name="T37" style:family="text">
      <style:text-properties fo:color="#7f0055" fo:font-weight="bold" style:font-weight-asian="bold" style:font-weight-complex="bold"/>
    </style:style>
    <style:style style:name="T38" style:family="text">
      <style:text-properties fo:color="#0000c0"/>
    </style:style>
    <style:style style:name="T39" style:family="text">
      <style:text-properties fo:color="#0000c0" fo:font-style="italic" style:font-style-asian="italic" style:font-style-complex="italic"/>
    </style:style>
    <style:style style:name="T40" style:family="text">
      <style:text-properties fo:color="#3f7f5f"/>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687469" text:style-name="WW8Num1">
        <text:list-item>
          <text:p text:style-name="P93">Component description: *.wbp-component.xml</text:p>
        </text:list-item>
      </text:list>
      <text:p text:style-name="P82">Table 1.1 – tags in *.wbp-component.xml</text:p>
      <table:table table:name="Таблица1" table:style-name="Таблица1">
        <table:table-column table:style-name="Таблица1.A"/>
        <table:table-column table:style-name="Таблица1.B"/>
        <table:table-row>
          <table:table-cell table:style-name="Таблица1.A1" office:value-type="string">
            <text:p text:style-name="P89">Tag</text:p>
          </table:table-cell>
          <table:table-cell table:style-name="Таблица1.B1" office:value-type="string">
            <text:p text:style-name="P89">Description</text:p>
          </table:table-cell>
        </table:table-row>
        <table:table-row>
          <table:table-cell table:style-name="Таблица1.A2" office:value-type="string">
            <text:p text:style-name="P33">&lt;component&gt;</text:p>
          </table:table-cell>
          <table:table-cell table:style-name="Таблица1.B2" office:value-type="string">
            <text:p text:style-name="P30">Root element in component description.</text:p>
          </table:table-cell>
        </table:table-row>
        <table:table-row>
          <table:table-cell table:style-name="Таблица1.A2" office:value-type="string">
            <text:p text:style-name="P59"><text:span text:style-name="T7">&lt;description&gt;</text:span><text:span text:style-name="T2">A component that allows the user to select one or more objects from a list.</text:span><text:span text:style-name="T7">&lt;/description&gt;</text:span></text:p>
            <text:p text:style-name="P33"/>
          </table:table-cell>
          <table:table-cell table:style-name="Таблица1.B2" office:value-type="string">
            <text:p text:style-name="P30">Set the description of the component to display on the palette.</text:p>
          </table:table-cell>
        </table:table-row>
        <table:table-row>
          <table:table-cell table:style-name="Таблица1.A2" office:value-type="string">
            <text:p text:style-name="P33">&lt;model class=""&gt;</text:p>
          </table:table-cell>
          <table:table-cell table:style-name="Таблица1.B2" office:value-type="string">
            <text:p text:style-name="P30">Set the class of the model – a subclass of JavaInfo.</text:p>
          </table:table-cell>
        </table:table-row>
        <table:table-row>
          <table:table-cell table:style-name="Таблица1.A2" office:value-type="string">
            <text:p text:style-name="P59"><text:span text:style-name="T7">&lt;order&gt;</text:span><text:span text:style-name="T2">last</text:span><text:span text:style-name="T7">&lt;/order&gt;</text:span></text:p>
            <text:p text:style-name="P33"/>
          </table:table-cell>
          <table:table-cell table:style-name="Таблица1.B2" office:value-type="string">
            <text:p text:style-name="P30">The following component order parameters are supported:</text:p>
            <text:list xml:id="list32681241" text:style-name="L1">
              <text:list-item>
                <text:p text:style-name="P95">«default» - to put component after any sibling.</text:p>
              </text:list-item>
              <text:list-item>
                <text:p text:style-name="P95">«last» - to put component after any sibling.</text:p>
              </text:list-item>
              <text:list-item>
                <text:p text:style-name="P95">«last» - to put component before any sibling, as first child of parent.</text:p>
              </text:list-item>
              <text:list-item>
                <text:p text:style-name="P95">«beforeSibling nextComponentClass» - to put component before components with given class. For example in table-like components it is often requirement that you should create columns before items.</text:p>
              </text:list-item>
            </text:list>
          </table:table-cell>
        </table:table-row>
        <table:table-row>
          <table:table-cell table:style-name="Таблица1.A2" office:value-type="string">
            <text:p text:style-name="P53">&lt;!-- CREATION --&gt;</text:p>
            <text:p text:style-name="P12">&lt;creation&gt;</text:p>
            <text:p text:style-name="P4"><text:span text:style-name="T2"><text:tab/></text:span><text:span text:style-name="T7">&lt;source&gt;</text:span><text:span text:style-name="T27">&lt;![CDATA[new org.eclipse.swt.widgets.Button(%parent%, org.eclipse.swt.SWT.NONE)]]&gt;</text:span><text:span text:style-name="T7">&lt;/source&gt;</text:span></text:p>
            <text:p text:style-name="P4"><text:span text:style-name="T2"><text:tab/></text:span><text:span text:style-name="T7">&lt;invocation</text:span><text:span text:style-name="T15"> signature</text:span><text:span text:style-name="T18">=</text:span><text:span text:style-name="T20">"setText(java.lang.String)"</text:span><text:span text:style-name="T7">&gt;</text:span><text:span text:style-name="T27">&lt;![CDATA["New Button"]]&gt;</text:span><text:span text:style-name="T7">&lt;/invocation&gt;</text:span></text:p>
            <text:p text:style-name="P12">&lt;/creation&gt;</text:p>
            <text:p text:style-name="P4"><text:span text:style-name="T7">&lt;creation</text:span><text:span text:style-name="T15"> id</text:span><text:span text:style-name="T18">=</text:span><text:span text:style-name="T20">"empty"</text:span><text:span text:style-name="T7">&gt;</text:span></text:p>
            <text:p text:style-name="P4"><text:span text:style-name="T2"><text:tab/></text:span><text:span text:style-name="T7">&lt;source&gt;</text:span><text:span text:style-name="T27">&lt;![CDATA[new org.eclipse.swt.widgets.Button(%parent%, org.eclipse.swt.SWT.NONE)]]&gt;</text:span><text:span text:style-name="T7">&lt;/source&gt;</text:span></text:p>
            <text:p text:style-name="P12">&lt;/creation&gt;</text:p>
            <text:p text:style-name="P4"><text:span text:style-name="T7">&lt;creation</text:span><text:span text:style-name="T15"> id</text:span><text:span text:style-name="T18">=</text:span><text:span text:style-name="T20">"check"</text:span><text:span text:style-name="T15"> name</text:span><text:span text:style-name="T18">=</text:span><text:span text:style-name="T20">"Check Button"</text:span><text:span text:style-name="T7">&gt;</text:span></text:p>
            <text:p text:style-name="P4"><text:span text:style-name="T2"><text:tab/></text:span><text:span text:style-name="T7">&lt;source&gt;</text:span><text:span text:style-name="T27">&lt;![CDATA[new org.eclipse.swt.widgets.Button(%parent%, org.eclipse.swt.SWT.CHECK)]]&gt;</text:span><text:span text:style-name="T7">&lt;/source&gt;</text:span></text:p>
            <text:p text:style-name="P4"><text:span text:style-name="T2"><text:tab/></text:span><text:span text:style-name="T7">&lt;invocation</text:span><text:span text:style-name="T15"> signature</text:span><text:span text:style-name="T18">=</text:span><text:span text:style-name="T20">"setText(java.lang.String)"</text:span><text:span text:style-name="T7">&gt;</text:span><text:span text:style-name="T27">&lt;![CDATA["Check Button"]]&gt;</text:span><text:span text:style-name="T7">&lt;/invocation&gt;</text:span></text:p>
            <text:p text:style-name="P4"><text:span text:style-name="T2"><text:tab/></text:span><text:span text:style-name="T7">&lt;invocation</text:span><text:span text:style-name="T15"> signature</text:span><text:span text:style-name="T18">=</text:span><text:span text:style-name="T20">"setSelection(boolean)"</text:span><text:span text:style-name="T7">&gt;</text:span><text:span text:style-name="T27">&lt;![CDATA[true]]&gt;</text:span><text:span text:style-name="T7">&lt;/invocation&gt;</text:span></text:p>
            <text:p text:style-name="P4"><text:span text:style-name="T2"><text:tab/></text:span><text:span text:style-name="T7">&lt;description&gt;</text:span><text:span text:style-name="T2">Instances of this class represent a selectable user interface object that issues notification when checked and unchecked.</text:span><text:span text:style-name="T7">&lt;/description&gt;</text:span></text:p>
            <text:p text:style-name="P12">&lt;/creation&gt;</text:p>
            <text:p text:style-name="P4"><text:span text:style-name="T7">&lt;creation</text:span><text:span text:style-name="T15"> id</text:span><text:span text:style-name="T18">=</text:span><text:span text:style-name="T20">"radio"</text:span><text:span text:style-name="T15"> name</text:span><text:span text:style-name="T18">=</text:span><text:span text:style-name="T20">"Radio Button"</text:span><text:span text:style-name="T7">&gt;</text:span></text:p>
            <text:p text:style-name="P4"><text:span text:style-name="T2"><text:tab/></text:span><text:span text:style-name="T7">&lt;source&gt;</text:span><text:span text:style-name="T27">&lt;![CDATA[new org.eclipse.swt.widgets.Button(%parent%, org.eclipse.swt.SWT.RADIO)]]&gt;</text:span><text:span text:style-name="T7">&lt;/source&gt;</text:span></text:p>
            <text:p text:style-name="P4"><text:span text:style-name="T2"><text:tab/></text:span><text:span text:style-name="T7">&lt;invocation</text:span><text:span text:style-name="T15"> signature</text:span><text:span text:style-name="T18">=</text:span><text:span text:style-name="T20">"setText(java.lang.String)"</text:span><text:span text:style-name="T7">&gt;</text:span><text:span text:style-name="T27">&lt;![CDATA["Radio Button"]]&gt;</text:span><text:span text:style-name="T7">&lt;/invocation&gt;</text:span></text:p>
            <text:p text:style-name="P4"><text:span text:style-name="T2"><text:tab/></text:span><text:span text:style-name="T7">&lt;description&gt;</text:span><text:span text:style-name="T2">Instances of this class represent a selectable user interface object that issues notification when selected and unselected.</text:span><text:span text:style-name="T7">&lt;/description&gt;</text:span></text:p>
            <text:p text:style-name="P12">&lt;/creation&gt;</text:p>
            <text:p text:style-name="P42"/>
          </table:table-cell>
          <table:table-cell table:style-name="Таблица1.B2" office:value-type="string">
            <text:p text:style-name="P30">Specifies source code and method invocations that should be used to create this component using the constructor creation support (it is expected that the code in &lt;source&gt; is an object created using the constructor). </text:p>
            <text:p text:style-name="P29"/>
            <text:p text:style-name="P29">Optional &lt;invocation&gt; tags allow method invocations to be added directly after the component has been added. This is useful when setting the default text, selection, etc.</text:p>
            <text:p text:style-name="P29"/>
            <text:p text:style-name="P29">The «id» attribute can be used with the «creationId» attribute of the &lt;component&gt;, in the &lt;palette&gt; in plugin.xml to specify several variants of creating components with the same type. For example, a SWT Button can be a push/check/radio button, but the only difference is the style specified in the constructor.</text:p>
          </table:table-cell>
        </table:table-row>
        <text:soft-page-break/>
        <table:table-row>
          <table:table-cell table:style-name="Таблица1.A2" office:value-type="string">
            <text:p text:style-name="P34">&lt;standard-bean-properties/&gt;</text:p>
          </table:table-cell>
          <table:table-cell table:style-name="Таблица1.B2" office:value-type="string">
            <text:p text:style-name="P30">Adds standard bean properties with getters and setters.</text:p>
            <text:p text:style-name="P29"/>
            <text:p text:style-name="P29">Property, is created only if Designer has an editor for this property type. For example, String, Icon, int, etc.</text:p>
            <text:p text:style-name="P29"/>
            <text:p text:style-name="P29">Each «standard» property has an id «<text:span text:style-name="T21">signatureOfSetterMethod</text:span>».</text:p>
            <text:p text:style-name="P29"/>
            <text:p text:style-name="P29">In the following tags, use «<text:span text:style-name="T21">name</text:span>» to specify property - rules of matching are following:</text:p>
            <text:list xml:id="list32677226" text:style-name="L2">
              <text:list-item>
                <text:p text:style-name="P96">«<text:span text:style-name="T21">m:nameOfMethod</text:span>» - specifies that only the setter should be considered, and the name of the method is given;</text:p>
              </text:list-item>
              <text:list-item>
                <text:p text:style-name="P96">«<text:span text:style-name="T21">f:fieldName</text:span>» - specifies the exact name of the field;</text:p>
              </text:list-item>
              <text:list-item>
                <text:p text:style-name="P96">«<text:span text:style-name="T21">setText(java.lang.String[])</text:span>» - specifies the exact signature for setter;</text:p>
              </text:list-item>
              <text:list-item>
                <text:p text:style-name="P96">«<text:span text:style-name="T21">nameOfMethodOrField</text:span>» - it first tries to find the setter with the given name, then tries to find a field with the given name.</text:p>
              </text:list-item>
            </text:list>
          </table:table-cell>
        </table:table-row>
        <table:table-row>
          <table:table-cell table:style-name="Таблица1.A2" office:value-type="string">
            <text:p text:style-name="P34">&lt;public-field-properties/&gt;</text:p>
          </table:table-cell>
          <table:table-cell table:style-name="Таблица1.B2" office:value-type="string">
            <text:p text:style-name="P30">Adds field based properties.</text:p>
            <text:p text:style-name="P30"/>
            <text:p text:style-name="P29">Property is created only if Designer has an editor for this property type, for example <text:s/>String, Icon, int, etc.</text:p>
            <text:p text:style-name="P29"/>
            <text:p text:style-name="P29">Each «field» property has id «<text:span text:style-name="T21">property:field: nameOfField</text:span>».</text:p>
            <text:p text:style-name="P30"/>
          </table:table-cell>
        </table:table-row>
        <table:table-row>
          <table:table-cell table:style-name="Таблица1.A2" office:value-type="string">
            <text:p text:style-name="P35"><text:span text:style-name="T12">&lt;properties-preferred</text:span><text:span text:style-name="T15"> names</text:span><text:span text:style-name="T18">=</text:span><text:span text:style-name="T20">"text </text:span><text:span text:style-name="T20">icon</text:span><text:span text:style-name="T20">"</text:span>/&gt;</text:p>
          </table:table-cell>
          <table:table-cell table:style-name="Таблица1.B2" office:value-type="string">
            <text:p text:style-name="P30">Specifies that the listed properties are preferred, i.e. properties often used with this component. For example text and image on button. These properties are highlighted in the properties table (by default the bold font is used).</text:p>
          </table:table-cell>
        </table:table-row>
        <table:table-row>
          <table:table-cell table:style-name="Таблица1.A2" office:value-type="string">
            <text:p text:style-name="P61"><text:span text:style-name="T7">&lt;properties-normal</text:span><text:span text:style-name="T15"> names</text:span><text:span text:style-name="T18">=</text:span><text:span text:style-name="T20">"align valign"</text:span><text:span text:style-name="T7">/&gt;</text:span></text:p>
          </table:table-cell>
          <table:table-cell table:style-name="Таблица1.B2" office:value-type="string">
            <text:p text:style-name="P30">Specifies that the listed properties are normal, so undo any special category settings specified in descriptions for superclass.</text:p>
          </table:table-cell>
        </table:table-row>
        <table:table-row>
          <table:table-cell table:style-name="Таблица1.A2" office:value-type="string">
            <text:p text:style-name="P35"><text:span text:style-name="T12">&lt;properties-advanced</text:span><text:span text:style-name="T15"> names</text:span><text:span text:style-name="T18">=</text:span><text:span text:style-name="T20">"bounds location size maximumSize minimumSize preferredSize"</text:span>/&gt;</text:p>
          </table:table-cell>
          <table:table-cell table:style-name="Таблица1.B2" office:value-type="string">
            <text:p text:style-name="P30">Specifies that the listed properties are advanced. Advanced properties are not displayed by default in the properties table. They are also painted with a different font and color (defaults to italic font and gray color). Specifying advanced properties <text:s/>reduces the number of properties listed in the properties table, and also speeds up searching.</text:p>
          </table:table-cell>
        </table:table-row>
        <table:table-row>
          <table:table-cell table:style-name="Таблица1.A2" office:value-type="string">
            <text:p text:style-name="P35"><text:span text:style-name="T12">&lt;properties-hidden</text:span><text:span text:style-name="T15"> names</text:span><text:span text:style-name="T18">=</text:span><text:span text:style-name="T20">"UI label"</text:span><text:span text:style-name="T12">/&gt;</text:span></text:p>
          </table:table-cell>
          <table:table-cell table:style-name="Таблица1.B2" office:value-type="string">
            <text:p text:style-name="P30">Specifies that listed properties should not be used at design time. These can cause some bad effects, so we don't want to show them to the user. There is no way for user to make them visible.</text:p>
          </table:table-cell>
        </table:table-row>
        <table:table-row>
          <table:table-cell table:style-name="Таблица1.A2" office:value-type="string">
            <text:p text:style-name="P61"><text:span text:style-name="T7">&lt;properties-noDefaultValue</text:span><text:span text:style-name="T15"> names</text:span><text:span text:style-name="T18">=</text:span><text:span text:style-name="T20">"pageLeft pageTop right bottom"</text:span><text:span text:style-name="T7">/&gt;</text:span></text:p>
            <text:p text:style-name="P35"/>
          </table:table-cell>
          <table:table-cell table:style-name="Таблица1.B2" office:value-type="string">
            <text:p text:style-name="P30">Specifies that default value for these properties should not be asked. This feature is used in GWT libraries, such as GWT-Ext and SmartGWT. These libreries have specific quirks - they create JavaScript object for reading value, and in same time don't allow to set many properties after creating object.</text:p>
          </table:table-cell>
        </table:table-row>
        <text:soft-page-break/>
        <table:table-row>
          <table:table-cell table:style-name="Таблица1.A2" office:value-type="string">
            <text:p text:style-name="P35"><text:span text:style-name="T12">&lt;property-tag</text:span><text:span text:style-name="T15"> name</text:span><text:span text:style-name="T18">=</text:span><text:span text:style-name="T20">"title"</text:span><text:span text:style-name="T15"> tag</text:span><text:span text:style-name="T18">=</text:span><text:span text:style-name="T20">"isText"</text:span><text:span text:style-name="T15"> value</text:span><text:span text:style-name="T18">=</text:span><text:span text:style-name="T20">"true"</text:span><text:span text:style-name="T12">/&gt;</text:span></text:p>
          </table:table-cell>
          <table:table-cell table:style-name="Таблица1.B2" office:value-type="string">
            <text:p text:style-name="P30">Sets some tag for standard property. Designer uses these tags to interpret properties in some special way. For example «<text:span text:style-name="T21">isText </text:span><text:span text:style-name="T21">== true</text:span>» means that this property is displayed as text for this component, so when the user requests direct edit, property «<text:span text:style-name="T21">title</text:span>» should be edited.</text:p>
            <text:p text:style-name="P30"/>
            <text:p text:style-name="P30">See other tag in table below.</text:p>
          </table:table-cell>
        </table:table-row>
        <table:table-row>
          <table:table-cell table:style-name="Таблица1.A2" office:value-type="string">
            <text:p text:style-name="P55"><text:span text:style-name="T7">&lt;property</text:span><text:span text:style-name="T15"> id</text:span><text:span text:style-name="T18">=</text:span><text:span text:style-name="T20">"setComponentOrientation(java.awt.ComponentOrientation)"</text:span><text:span text:style-name="T7">&gt;</text:span></text:p>
            <text:p text:style-name="P2"><text:span text:style-name="T2"><text:s text:c="2"/></text:span><text:span text:style-name="T7">&lt;editor</text:span><text:span text:style-name="T15"> id</text:span><text:span text:style-name="T18">=</text:span><text:span text:style-name="T20">"staticField"</text:span><text:span text:style-name="T7">&gt;</text:span></text:p>
            <text:p text:style-name="P2"><text:span text:style-name="T2"><text:s text:c="4"/></text:span><text:span text:style-name="T7">&lt;parameter</text:span><text:span text:style-name="T15"> name</text:span><text:span text:style-name="T18">=</text:span><text:span text:style-name="T20">"class"</text:span><text:span text:style-name="T7">&gt;</text:span><text:span text:style-name="T2">java.awt.ComponentOrientation</text:span><text:span text:style-name="T7">&lt;/parameter&gt;</text:span></text:p>
            <text:p text:style-name="P2"><text:span text:style-name="T2"><text:s text:c="4"/></text:span><text:span text:style-name="T7">&lt;parameter</text:span><text:span text:style-name="T15"> name</text:span><text:span text:style-name="T18">=</text:span><text:span text:style-name="T20">"fields"</text:span><text:span text:style-name="T7">&gt;</text:span><text:span text:style-name="T2">UNKNOWN LEFT_TO_RIGHT RIGHT_TO_LEFT</text:span><text:span text:style-name="T7">&lt;/parameter&gt;</text:span></text:p>
            <text:p text:style-name="P2"><text:span text:style-name="T2"><text:s text:c="2"/></text:span><text:span text:style-name="T7">&lt;/editor&gt;</text:span></text:p>
            <text:p text:style-name="P8">&lt;/property&gt;</text:p>
            <text:p text:style-name="P60"/>
          </table:table-cell>
          <table:table-cell table:style-name="Таблица1.B2" office:value-type="string">
            <text:p text:style-name="P30">Specifies the editor for the property.</text:p>
          </table:table-cell>
        </table:table-row>
        <table:table-row>
          <table:table-cell table:style-name="Таблица1.A2" office:value-type="string">
            <text:p text:style-name="P61"><text:span text:style-name="T7">&lt;property</text:span><text:span text:style-name="T15"> id</text:span><text:span text:style-name="T18">=</text:span><text:span text:style-name="T20">"setDisplayedMnemonic(char)"</text:span><text:span text:style-name="T7">&gt;</text:span></text:p>
            <text:p text:style-name="P1"><text:span text:style-name="T5"><text:tab/></text:span><text:span text:style-name="T14">&lt;category</text:span><text:span text:style-name="T17"> value</text:span><text:span text:style-name="T19">=</text:span><text:span text:style-name="T26">"</text:span><text:span text:style-name="XML_20_attribute_20_value"><text:span text:style-name="T29">preferred</text:span></text:span><text:span text:style-name="T26">"</text:span><text:span text:style-name="T14">/&gt;</text:span></text:p>
            <text:p text:style-name="P8">&lt;/property&gt;</text:p>
            <text:p text:style-name="P8"/>
            <text:p text:style-name="P2"><text:span text:style-name="T7">&lt;property</text:span><text:span text:style-name="T15"> id</text:span><text:span text:style-name="T18">=</text:span><text:span text:style-name="T20">"setDisplayedMnemonic(int)"</text:span><text:span text:style-name="T7">&gt;</text:span></text:p>
            <text:p text:style-name="P2"><text:span text:style-name="T2"><text:tab/></text:span><text:span text:style-name="T7">&lt;category</text:span><text:span text:style-name="T15"> value</text:span><text:span text:style-name="T18">=</text:span><text:span text:style-name="T20">"advanced"</text:span><text:span text:style-name="T7">/&gt;</text:span></text:p>
            <text:p text:style-name="P2"><text:span text:style-name="T2"><text:tab/></text:span><text:span text:style-name="T7">&lt;editor</text:span><text:span text:style-name="T15"> id</text:span><text:span text:style-name="T18">=</text:span><text:span text:style-name="T20">"swing.displayedMnemonic"</text:span><text:span text:style-name="T7">/&gt;</text:span></text:p>
            <text:p text:style-name="P8">&lt;/property&gt;</text:p>
            <text:p text:style-name="P48"/>
          </table:table-cell>
          <table:table-cell table:style-name="Таблица1.B2" office:value-type="string">
            <text:p text:style-name="P28"><text:span text:style-name="T29">Specifies category for the property. Possible values are: </text:span><text:span text:style-name="XML_20_attribute_20_value"><text:span text:style-name="T29">preferred</text:span></text:span><text:span text:style-name="T29">, </text:span><text:span text:style-name="XML_20_attribute_20_value"><text:span text:style-name="T29">normal</text:span></text:span><text:span text:style-name="T29">, </text:span><text:span text:style-name="XML_20_attribute_20_value"><text:span text:style-name="T29">advanced</text:span></text:span><text:span text:style-name="T29">, </text:span><text:span text:style-name="XML_20_attribute_20_value"><text:span text:style-name="T29">hidden</text:span></text:span><text:span text:style-name="T29">.</text:span></text:p>
          </table:table-cell>
        </table:table-row>
        <table:table-row>
          <table:table-cell table:style-name="Таблица1.A2" office:value-type="string">
            <text:p text:style-name="P61"><text:span text:style-name="T7">&lt;property</text:span><text:span text:style-name="T15"> id</text:span><text:span text:style-name="T18">=</text:span><text:span text:style-name="T20">"setUseHashlookup(boolean)"</text:span><text:span text:style-name="T7">&gt;</text:span></text:p>
            <text:p text:style-name="P2"><text:span text:style-name="T2"><text:tab/></text:span><text:span text:style-name="T7">&lt;defaultValue</text:span><text:span text:style-name="T15"> value</text:span><text:span text:style-name="T18">=</text:span><text:span text:style-name="T20">"false"</text:span><text:span text:style-name="T7">/&gt;</text:span></text:p>
            <text:p text:style-name="P8">&lt;/property&gt;</text:p>
            <text:p text:style-name="P62"><text:span text:style-name="T7">&lt;property</text:span><text:span text:style-name="T15"> id</text:span><text:span text:style-name="T18">=</text:span><text:span text:style-name="T20">"setLabelAlign(com.gwtext.client.core.Position)"</text:span><text:span text:style-name="T7">&gt;</text:span></text:p>
            <text:p text:style-name="P3"><text:span text:style-name="T2"><text:s text:c="4"/></text:span><text:span text:style-name="T7">&lt;defaultValue</text:span><text:span text:style-name="T15"> value</text:span><text:span text:style-name="T18">=</text:span><text:span text:style-name="T20">"com.gwtext.client.core.Position.LEFT"</text:span><text:span text:style-name="T7">/&gt;</text:span></text:p>
            <text:p text:style-name="P11">&lt;/property&gt;</text:p>
            <text:p text:style-name="P61"/>
          </table:table-cell>
          <table:table-cell table:style-name="Таблица1.B2" office:value-type="string">
            <text:p text:style-name="P30">Specifies the default value for the property. This is useful, for example, when some «standard bean property» has only a «set» method, but not a «get» method, so we can not get the default value from the component instance.</text:p>
            <text:p text:style-name="P30">Any MVEL expression/script can be used, editor ClassLoader is set as context ClassLoader, so classes from the project can be referenced directly.</text:p>
          </table:table-cell>
        </table:table-row>
        <table:table-row>
          <table:table-cell table:style-name="Таблица1.A2" office:value-type="string">
            <text:p text:style-name="P61"><text:span text:style-name="T7">&lt;property</text:span><text:span text:style-name="T15"> id</text:span><text:span text:style-name="T18">=</text:span><text:span text:style-name="T20">"set</text:span><text:span text:style-name="T20">Foo</text:span><text:span text:style-name="T20">(</text:span><text:span text:style-name="T20">int</text:span><text:span text:style-name="T20">)"</text:span><text:span text:style-name="T7">&gt;</text:span></text:p>
            <text:p text:style-name="P2"><text:span text:style-name="T2"><text:tab/></text:span><text:span text:style-name="T7">&lt;</text:span><text:span text:style-name="T7">getter</text:span><text:span text:style-name="T15"> </text:span><text:span text:style-name="T15">name</text:span><text:span text:style-name="T18">=</text:span><text:span text:style-name="T20">"</text:span><text:span text:style-name="T20">getMyFoo</text:span><text:span text:style-name="T20">"</text:span><text:span text:style-name="T7">/&gt;</text:span></text:p>
            <text:p text:style-name="P9">&lt;/property&gt;</text:p>
          </table:table-cell>
          <table:table-cell table:style-name="Таблица1.B2" office:value-type="string">
            <text:p text:style-name="P30">Specifies the alternative «getter» method. Sometimes a «normal» setter method does not have a corresponding getter method. For example, for «<text:span text:style-name="T21">setFoo</text:span>» we expect «<text:span text:style-name="T21">getFoo</text:span>» as the getter method. To use a different getter method, specify &lt;getter and give the name of the getter method.</text:p>
          </table:table-cell>
        </table:table-row>
        <table:table-row>
          <table:table-cell table:style-name="Таблица1.A2" office:value-type="string">
            <text:p text:style-name="P37">&lt;methods-include signature="/set\w+\([^,]+\)/"/&gt;</text:p>
            <text:p text:style-name="P36">&lt;methods-exclude signature="setVisible(boolean)"/&gt;</text:p>
          </table:table-cell>
          <table:table-cell table:style-name="Таблица1.B2" office:value-type="string">
            <text:p text:style-name="P30">Specifies that methods with given signature should be included/excluded in the set of executable methods. Designer executes only the methods included in the executable set, invocations of other methods that are present in the source code are ignored.</text:p>
            <text:p text:style-name="P29"/>
            <text:p text:style-name="P29"><text:soft-page-break/>If the signature starts with «/» then it is handled as a regular expression.</text:p>
          </table:table-cell>
        </table:table-row>
        <table:table-row>
          <table:table-cell table:style-name="Таблица1.A2" office:value-type="string">
            <text:p text:style-name="P56"><text:span text:style-name="T7">&lt;method</text:span><text:span text:style-name="T15"> name</text:span><text:span text:style-name="T18">=</text:span><text:span text:style-name="T20">"setLocation"</text:span><text:span text:style-name="T15"> order</text:span><text:span text:style-name="T18">=</text:span><text:span text:style-name="T20">"beforeAssociation"</text:span><text:span text:style-name="T7">&gt;</text:span></text:p>
            <text:p text:style-name="P2"><text:span text:style-name="T2"><text:tab/></text:span><text:span text:style-name="T7">&lt;parameter</text:span><text:span text:style-name="T15"> type</text:span><text:span text:style-name="T18">=</text:span><text:span text:style-name="T20">"int"</text:span><text:span text:style-name="T7">/&gt;</text:span></text:p>
            <text:p text:style-name="P2"><text:span text:style-name="T2"><text:tab/></text:span><text:span text:style-name="T7">&lt;parameter</text:span><text:span text:style-name="T15"> type</text:span><text:span text:style-name="T18">=</text:span><text:span text:style-name="T20">"int"</text:span><text:span text:style-name="T7">/&gt;</text:span></text:p>
            <text:p text:style-name="P2"><text:span text:style-name="T2"><text:tab/></text:span><text:span text:style-name="T7">&lt;tag</text:span><text:span text:style-name="T15"> name</text:span><text:span text:style-name="T18">=</text:span><text:span text:style-name="T20">"tagName"</text:span><text:span text:style-name="T15"> value</text:span><text:span text:style-name="T18">=</text:span><text:span text:style-name="T20">"tagValue"</text:span><text:span text:style-name="T7">/&gt;</text:span></text:p>
            <text:p text:style-name="P8">&lt;/method&gt;</text:p>
            <text:p text:style-name="P44"/>
            <text:p text:style-name="P44"/>
            <text:p text:style-name="P19"/>
          </table:table-cell>
          <table:table-cell table:style-name="Таблица1.B2" office:value-type="string">
            <text:p text:style-name="P30">Specifies executable method with parameters of the given type. See the description for the «parameter» tag below:</text:p>
            <text:p text:style-name="P30"/>
            <text:p text:style-name="P30">«<text:span text:style-name="T16">order</text:span>» - specifies the location for invoking this method. See the «<text:span text:style-name="T9">method-order</text:span>» for a full description.</text:p>
            <text:p text:style-name="P30"/>
            <text:p text:style-name="P30">«tag» element provides a way to set some tag for a method. Known tags are:</text:p>
            <text:p text:style-name="P30"/>
            <text:p text:style-name="P30">1. «noFactory» used to indicate that this method should not be marked as “extracted” by default, when we open the «Extract Factory» dialog.</text:p>
            <text:p text:style-name="P30">2. and much more... no description yet...</text:p>
          </table:table-cell>
        </table:table-row>
        <table:table-row>
          <table:table-cell table:style-name="Таблица1.A2" office:value-type="string">
            <text:p text:style-name="P39">&lt;parameter type=<text:span text:style-name="T1">"" [name=""] [parent="true/false"] [child="true/false"] [parent2="true/false"] [child2="true/false"] [property="id"] [defaultSource=""]</text:span>&gt;</text:p>
            <text:p text:style-name="P39"><text:span text:style-name="T1"><text:tab/></text:span>&lt;editor .../&gt;</text:p>
            <text:p text:style-name="P39">&lt;/parameter&gt;</text:p>
          </table:table-cell>
          <table:table-cell table:style-name="Таблица1.B2" office:value-type="string">
            <text:p text:style-name="P30">Describes the parameters for the method or constructor.</text:p>
            <text:p text:style-name="P30"/>
            <text:list xml:id="list32668641" text:style-name="L3">
              <text:list-item>
                <text:p text:style-name="P97">«type» – the fully qualified type of the parameter, for example «int» or «java.lang.String»;</text:p>
              </text:list-item>
              <text:list-item>
                <text:p text:style-name="P97">«parent» - is «true» if the parameter is a parent of the component, for example in SWT parent is passed in constructor;</text:p>
              </text:list-item>
              <text:list-item>
                <text:p text:style-name="P97">«child» - is «true» if parameter is child of this component, for example in Swing the method «add(java.awt.Component)» receives the child.</text:p>
              </text:list-item>
              <text:list-item>
                <text:p text:style-name="P97">«parent2»/«child2» - if a pair of parameters is defined, the invocation of the method creates a parent/child link. For example, it is possible to create a method like «addInGrid(x, y, parent, child)» that adds the given child on the given parent in the specified grid cell.</text:p>
              </text:list-item>
              <text:list-item>
                <text:p text:style-name="P97">«property» specifies the id of property to which this parameter is bound. It is usually used in the constructor description. Oftentimes, in Swing, there are several constructors with text/image/etc properties.</text:p>
              </text:list-item>
              <text:list-item>
                <text:p text:style-name="P97">«defaultSource» - another attribute that is useful mainly for constructors. When the user asks for «cleaning» property, we use this source (because we can not remove the argument of the constructor). If there is no «defaultSource», «cleaning» will do nothing.</text:p>
              </text:list-item>
              <text:list-item>
                <text:p text:style-name="P97">«editor» tag that allows to specify the editor for this parameter, usually in the constructor. If there is no «editor» attribute defined, type based editor will be used.</text:p>
              </text:list-item>
            </text:list>
          </table:table-cell>
        </table:table-row>
        <table:table-row>
          <table:table-cell table:style-name="Таблица1.A2" office:value-type="string">
            <text:p text:style-name="P8">&lt;method-order&gt;</text:p>
            <text:p text:style-name="P2"><text:span text:style-name="T2"><text:tab/></text:span><text:span text:style-name="T7">&lt;default</text:span><text:span text:style-name="T15"> order</text:span><text:span text:style-name="T18">=</text:span><text:span text:style-name="T20">"afterAssociation"</text:span><text:span text:style-name="T7">/&gt;</text:span></text:p>
            <text:p text:style-name="P2"><text:span text:style-name="T2"><text:tab/></text:span><text:span text:style-name="T7">&lt;method</text:span><text:span text:style-name="T15"> signature</text:span><text:span text:style-name="T18">=</text:span><text:span text:style-name="T20">"setScrollPosition(int)"</text:span><text:span text:style-name="T15"> order</text:span><text:span text:style-name="T18">=</text:span><text:span text:style-name="T20">"last"</text:span><text:span text:style-name="T7">/&gt;</text:span></text:p>
            <text:p text:style-name="P2"><text:span text:style-name="T2"><text:tab/></text:span><text:span text:style-name="T7">&lt;methods</text:span><text:span text:style-name="T15"> order</text:span><text:span text:style-name="T18">=</text:span><text:span text:style-name="T20">"beforeAssociation"</text:span><text:span text:style-name="T7">&gt;</text:span></text:p>
            <text:p text:style-name="P2"><text:span text:style-name="T2"><text:tab/><text:tab/></text:span><text:span text:style-name="T7">&lt;s&gt;</text:span><text:span text:style-name="T2">setEnabled(boolean)</text:span><text:span text:style-name="T7">&lt;/s&gt;</text:span></text:p>
            <text:p text:style-name="P2"><text:soft-page-break/><text:span text:style-name="T2"><text:tab/><text:tab/></text:span><text:span text:style-name="T7">&lt;s&gt;</text:span><text:span text:style-name="T2">setSelected(boolean)</text:span><text:span text:style-name="T7">&lt;/s&gt;</text:span></text:p>
            <text:p text:style-name="P2"><text:span text:style-name="T2"><text:tab/></text:span><text:span text:style-name="T7">&lt;/methods&gt;</text:span></text:p>
            <text:p text:style-name="P8">&lt;/method-order&gt;</text:p>
            <text:p text:style-name="P39"/>
            <text:p text:style-name="P49"/>
          </table:table-cell>
          <table:table-cell table:style-name="Таблица1.B2" office:value-type="string">
            <text:p text:style-name="P30">The following order parameters are supported:</text:p>
            <text:list xml:id="list32723138" text:continue-list="list32681241" text:style-name="L1">
              <text:list-item>
                <text:p text:style-name="P95">«last» - after any related statement and any child.</text:p>
              </text:list-item>
              <text:list-item>
                <text:p text:style-name="P95">«afterCreation» - directly after the creation statement. This order is used by default.</text:p>
              </text:list-item>
              <text:list-item>
                <text:p text:style-name="P95">«beforeAssociation» - before the statement that associates this component <text:soft-page-break/>with its parent, for example before panel.add(component) invocation.</text:p>
              </text:list-item>
              <text:list-item>
                <text:p text:style-name="P95">«afterAssociation» - after the statement that associates this component with its parent. In GWT libraries some properties should be set before, and some – after association.</text:p>
              </text:list-item>
              <text:list-item>
                <text:p text:style-name="P95">«after methodSignature» - after invocation of method with the specified signature. If no invocation with such signature, default association will be used, and when «methodSignature» will be added, it will be added before method marked so.</text:p>
              </text:list-item>
              <text:list-item>
                <text:p text:style-name="P95">«afterLastStatement» - after any related statement, but before any child.</text:p>
              </text:list-item>
            </text:list>
            <text:p text:style-name="P30"/>
            <text:p text:style-name="P31">Tags:</text:p>
            <text:list xml:id="list32693568" text:style-name="L4">
              <text:list-item>
                <text:p text:style-name="P98"><text:span text:style-name="T31">«</text:span><text:span text:style-name="T10">default</text:span><text:span text:style-name="T31">» - s</text:span>pecifies default position for any method invocation of this component and its subclasses. Only the following orders can be used as default: afterCreation, beforeAssociation, afterAssociation, afterLastStatement.</text:p>
              </text:list-item>
              <text:list-item>
                <text:p text:style-name="P98">«<text:span text:style-name="T9">method</text:span>» - specifies the method order for a single method.</text:p>
              </text:list-item>
              <text:list-item>
                <text:p text:style-name="P98">«<text:span text:style-name="T9">methods</text:span>» and «<text:span text:style-name="T9">s</text:span>» (signature) – convenient way to specify the same order for multiple methods.</text:p>
              </text:list-item>
            </text:list>
          </table:table-cell>
        </table:table-row>
        <table:table-row>
          <table:table-cell table:style-name="Таблица1.A2" office:value-type="string">
            <text:p text:style-name="P2"><text:span text:style-name="T7">&lt;method-property</text:span><text:span text:style-name="T15"> title</text:span><text:span text:style-name="T18">=</text:span><text:span text:style-name="T20">"text"</text:span><text:span text:style-name="T15"> method</text:span><text:span text:style-name="T18">=</text:span><text:span text:style-name="T20">"setText(java.lang.String,boolean,boolean)"</text:span><text:span text:style-name="T7">/&gt;</text:span></text:p>
            <text:p text:style-name="P8"/>
            <text:p text:style-name="P2"><text:span text:style-name="T7">&lt;property</text:span><text:span text:style-name="T15"> id</text:span><text:span text:style-name="T18">=</text:span><text:span text:style-name="T20">"setText(java.lang.String,boolean,boolean)"</text:span><text:span text:style-name="T7">&gt;</text:span></text:p>
            <text:p text:style-name="P2"><text:span text:style-name="T2"><text:tab/></text:span><text:span text:style-name="T7">&lt;category</text:span><text:span text:style-name="T15"> value</text:span><text:span text:style-name="T18">=</text:span><text:span text:style-name="T20">"advanced"</text:span><text:span text:style-name="T7">/&gt;</text:span></text:p>
            <text:p text:style-name="P8">&lt;/property&gt;</text:p>
            <text:p text:style-name="P8"/>
            <text:p text:style-name="P43"/>
            <text:p text:style-name="P43">&lt;methods&gt;</text:p>
            <text:p text:style-name="P2"><text:span text:style-name="T2"><text:s text:c="2"/></text:span><text:span text:style-name="T7">&lt;method</text:span><text:span text:style-name="T15"> name</text:span><text:span text:style-name="T18">=</text:span><text:span text:style-name="T20">"setAlignment"</text:span><text:span text:style-name="T7">&gt;</text:span></text:p>
            <text:p text:style-name="P2"><text:span text:style-name="T2"><text:s text:c="6"/></text:span><text:span text:style-name="T7">&lt;parameter</text:span><text:span text:style-name="T15"> type</text:span><text:span text:style-name="T18">=</text:span><text:span text:style-name="T20">"int"</text:span><text:span text:style-name="T7">&gt;</text:span></text:p>
            <text:p text:style-name="P2"><text:span text:style-name="T2"><text:s text:c="8"/></text:span><text:span text:style-name="T7">&lt;editor</text:span><text:span text:style-name="T15"> id</text:span><text:span text:style-name="T18">=</text:span><text:span text:style-name="T20">"staticField"</text:span><text:span text:style-name="T7">&gt;</text:span></text:p>
            <text:p text:style-name="P2"><text:span text:style-name="T2"><text:s text:c="10"/></text:span><text:span text:style-name="T7">&lt;parameter</text:span><text:span text:style-name="T15"> name</text:span><text:span text:style-name="T18">=</text:span><text:span text:style-name="T20">"class"</text:span><text:span text:style-name="T7">&gt;</text:span><text:span text:style-name="T2">org.eclipse.swt.SWT</text:span><text:span text:style-name="T7">&lt;/parameter&gt;</text:span></text:p>
            <text:p text:style-name="P2"><text:span text:style-name="T2"><text:s text:c="10"/></text:span><text:span text:style-name="T7">&lt;parameter</text:span><text:span text:style-name="T15"> name</text:span><text:span text:style-name="T18">=</text:span><text:span text:style-name="T20">"fields"</text:span><text:span text:style-name="T7">&gt;</text:span><text:span text:style-name="T2">LEFT CENTER RIGHT</text:span><text:span text:style-name="T7">&lt;/parameter&gt;</text:span></text:p>
            <text:p text:style-name="P2"><text:span text:style-name="T2"><text:s text:c="8"/></text:span><text:span text:style-name="T7">&lt;/editor&gt;</text:span></text:p>
            <text:p text:style-name="P2"><text:span text:style-name="T2"><text:s text:c="6"/></text:span><text:span text:style-name="T7">&lt;/parameter&gt;</text:span></text:p>
            <text:p text:style-name="P2"><text:span text:style-name="T2"><text:s text:c="6"/></text:span><text:span text:style-name="T7">&lt;parameter</text:span><text:span text:style-name="T15"> type</text:span><text:span text:style-name="T18">=</text:span><text:span text:style-name="T20">"int"</text:span><text:span text:style-name="T7">&gt;</text:span></text:p>
            <text:p text:style-name="P2"><text:span text:style-name="T2"><text:s text:c="8"/></text:span><text:span text:style-name="T7">&lt;editor</text:span><text:span text:style-name="T15"> id</text:span><text:span text:style-name="T18">=</text:span><text:span text:style-name="T20">"staticField"</text:span><text:span text:style-name="T7">&gt;</text:span></text:p>
            <text:p text:style-name="P2"><text:span text:style-name="T2"><text:s text:c="10"/></text:span><text:span text:style-name="T7">&lt;parameter</text:span><text:span text:style-name="T15"> name</text:span><text:span text:style-name="T18">=</text:span><text:span text:style-name="T20">"class"</text:span><text:span text:style-name="T7">&gt;</text:span><text:span text:style-name="T2">org.eclipse.swt.SWT</text:span><text:span text:style-name="T7">&lt;/parameter&gt;</text:span></text:p>
            <text:p text:style-name="P2"><text:span text:style-name="T2"><text:s text:c="10"/></text:span><text:span text:style-name="T7">&lt;parameter</text:span><text:span text:style-name="T15"> name</text:span><text:span text:style-name="T18">=</text:span><text:span text:style-name="T20">"fields"</text:span><text:span text:style-name="T7">&gt;</text:span><text:span text:style-name="T2">TOP CENTER BOTTOM</text:span><text:span text:style-name="T7">&lt;/parameter&gt;</text:span></text:p>
            <text:p text:style-name="P2"><text:span text:style-name="T2"><text:s text:c="8"/></text:span><text:span text:style-name="T7">&lt;/editor&gt;</text:span></text:p>
            <text:p text:style-name="P2"><text:span text:style-name="T2"><text:s text:c="6"/></text:span><text:span text:style-name="T7">&lt;/parameter&gt;</text:span></text:p>
            <text:p text:style-name="P2"><text:span text:style-name="T2"><text:s text:c="2"/></text:span><text:span text:style-name="T7">&lt;/method&gt;</text:span></text:p>
            <text:p text:style-name="P8"><text:soft-page-break/>&lt;/methods&gt;</text:p>
            <text:p text:style-name="P8"/>
            <text:p text:style-name="P66"><text:span text:style-name="T9">&lt;method-property</text:span><text:span text:style-name="T16"> title</text:span>=<text:span text:style-name="T21">"alignment"</text:span><text:span text:style-name="T16"> method</text:span>=<text:span text:style-name="T21">"setAlignment(int,int)"</text:span><text:span text:style-name="T9">/&gt;</text:span></text:p>
          </table:table-cell>
          <table:table-cell table:style-name="Таблица1.B2" office:value-type="string">
            <text:p text:style-name="P30">Specifies that complex property for some method with several parameters should be created. The ID for such property is the same as signature of the method (i.e. practically the same as value of the «<text:span text:style-name="T16">method</text:span>» attribute). This property will have a sub-property for each parameter. Title of the sub-property is the same as the name of the corresponding parameter. The ID for the parameter property is «<text:span text:style-name="T16">methodSignature parameterIndex</text:span>».</text:p>
            <text:p text:style-name="P30"/>
            <text:p text:style-name="P30">You can specify the name, default source and editor in corresponding method parameter description.</text:p>
          </table:table-cell>
        </table:table-row>
        <table:table-row>
          <table:table-cell table:style-name="Таблица1.A2" office:value-type="string">
            <text:p text:style-name="P2"><text:span text:style-name="T7">&lt;method-single-property</text:span><text:span text:style-name="T15"> title</text:span><text:span text:style-name="T18">=</text:span><text:span text:style-name="T20">"myFoo"</text:span><text:span text:style-name="T15"> method</text:span><text:span text:style-name="T18">=</text:span><text:span text:style-name="T20">"foo(</text:span><text:span text:style-name="T20">int</text:span><text:span text:style-name="T20">)"</text:span><text:span text:style-name="T7">/&gt;</text:span></text:p>
            <text:p text:style-name="P8"/>
            <text:p text:style-name="P2"/>
          </table:table-cell>
          <table:table-cell table:style-name="Таблица1.B2" office:value-type="string">
            <text:p text:style-name="P30">Specifies that a property with the title «<text:span text:style-name="T21">myFoo</text:span>» should be created. This is the same as the property created by <text:span text:style-name="T9">&lt;standard-bean-properties/&gt;</text:span>, but the method is not a setter, therefore we need to specify it directly. Id of such property is «<text:span text:style-name="T21">foo(int)</text:span>».</text:p>
          </table:table-cell>
        </table:table-row>
        <table:table-row>
          <table:table-cell table:style-name="Таблица1.A2" office:value-type="string">
            <text:p text:style-name="P63"><text:s text:c="4"/>&lt;constructors&gt;</text:p>
            <text:p text:style-name="P20"><text:s text:c="8"/>&lt;constructor&gt;</text:p>
            <text:p text:style-name="P20"><text:s text:c="12"/>&lt;parameter type="javax.swing.Icon" property="setIcon(javax.swing.Icon)"/&gt;</text:p>
            <text:p text:style-name="P20"><text:s text:c="8"/>&lt;/constructor&gt;</text:p>
            <text:p text:style-name="P20"><text:s text:c="8"/>&lt;constructor&gt;</text:p>
            <text:p text:style-name="P20"><text:s text:c="12"/>&lt;parameter type="java.lang.String" property="setText(java.lang.String)"/&gt;</text:p>
            <text:p text:style-name="P20"><text:s text:c="8"/>&lt;/constructor&gt;</text:p>
            <text:p text:style-name="P20"><text:s text:c="8"/>&lt;constructor&gt;</text:p>
            <text:p text:style-name="P20"><text:s text:c="12"/>&lt;parameter type="java.lang.String" property="setText(java.lang.String)"/&gt;</text:p>
            <text:p text:style-name="P20"><text:s text:c="12"/>&lt;parameter type="javax.swing.Icon" property="setIcon(javax.swing.Icon)" defaultSource="null"/&gt;</text:p>
            <text:p text:style-name="P20"><text:s text:c="8"/>&lt;/constructor&gt;</text:p>
            <text:p text:style-name="P20"><text:s text:c="4"/>&lt;/constructors&gt;</text:p>
            <text:p text:style-name="P39"/>
          </table:table-cell>
          <table:table-cell table:style-name="Таблица1.B2" office:value-type="string">
            <text:p text:style-name="P30">Describes one or more constructors, similar to methods with a &lt;constructor&gt; tag and one or more &lt;parameter&gt; tags. You don't have to describe all the constructors. Descriptions are useful if you want to bind parameters to properties, specify editors, parent/child attributes, etc.</text:p>
          </table:table-cell>
        </table:table-row>
        <table:table-row>
          <table:table-cell table:style-name="Таблица1.A2" office:value-type="string">
            <text:p text:style-name="P61"><text:span text:style-name="T2"><text:tab/></text:span><text:span text:style-name="T7">&lt;exposing-rules&gt;</text:span></text:p>
            <text:p text:style-name="P2"><text:span text:style-name="T2"><text:tab/><text:tab/></text:span><text:span text:style-name="T7">&lt;exclude</text:span><text:span text:style-name="T15"> package</text:span><text:span text:style-name="T18">=</text:span><text:span text:style-name="T20">"java.awt"</text:span><text:span text:style-name="T7">/&gt;</text:span></text:p>
            <text:p text:style-name="P2"><text:span text:style-name="T2"><text:tab/><text:tab/></text:span><text:span text:style-name="T7">&lt;exclude</text:span><text:span text:style-name="T15"> package</text:span><text:span text:style-name="T18">=</text:span><text:span text:style-name="T20">"javax.swing"</text:span><text:span text:style-name="T7">/&gt;</text:span></text:p>
            <text:p text:style-name="P2"><text:span text:style-name="T2"><text:tab/><text:tab/></text:span><text:span text:style-name="T7">&lt;include</text:span><text:span text:style-name="T15"> method</text:span><text:span text:style-name="T18">=</text:span><text:span text:style-name="T20">"getContentPane"</text:span><text:span text:style-name="T7">/&gt;</text:span></text:p>
            <text:p text:style-name="P2"><text:span text:style-name="T2"><text:tab/></text:span><text:span text:style-name="T7">&lt;/exposing-rules&gt;</text:span></text:p>
            <text:p text:style-name="P64"/>
          </table:table-cell>
          <table:table-cell table:style-name="Таблица1.B2" office:value-type="string">
            <text:p text:style-name="P30">Describes the rules for exposing children components (similar to getXXX() methods). You can include or exclude a set of methods. Note, that rules are executed in reverse order, so if you later have some rules that includes (enables) using some method, it will be used for exposing, even if previous rules exclude it.</text:p>
            <text:list xml:id="list32694812" text:style-name="L5">
              <text:list-item>
                <text:p text:style-name="P99">«package» accepts any method of classes exactly in the same package, without subpackages;</text:p>
              </text:list-item>
              <text:list-item>
                <text:p text:style-name="P99">«method» accepts method with exactly the same name, without parameters in any package.</text:p>
              </text:list-item>
            </text:list>
            <text:p text:style-name="P30">Of course, all these filters will work only for components that correspond to this description or its subclasses.</text:p>
          </table:table-cell>
        </table:table-row>
        <table:table-row>
          <table:table-cell table:style-name="Таблица1.A2" office:value-type="string">
            <text:p text:style-name="P69"/>
          </table:table-cell>
          <table:table-cell table:style-name="Таблица1.B2" office:value-type="string">
            <text:p text:style-name="P30"/>
          </table:table-cell>
        </table:table-row>
        <table:table-row>
          <table:table-cell table:style-name="Таблица1.A2" office:value-type="string">
            <text:p text:style-name="P49"/>
          </table:table-cell>
          <table:table-cell table:style-name="Таблица1.B2" office:value-type="string">
            <text:p text:style-name="P30"/>
          </table:table-cell>
        </table:table-row>
        <table:table-row>
          <table:table-cell table:style-name="Таблица1.A2" office:value-type="string">
            <text:p text:style-name="P44"/>
          </table:table-cell>
          <table:table-cell table:style-name="Таблица1.B2" office:value-type="string">
            <text:p text:style-name="P30"/>
          </table:table-cell>
        </table:table-row>
        <table:table-row>
          <table:table-cell table:style-name="Таблица1.A2" office:value-type="string">
            <text:p text:style-name="P33"/>
          </table:table-cell>
          <table:table-cell table:style-name="Таблица1.B2" office:value-type="string">
            <text:p text:style-name="P30"/>
          </table:table-cell>
        </table:table-row>
        <table:table-row>
          <table:table-cell table:style-name="Таблица1.A2" office:value-type="string">
            <text:p text:style-name="P33"/>
          </table:table-cell>
          <table:table-cell table:style-name="Таблица1.B2" office:value-type="string">
            <text:p text:style-name="P30"/>
          </table:table-cell>
        </table:table-row>
        <table:table-row>
          <table:table-cell table:style-name="Таблица1.A2" office:value-type="string">
            <text:p text:style-name="P33"/>
          </table:table-cell>
          <table:table-cell table:style-name="Таблица1.B2" office:value-type="string">
            <text:p text:style-name="P30"/>
          </table:table-cell>
        </table:table-row>
        <table:table-row>
          <table:table-cell table:style-name="Таблица1.A2" office:value-type="string">
            <text:p text:style-name="P30"/>
          </table:table-cell>
          <table:table-cell table:style-name="Таблица1.B2" office:value-type="string">
            <text:p text:style-name="P30"/>
          </table:table-cell>
        </table:table-row>
        <text:soft-page-break/>
        <table:table-row>
          <table:table-cell table:style-name="Таблица1.A2" office:value-type="string">
            <text:p text:style-name="P33"/>
          </table:table-cell>
          <table:table-cell table:style-name="Таблица1.B2" office:value-type="string">
            <text:p text:style-name="P30"/>
          </table:table-cell>
        </table:table-row>
      </table:table>
      <text:p text:style-name="P66"/>
      <text:p text:style-name="P66"/>
      <text:p text:style-name="P82"/>
      <text:p text:style-name="P82"/>
      <text:p text:style-name="P82"/>
      <text:p text:style-name="P82"/>
      <text:p text:style-name="P82">Table 1.2 component parameters.</text:p>
      <table:table table:name="Таблица6" table:style-name="Таблица6">
        <table:table-column table:style-name="Таблица6.A"/>
        <table:table-column table:style-name="Таблица6.B"/>
        <table:table-row>
          <table:table-cell table:style-name="Таблица6.A1" office:value-type="string">
            <text:p text:style-name="P44">&lt;parameters&gt;</text:p>
            <text:p text:style-name="P1"><text:span text:style-name="T2"><text:tab/></text:span><text:span text:style-name="T7">&lt;parameter</text:span><text:span text:style-name="T15"> name</text:span><text:span text:style-name="T18">=</text:span><text:span text:style-name="T20">"dontCacheDescription"</text:span><text:span text:style-name="T7">&gt;</text:span><text:span text:style-name="T2">true</text:span><text:span text:style-name="T7">&lt;/parameter&gt;</text:span></text:p>
            <text:p text:style-name="P10">&lt;/parameters&gt;</text:p>
          </table:table-cell>
          <table:table-cell table:style-name="Таблица6.B1" office:value-type="string">
            <text:p text:style-name="P28"><text:span text:style-name="T29">Specifies that description for this component should not be cached even if package has «</text:span><text:span text:style-name="T33">.wbp-cache-descriptions</text:span><text:span text:style-name="T29">» file, so requires caching by default.</text:span></text:p>
          </table:table-cell>
        </table:table-row>
        <table:table-row>
          <table:table-cell table:style-name="Таблица6.A2" office:value-type="string">
            <text:p text:style-name="P50">&lt;parameters&gt;</text:p>
            <text:p text:style-name="P21"><text:span text:style-name="T2"><text:tab/></text:span><text:span text:style-name="T7">&lt;parameter</text:span><text:span text:style-name="T15"> name</text:span><text:span text:style-name="T18">=</text:span><text:span text:style-name="T20">"layout.has"</text:span><text:span text:style-name="T15"> value</text:span><text:span text:style-name="T18">=</text:span><text:span text:style-name="T20">"false"</text:span><text:span text:style-name="T7">/&gt;</text:span></text:p>
            <text:p text:style-name="P14">&lt;/parameters&gt;</text:p>
            <text:p text:style-name="P39"/>
          </table:table-cell>
          <table:table-cell table:style-name="Таблица6.B2" office:value-type="string">
            <text:p text:style-name="P30">Parameter «layout.has» specifies if this component has layout manager (supported by Swing anf eSWT).</text:p>
          </table:table-cell>
        </table:table-row>
        <table:table-row>
          <table:table-cell table:style-name="Таблица6.A2" office:value-type="string">
            <text:p text:style-name="P50">&lt;parameters&gt;</text:p>
            <text:p text:style-name="P21"><text:span text:style-name="T2"><text:tab/></text:span><text:span text:style-name="T7">&lt;parameter</text:span><text:span text:style-name="T15"> name</text:span><text:span text:style-name="T18">=</text:span><text:span text:style-name="T20">"variable.name"</text:span><text:span text:style-name="T15"> value</text:span><text:span text:style-name="T18">=</text:span><text:span text:style-name="T20">"tree"</text:span><text:span text:style-name="T7">/&gt;</text:span></text:p>
            <text:p text:style-name="P21"><text:span text:style-name="T2"><text:tab/></text:span><text:span text:style-name="T7">&lt;parameter</text:span><text:span text:style-name="T15"> name</text:span><text:span text:style-name="T18">=</text:span><text:span text:style-name="T20">"variable.acronym"</text:span><text:span text:style-name="T15"> value</text:span><text:span text:style-name="T18">=</text:span><text:span text:style-name="T20">"tree"</text:span><text:span text:style-name="T7">/&gt;</text:span></text:p>
            <text:p text:style-name="P22">&lt;/parameters&gt;</text:p>
          </table:table-cell>
          <table:table-cell table:style-name="Таблица6.B2" office:value-type="string">
            <text:p text:style-name="P30">Parameters «variable.name» and «variable.acronym» specify <text:s/>default variable name and acronym for this component. So, component developer can tweak code generation. For example for javax.swing.JTree we can specify that acronym «tree» should be used, not auto generated «tr».</text:p>
          </table:table-cell>
        </table:table-row>
        <table:table-row>
          <table:table-cell table:style-name="Таблица6.A2" office:value-type="string">
            <text:p text:style-name="P47">&lt;parameter<text:span text:style-name="T15"> name</text:span><text:span text:style-name="T18">=</text:span><text:span text:style-name="T20">"variable.validateID"</text:span>&gt;<text:span text:style-name="T27">&lt;![CDATA[</text:span></text:p>
            <text:p text:style-name="P18"><text:tab/>import com.instantiations.designer.core.model.variable.description.*;</text:p>
            <text:p text:style-name="P18"><text:tab/>if (id == FieldInitializerVariableDescription.ID) {</text:p>
            <text:p text:style-name="P18"><text:tab/> <text:s/>id = FieldUniqueVariableDescription.ID;</text:p>
            <text:p text:style-name="P18"><text:tab/>}</text:p>
            <text:p text:style-name="P18"><text:tab/>return id;</text:p>
            <text:p text:style-name="P6"><text:span text:style-name="T27">]]&gt;</text:span><text:span text:style-name="T7">&lt;/parameter&gt;</text:span></text:p>
            <text:p text:style-name="P51"/>
          </table:table-cell>
          <table:table-cell table:style-name="Таблица6.B2" office:value-type="string">
            <text:p text:style-name="Table_20_Contents"><text:span text:style-name="T29">Parameter </text:span>"variable.validateID" <text:span text:style-name="T28">is script that can validate that given variable «id» can be used for this component, and return alternative variable.</text:span></text:p>
          </table:table-cell>
        </table:table-row>
        <table:table-row>
          <table:table-cell table:style-name="Таблица6.A2" office:value-type="string">
            <text:p text:style-name="P46">&lt;parameter<text:span text:style-name="T15"> name</text:span><text:span text:style-name="T18">=</text:span><text:span text:style-name="T20">'visible.inTree'</text:span>&gt;<text:span text:style-name="T2">false</text:span>&lt;/parameter&gt;</text:p>
            <text:p text:style-name="P3"><text:span text:style-name="T7">&lt;parameter</text:span><text:span text:style-name="T15"> name</text:span><text:span text:style-name="T18">=</text:span><text:span text:style-name="T20">'visible.inGraphical'</text:span><text:span text:style-name="T7">&gt;</text:span><text:span text:style-name="T2">false</text:span><text:span text:style-name="T7">&lt;/parameter&gt;</text:span></text:p>
            <text:p text:style-name="P50"/>
          </table:table-cell>
          <table:table-cell table:style-name="Таблица6.B2" office:value-type="string">
            <text:p text:style-name="P30">These parameters specify if component should be visible in components tree and design canvas.</text:p>
          </table:table-cell>
        </table:table-row>
        <table:table-row>
          <table:table-cell table:style-name="Таблица6.A2" office:value-type="string">
            <text:p text:style-name="P44">&lt;parameter<text:span text:style-name="T15"> name</text:span><text:span text:style-name="T18">=</text:span><text:span text:style-name="T20">"objectReadyValidator"</text:span>&gt;<text:span text:style-name="T2">component.parent != null</text:span>&lt;/parameter&gt;</text:p>
            <text:p text:style-name="P50"/>
          </table:table-cell>
          <table:table-cell table:style-name="Таблица6.B2" office:value-type="string">
            <text:p text:style-name="P85">ExpressionAccessor's get default values from component object, but sometimes just fact that component has object is not enough to allow invocation of getters and reading from fields. For example GWT-Ext requires that component should be bound to parent (so its DOM Element rendered) before we can invoke most of its methods. So, we need some way to allow component specify that it is ready.</text:p>
            <text:p text:style-name="P85">Following variables are defined for script:</text:p>
            <text:list xml:id="list32684829" text:style-name="L6">
              <text:list-item>
                <text:p text:style-name="P100">«<text:span text:style-name="T21">component</text:span>» - the toolkit object.</text:p>
              </text:list-item>
            </text:list>
            <text:p text:style-name="P30"/>
          </table:table-cell>
        </table:table-row>
        <text:soft-page-break/>
        <table:table-row>
          <table:table-cell table:style-name="Таблица6.A2" office:value-type="string">
            <text:p text:style-name="P44">&lt;parameters&gt;</text:p>
            <text:p text:style-name="P2"><text:span text:style-name="T2"><text:tab/></text:span><text:span text:style-name="T7">&lt;parameter</text:span><text:span text:style-name="T15"> name</text:span><text:span text:style-name="T18">=</text:span><text:span text:style-name="T20">"gridLayout.grabHorizontal"</text:span><text:span text:style-name="T15"> value</text:span><text:span text:style-name="T18">=</text:span><text:span text:style-name="T20">"true"</text:span><text:span text:style-name="T7">/&gt;</text:span></text:p>
            <text:p text:style-name="P2"><text:span text:style-name="T2"><text:tab/></text:span><text:span text:style-name="T7">&lt;parameter</text:span><text:span text:style-name="T15"> name</text:span><text:span text:style-name="T18">=</text:span><text:span text:style-name="T20">"gridLayout.grabVertical"</text:span><text:span text:style-name="T15"> value</text:span><text:span text:style-name="T18">=</text:span><text:span text:style-name="T20">"true"</text:span><text:span text:style-name="T7">/&gt;</text:span></text:p>
            <text:p text:style-name="P2"><text:span text:style-name="T2"><text:tab/></text:span><text:span text:style-name="T7">&lt;parameter</text:span><text:span text:style-name="T15"> name</text:span><text:span text:style-name="T18">=</text:span><text:span text:style-name="T20">"gridLayout.rightAlignment.isLabel"</text:span><text:span text:style-name="T15"> value</text:span><text:span text:style-name="T18">=</text:span><text:span text:style-name="T20">"true"</text:span><text:span text:style-name="T7">/&gt;</text:span></text:p>
            <text:p text:style-name="P2"><text:span text:style-name="T2"><text:tab/></text:span><text:span text:style-name="T7">&lt;parameter</text:span><text:span text:style-name="T15"> name</text:span><text:span text:style-name="T18">=</text:span><text:span text:style-name="T20">"gridLayout.rightAlignment.isTarget"</text:span><text:span text:style-name="T15"> value</text:span><text:span text:style-name="T18">=</text:span><text:span text:style-name="T20">"true"</text:span><text:span text:style-name="T7">/&gt;</text:span></text:p>
            <text:p text:style-name="P8">&lt;/parameters&gt;</text:p>
            <text:p text:style-name="P39"/>
          </table:table-cell>
          <table:table-cell table:style-name="Таблица6.B2" office:value-type="string">
            <text:p text:style-name="P30">In grid-based layouts (such as SWT GridLayout, Swing GridBagLayout and Jgoodies FormLayout), components may be automatically aligned when dropped into layout.</text:p>
            <text:list xml:id="list32674336" text:style-name="L7">
              <text:list-item>
                <text:p text:style-name="P101">«<text:span text:style-name="T21">gridLayout.grabHorizontal</text:span>» means that component's column will grab excess space, and component will fill column horizontally.</text:p>
              </text:list-item>
              <text:list-item>
                <text:p text:style-name="P101">«<text:span text:style-name="T21">gridLayout.grabVertical</text:span>» means that component's row will grab excess space, and component will fill row vertically.</text:p>
              </text:list-item>
              <text:list-item>
                <text:p text:style-name="P101">«<text:span text:style-name="T21">gridLayout.rightAlignment.isLabel</text:span>» means that this component is «label» like component (Label in SWT, Jlabel in Swing), so when it is on same row as «text» like component, <text:s/>and directly on left of it, then «label» should be aligned right.</text:p>
              </text:list-item>
              <text:list-item>
                <text:p text:style-name="P101">«<text:span text:style-name="T21">gridLayout.rightAlignment.isTarget</text:span>» means that this component is «text» like component, for example Text in SWT, JtextField in Swing.</text:p>
              </text:list-item>
            </text:list>
          </table:table-cell>
        </table:table-row>
        <table:table-row>
          <table:table-cell table:style-name="Таблица6.A2" office:value-type="string">
            <text:p text:style-name="P44">&lt;parameters&gt;</text:p>
            <text:p text:style-name="P2"><text:span text:style-name="T2"><text:tab/></text:span><text:span text:style-name="T7">&lt;parameter</text:span><text:span text:style-name="T15"> name</text:span><text:span text:style-name="T18">=</text:span><text:span text:style-name="T20">"tabOrder.isNotOrdered"</text:span><text:span text:style-name="T15"> value</text:span><text:span text:style-name="T18">=</text:span><text:span text:style-name="T20">"true"</text:span><text:span text:style-name="T7">/&gt;</text:span></text:p>
            <text:p text:style-name="P8">&lt;/parameters&gt;</text:p>
          </table:table-cell>
          <table:table-cell table:style-name="Таблица6.B2" office:value-type="string">
            <text:p text:style-name="P30">Mark components that does not accept focus using this parameter, so they will be excluded from setting tab order.</text:p>
          </table:table-cell>
        </table:table-row>
        <table:table-row>
          <table:table-cell table:style-name="Таблица6.A2" office:value-type="string">
            <text:p text:style-name="P44">&lt;parameter<text:span text:style-name="T15"> name</text:span><text:span text:style-name="T18">=</text:span><text:span text:style-name="T20">"tabOrder.disable"</text:span>&gt;<text:span text:style-name="T2">true</text:span>&lt;/parameter&gt;</text:p>
          </table:table-cell>
          <table:table-cell table:style-name="Таблица6.B2" office:value-type="string">
            <text:p text:style-name="P30">Disables displaying «tab order» property for this component.</text:p>
          </table:table-cell>
        </table:table-row>
        <table:table-row>
          <table:table-cell table:style-name="Таблица6.A2" office:value-type="string">
            <text:p text:style-name="P44">&lt;parameter<text:span text:style-name="T15"> name</text:span><text:span text:style-name="T18">=</text:span><text:span text:style-name="T20">"databinding.disable"</text:span>&gt;<text:span text:style-name="T2">true</text:span>&lt;/parameter&gt;</text:p>
          </table:table-cell>
          <table:table-cell table:style-name="Таблица6.B2" office:value-type="string">
            <text:p text:style-name="P30">Disables displaying «bindings» property for this component.</text:p>
          </table:table-cell>
        </table:table-row>
        <table:table-row>
          <table:table-cell table:style-name="Таблица6.A2" office:value-type="string">
            <text:p text:style-name="P44">&lt;parameters&gt;</text:p>
            <text:p text:style-name="P2"><text:span text:style-name="T2"><text:tab/></text:span><text:span text:style-name="T7">&lt;parameter</text:span><text:span text:style-name="T15"> name</text:span><text:span text:style-name="T18">=</text:span><text:span text:style-name="T20">"double-click.listener"</text:span><text:span text:style-name="T15"> value</text:span><text:span text:style-name="T18">=</text:span><text:span text:style-name="T20">"action</text:span><text:span text:style-name="T7">/</text:span><text:span text:style-name="T20">performed"</text:span><text:span text:style-name="T7">/&gt;</text:span></text:p>
            <text:p text:style-name="P8">&lt;/parameters&gt;</text:p>
          </table:table-cell>
          <table:table-cell table:style-name="Таблица6.B2" office:value-type="string">
            <text:p text:style-name="P30">Specifies that on double click on component event listener with name «action» and its method «performed» will be opened. So, you can easily configure your custom components to generate/open often used event listener using double click.</text:p>
          </table:table-cell>
        </table:table-row>
        <table:table-row>
          <table:table-cell table:style-name="Таблица6.A2" office:value-type="string">
            <text:p text:style-name="P44">&lt;parameter<text:span text:style-name="T15"> name</text:span><text:span text:style-name="T18">=</text:span><text:span text:style-name="T20">"events: no listeners of class"</text:span>&gt;<text:span text:style-name="T2">javax.swing.JPanel</text:span>&lt;/parameter&gt;</text:p>
            <text:p text:style-name="P44"/>
          </table:table-cell>
          <table:table-cell table:style-name="Таблица6.B2" office:value-type="string">
            <text:p text:style-name="P30">WindowBuilder automatically discovers methods «addXListener» and «addXHandler» using reflection and shows them as event listeners. Using this parameter you specify that you don't want to show user listeners declared in specified class and any of its superclasses. This is useful if you build specialized component and don't want to overload user with bunch of listeners inherited from Swing (for example).</text:p>
          </table:table-cell>
        </table:table-row>
        <table:table-row>
          <table:table-cell table:style-name="Таблица6.A2" office:value-type="string">
            <text:p text:style-name="P44">&lt;parameters&gt;</text:p>
            <text:p text:style-name="P2"><text:span text:style-name="T2"><text:tab/></text:span><text:span text:style-name="T7">&lt;parameter</text:span><text:span text:style-name="T15"> name</text:span><text:span text:style-name="T18">=</text:span><text:span text:style-name="T20">"viewer.control.method"</text:span><text:span text:style-name="T15"> value</text:span><text:span text:style-name="T18">=</text:span><text:span text:style-name="T20">"getTable"</text:span><text:span text:style-name="T7">/&gt;</text:span></text:p>
            <text:p text:style-name="P8">&lt;/parameters&gt;</text:p>
          </table:table-cell>
          <table:table-cell table:style-name="Таблица6.B2" office:value-type="string">
            <text:p text:style-name="P30">For JFace Viewer, specifies name of method (without arguments) that returns Control.</text:p>
          </table:table-cell>
        </table:table-row>
        <table:table-row>
          <table:table-cell table:style-name="Таблица6.A2" office:value-type="string">
            <text:p text:style-name="P44">&lt;parameters&gt;</text:p>
            <text:p text:style-name="P2"><text:span text:style-name="T2"><text:tab/></text:span><text:span text:style-name="T7">&lt;parameter</text:span><text:span text:style-name="T15"> name</text:span><text:span text:style-name="T18">=</text:span><text:span text:style-name="T20">"layoutData.exclude-properties"</text:span><text:span text:style-name="T15"> value</text:span><text:span text:style-name="T18">=</text:span><text:span text:style-name="T20">"Class </text:span><text:span text:style-name="T20">Constructor"</text:span><text:span text:style-name="T7">/&gt;</text:span></text:p>
            <text:p text:style-name="P8">&lt;/parameters&gt;</text:p>
          </table:table-cell>
          <table:table-cell table:style-name="Таблица6.B2" office:value-type="string">
            <text:p text:style-name="P30">For SWT «layout data» objects, we may exclude some properties, because they don't add any new information. For example «class» is not needed for LayoutData, it is already displayed as text. Also for RowData all constructor properties are mapped on fields, so no need to show «Constructor» property. So, we can perform some «fine tuning». Not important, just nice to have.</text:p>
          </table:table-cell>
        </table:table-row>
        <table:table-row>
          <table:table-cell table:style-name="Таблица6.A2" office:value-type="string">
            <text:p text:style-name="P44">&lt;parameters&gt;</text:p>
            <text:p text:style-name="P2"><text:span text:style-name="T2"><text:tab/></text:span><text:span text:style-name="T7">&lt;parameter</text:span><text:span text:style-name="T15"> name</text:span><text:span text:style-name="T18">=</text:span><text:span text:style-name="T20">"layout-data.has"</text:span><text:span text:style-name="T15"> value</text:span><text:span text:style-name="T18">=</text:span><text:span text:style-name="T20">"true"</text:span><text:span text:style-name="T7">/&gt;</text:span></text:p>
            <text:p text:style-name="P2"><text:soft-page-break/><text:span text:style-name="T2"><text:tab/></text:span><text:span text:style-name="T7">&lt;parameter</text:span><text:span text:style-name="T15"> name</text:span><text:span text:style-name="T18">=</text:span><text:span text:style-name="T20">"layout-data.class"</text:span><text:span text:style-name="T15"> </text:span><text:span text:style-name="T15">value</text:span><text:span text:style-name="T18">=</text:span><text:span text:style-name="T20">"org.eclipse.swt.layout.RowData"</text:span><text:span text:style-name="T7">/&gt;</text:span></text:p>
            <text:p text:style-name="P8">&lt;/parameters&gt;</text:p>
            <text:p text:style-name="P56"/>
          </table:table-cell>
          <table:table-cell table:style-name="Таблица6.B2" office:value-type="string">
            <text:p text:style-name="P30">For SWT Layout, specifies that this layout has LayoutData, and its type.</text:p>
          </table:table-cell>
        </table:table-row>
        <table:table-row>
          <table:table-cell table:style-name="Таблица6.A2" office:value-type="string">
            <text:p text:style-name="P44">&lt;parameters&gt;</text:p>
            <text:p text:style-name="P2"><text:span text:style-name="T2"><text:tab/></text:span><text:span text:style-name="T7">&lt;parameter</text:span><text:span text:style-name="T15"> name</text:span><text:span text:style-name="T18">=</text:span><text:span text:style-name="T20">"directEdit.location.insets"</text:span><text:span text:style-name="T15"> value</text:span><text:span text:style-name="T18">=</text:span><text:span text:style-name="T20">"5 25 0 0"</text:span><text:span text:style-name="T7">/&gt;</text:span></text:p>
            <text:p text:style-name="P2"><text:span text:style-name="T2"><text:tab/></text:span><text:span text:style-name="T7">&lt;parameter</text:span><text:span text:style-name="T15"> name</text:span><text:span text:style-name="T18">=</text:span><text:span text:style-name="T20">"directEdit.location.horizontalAlignment"</text:span><text:span text:style-name="T15"> value</text:span><text:span text:style-name="T18">=</text:span><text:span text:style-name="T20">"left"</text:span><text:span text:style-name="T7">/&gt;</text:span></text:p>
            <text:p text:style-name="P2"><text:span text:style-name="T2"><text:tab/></text:span><text:span text:style-name="T7">&lt;parameter</text:span><text:span text:style-name="T15"> name</text:span><text:span text:style-name="T18">=</text:span><text:span text:style-name="T20">"directEdit.location.verticalAlignment"</text:span><text:span text:style-name="T15"> </text:span><text:span text:style-name="T15">value</text:span><text:span text:style-name="T18">=</text:span><text:span text:style-name="T20">"top"</text:span><text:span text:style-name="T7">/&gt;</text:span></text:p>
            <text:p text:style-name="P8">&lt;/parameters&gt;</text:p>
            <text:p text:style-name="P44"/>
          </table:table-cell>
          <table:table-cell table:style-name="Таблица6.B2" office:value-type="string">
            <text:p text:style-name="P30">Parameters for direct edit.</text:p>
            <text:list xml:id="list32693500" text:style-name="L8">
              <text:list-item>
                <text:p text:style-name="P102">«<text:span text:style-name="T21">directEdit.location.insets</text:span>» insets for component bounds;</text:p>
              </text:list-item>
              <text:list-item>
                <text:p text:style-name="P102">«<text:span text:style-name="T21">directEdit.location.horizontalAlignment</text:span>» horizontal alignment of text widget, possible values: «center» (or empty, i.e. no alignment specified), «left».</text:p>
              </text:list-item>
              <text:list-item>
                <text:p text:style-name="P102">«<text:span text:style-name="T21">directEdit.location.verticalAlignment</text:span>» vertical alignment of text widget, possible values: «center» (or empty, i.e. no alignment specified), «top».</text:p>
              </text:list-item>
            </text:list>
            <text:p text:style-name="P30">For buttons, labels, texts - «center» is good default. For JFrame, Shell and other windows - «left» and «top» alignments with reasonable insets can be used.</text:p>
          </table:table-cell>
        </table:table-row>
        <table:table-row>
          <table:table-cell table:style-name="Таблица6.A2" office:value-type="string">
            <text:p text:style-name="P7">&lt;!-- flip expanded --&gt;</text:p>
            <text:p text:style-name="P67">&lt;parameter<text:span text:style-name="T16"> name</text:span>=<text:span text:style-name="T21">"double-click.flipBooleanProperty"</text:span>&gt;<text:span text:style-name="T3">expanded</text:span>&lt;/parameter&gt;</text:p>
          </table:table-cell>
          <table:table-cell table:style-name="Таблица6.B2" office:value-type="string">
            <text:p text:style-name="P30">Flips given boolean property between true/false values when user double clicks component on design canvas. If no such property, double click is ignored. If property value is not boolean, double click is ignored.</text:p>
            <text:p text:style-name="P30">Note that you can specify «/» separated path, not just title of property.</text:p>
          </table:table-cell>
        </table:table-row>
        <table:table-row>
          <table:table-cell table:style-name="Таблица6.A2" office:value-type="string">
            <text:p text:style-name="P7">&lt;!-- select it on double click --&gt;</text:p>
            <text:p text:style-name="P1"><text:span text:style-name="T7">&lt;parameter</text:span><text:span text:style-name="T15"> name</text:span><text:span text:style-name="T18">=</text:span><text:span text:style-name="T20">"double-click.runScript"</text:span><text:span text:style-name="T7">&gt;</text:span><text:span text:style-name="T2">doSelect()</text:span><text:span text:style-name="T7">&lt;/parameter&gt;</text:span></text:p>
            <text:p text:style-name="P7"/>
          </table:table-cell>
          <table:table-cell table:style-name="Таблица6.B2" office:value-type="string">
            <text:p text:style-name="P30">Runs specified MVEL script with model as context.</text:p>
          </table:table-cell>
        </table:table-row>
        <table:table-row>
          <table:table-cell table:style-name="Таблица6.A2" office:value-type="string">
            <text:p text:style-name="P44"><text:span text:style-name="T30">&lt;!-- flow container </text:span><text:span text:style-name="T30">(canvas and tree)</text:span><text:span text:style-name="T30"> --&gt;</text:span></text:p>
            <text:p text:style-name="P2"><text:span text:style-name="T7">&lt;parameter</text:span><text:span text:style-name="T15"> name</text:span><text:span text:style-name="T18">=</text:span><text:span text:style-name="T20">"flowContainer"</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horizontal"</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association"</text:span><text:span text:style-name="T7">&gt;</text:span><text:span text:style-name="T2">%parentAccess%add(%child%)</text:span><text:span text:style-name="T7">&lt;/parameter&gt;</text:span></text:p>
            <text:p text:style-name="P44"/>
            <text:p text:style-name="P44"/>
            <text:p text:style-name="P44"><text:span text:style-name="T30">&lt;!-- flowContainer for </text:span><text:span text:style-name="T30">design canvas</text:span><text:span text:style-name="T30"> --&gt;</text:span></text:p>
            <text:p text:style-name="P2"><text:span text:style-name="T7">&lt;parameter</text:span><text:span text:style-name="T15"> name</text:span><text:span text:style-name="T18">=</text:span><text:span text:style-name="T20">"flowContainer.</text:span><text:span text:style-name="T20">canvas</text:span><text:span text:style-name="T20">"</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horizontal"</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text:span><text:span text:style-name="T20">canvas</text:span><text:span text:style-name="T20">.association"</text:span><text:span text:style-name="T7">&gt;</text:span><text:span text:style-name="T2">%parentAccess%add(%child%)</text:span><text:span text:style-name="T7">&lt;/parameter&gt;</text:span></text:p>
            <text:p text:style-name="P8"/>
            <text:p text:style-name="P8"/>
            <text:p text:style-name="P44"><text:span text:style-name="T30">&lt;!-- </text:span><text:span text:style-name="T30">two containers – for TableColumn and TableItem</text:span><text:span text:style-name="T30"> --&gt;</text:span></text:p>
            <text:p text:style-name="P2"><text:span text:style-name="T7">&lt;parameter</text:span><text:span text:style-name="T15"> name</text:span><text:span text:style-name="T18">=</text:span><text:span text:style-name="T20">"flowContainer.</text:span><text:span text:style-name="T20">1</text:span><text:span text:style-name="T20">"</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text:span><text:span text:style-name="T20">1</text:span><text:span text:style-name="T20">.horizontal"</text:span><text:span text:style-name="T7">&gt;</text:span><text:span text:style-name="T2">true</text:span><text:span text:style-name="T7">&lt;/parameter&gt;</text:span></text:p>
            <text:p text:style-name="P2"><text:soft-page-break/><text:span text:style-name="T7">&lt;parameter</text:span><text:span text:style-name="T15"> name</text:span><text:span text:style-name="T18">=</text:span><text:span text:style-name="T20">"</text:span><text:span text:style-name="T20">flowContainer.1.component</text:span><text:span text:style-name="T20">"</text:span><text:span text:style-name="T7">&gt;</text:span><text:span text:style-name="T2">TableColumn</text:span><text:span text:style-name="T7">&lt;/parameter&gt;</text:span></text:p>
            <text:p text:style-name="P2"><text:span text:style-name="T7">&lt;parameter</text:span><text:span text:style-name="T15"> name</text:span><text:span text:style-name="T18">=</text:span><text:span text:style-name="T20">"</text:span><text:span text:style-name="T20">flowContainer.1.reference</text:span><text:span text:style-name="T20">"</text:span><text:span text:style-name="T7">&gt;</text:span><text:span text:style-name="T2">TableColumn</text:span><text:span text:style-name="T7">&lt;/parameter&gt;</text:span></text:p>
            <text:p text:style-name="P2"><text:span text:style-name="T7">&lt;parameter</text:span><text:span text:style-name="T15"> name</text:span><text:span text:style-name="T18">=</text:span><text:span text:style-name="T20">"flowContainer.</text:span><text:span text:style-name="T20">2</text:span><text:span text:style-name="T20">"</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text:span><text:span text:style-name="T20">2</text:span><text:span text:style-name="T20">.horizontal"</text:span><text:span text:style-name="T7">&gt;</text:span><text:span text:style-name="T2">false</text:span><text:span text:style-name="T7">&lt;/parameter&gt;</text:span></text:p>
            <text:p text:style-name="P2"><text:span text:style-name="T7">&lt;parameter</text:span><text:span text:style-name="T15"> name</text:span><text:span text:style-name="T18">=</text:span><text:span text:style-name="T20">"</text:span><text:span text:style-name="T20">flowContainer.2.component</text:span><text:span text:style-name="T20">"</text:span><text:span text:style-name="T7">&gt;</text:span><text:span text:style-name="T2">TableItem</text:span><text:span text:style-name="T7">&lt;/parameter&gt;</text:span></text:p>
            <text:p text:style-name="P2"><text:span text:style-name="T7">&lt;parameter</text:span><text:span text:style-name="T15"> name</text:span><text:span text:style-name="T18">=</text:span><text:span text:style-name="T20">"</text:span><text:span text:style-name="T20">flowContainer.2.reference</text:span><text:span text:style-name="T20">"</text:span><text:span text:style-name="T7">&gt;</text:span><text:span text:style-name="T2">TableItem</text:span><text:span text:style-name="T7">&lt;/parameter&gt;</text:span></text:p>
            <text:p text:style-name="P8"/>
            <text:p text:style-name="P44"/>
            <text:p text:style-name="P52">&lt;!-- flowContainer for tree --&gt;</text:p>
            <text:p text:style-name="P2"><text:span text:style-name="T7">&lt;parameter</text:span><text:span text:style-name="T15"> name</text:span><text:span text:style-name="T18">=</text:span><text:span text:style-name="T20">"flowContainer.tree"</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tree.association"</text:span><text:span text:style-name="T7">&gt;</text:span><text:span text:style-name="T2">%parentAccess%add(%child%)</text:span><text:span text:style-name="T7">&lt;/parameter&gt;</text:span></text:p>
            <text:p text:style-name="P44"/>
            <text:p text:style-name="P44"/>
            <text:p text:style-name="P52">&lt;!-- flowContainer defaults --&gt;</text:p>
            <text:p text:style-name="P2"><text:span text:style-name="T7">&lt;parameter</text:span><text:span text:style-name="T15"> name</text:span><text:span text:style-name="T18">=</text:span><text:span text:style-name="T20">"flowContainer.defaultComponent"</text:span><text:span text:style-name="T7">&gt;</text:span><text:span text:style-name="T2">com.google.gwt.user.client.ui.Widge</text:span><text:span text:style-name="T2">t</text:span><text:span text:style-name="T7">&lt;/parameter&gt;</text:span></text:p>
            <text:p text:style-name="P2"><text:span text:style-name="T7">&lt;parameter</text:span><text:span text:style-name="T15"> </text:span><text:span text:style-name="T15">name</text:span><text:span text:style-name="T18">=</text:span><text:span text:style-name="T20">"flowContainer.defaultReference"</text:span><text:span text:style-name="T7">&gt;</text:span><text:span text:style-name="T2">com.google.gwt.user.client.ui.Widget</text:span><text:span text:style-name="T7">&lt;/parameter&gt;</text:span></text:p>
            <text:p text:style-name="P44"/>
            <text:p text:style-name="P44"/>
            <text:p text:style-name="P52">&lt;!-- list of types --&gt;</text:p>
            <text:p text:style-name="P2"><text:span text:style-name="T7">&lt;parameter</text:span><text:span text:style-name="T15"> </text:span><text:span text:style-name="T15">name</text:span><text:span text:style-name="T18">=</text:span><text:span text:style-name="T20">"flowContainer.component"</text:span><text:span text:style-name="T7">&gt;</text:span><text:span text:style-name="T2">org.eclipse.nebula.widgets.grid.GridColum</text:span><text:span text:style-name="T2">n</text:span><text:span text:style-name="T2"> </text:span><text:span text:style-name="T2">org.eclipse.nebula.widgets.grid.GridColumnGroup</text:span><text:span text:style-name="T7">&lt;/parameter&gt;</text:span></text:p>
            <text:p text:style-name="P8"/>
            <text:p text:style-name="P8"/>
            <text:p text:style-name="P52">&lt;!-- MVEL script as validator --&gt;</text:p>
            <text:p text:style-name="P8">&lt;parameter<text:span text:style-name="T15"> name</text:span><text:span text:style-name="T18">=</text:span><text:span text:style-name="T20">"flowContainer.component-validator"</text:span>&gt;<text:span text:style-name="T27">&lt;![CDATA[</text:span></text:p>
            <text:p text:style-name="P15"><text:tab/>isComponentType('org.eclipse.nebula.widgets.grid.GridColumn') ||</text:p>
            <text:p text:style-name="P2"><text:span text:style-name="T27"><text:tab/></text:span><text:span text:style-name="T27">i</text:span><text:span text:style-name="T27">sComponentType('org.eclipse.nebula.widgets.grid.GridColumnGroup')</text:span></text:p>
            <text:p text:style-name="P2"><text:span text:style-name="T27">]]&gt;</text:span><text:span text:style-name="T7">&lt;/parameter&gt;</text:span></text:p>
            <text:p text:style-name="P2"><text:span text:style-name="T7">&lt;parameter</text:span><text:span text:style-name="T15"> name</text:span><text:span text:style-name="T18">=</text:span><text:span text:style-name="T20">"flowContainer.reference-validator"</text:span><text:span text:style-name="T7">&gt;</text:span><text:span text:style-name="T27">&lt;![CDATA[</text:span></text:p>
            <text:p text:style-name="P15"><text:tab/>isReferenceType('org.eclipse.nebula.widgets.grid.GridColumn') ||</text:p>
            <text:p text:style-name="P15"><text:tab/>isReferenceType('org.eclipse.nebula.widgets.grid.GridColumnGroup')</text:p>
            <text:p text:style-name="P2"><text:span text:style-name="T27">]]&gt;</text:span><text:span text:style-name="T7">&lt;/parameter&gt;</text:span></text:p>
            <text:p text:style-name="P8"/>
          </table:table-cell>
          <table:table-cell table:style-name="Таблица6.B2" office:value-type="string">
            <text:p text:style-name="P30">WindowBuilder supports declarative flow based containers, i.e. containers where children components can be placed before/after each other. Flow containers may be horizontal or vertical, accept some type of components, user same or different type of existing children components as references to add/move before them.</text:p>
            <text:p text:style-name="P30"/>
            <text:p text:style-name="P30">When just «<text:span text:style-name="T21">flowContainer</text:span>» is specified, then flow container for both design canvas and components tree is declared. When «<text:span text:style-name="T21">flowContainer.canvas</text:span>» and «<text:span text:style-name="T21">flowContainer.tree</text:span>» you can specify separate settings for design canvas and components tree.</text:p>
            <text:p text:style-name="P30"/>
            <text:p text:style-name="P30">You can use «<text:span text:style-name="T21">.number</text:span>» prefix to specify up to 10 separate flow containers with different types or components and references. For example for SWT Table you need to use two – for TableColumn and TableItem.</text:p>
            <text:p text:style-name="P30"/>
            <text:p text:style-name="P30">Parameter «<text:span text:style-name="T21">flowContainer.horizontal</text:span>» specifies if container is horizontal on design canvas. In components tree items are always layed out vertically, so «<text:span text:style-name="T21">flowContainer.horizontal</text:span>» is ignored for tree. You can use not only static values «<text:span text:style-name="T21">true</text:span>» or «<text:span text:style-name="T21">false</text:span>», but also MVEL expressions, such as <text:soft-page-break/>«<text:span text:style-name="T21">isHorizontal()</text:span>» that will be evaluated using JavaInfo model for container as context.</text:p>
            <text:p text:style-name="P30"/>
            <text:p text:style-name="P30">Parameters «<text:span text:style-name="T21">flowContainer.component</text:span>» or «<text:span text:style-name="T21">flowContainer.reference</text:span>» specify what kind of components can be dropped on this container and can be used as reference to drop before. You can use single name of type or space separated list of them. When only «<text:span text:style-name="T21">flowContainer.component</text:span>» specified, same validator is used for references.</text:p>
            <text:p text:style-name="P30"/>
            <text:p text:style-name="P30">If you need to perform more complex check for component/reference, you can specify «<text:span text:style-name="T21">flowContainer.component-validator</text:span>» and «<text:span text:style-name="T21">flowContainer.reference-validator</text:span>». In these scripts you can use variables <text:s/>«<text:span text:style-name="T21">container</text:span>», «<text:span text:style-name="T21">component</text:span>» and «<text:span text:style-name="T21">reference</text:span>». Also, you can use methods «<text:span text:style-name="T21">isComponentType()</text:span>» and «<text:span text:style-name="T21">isReferenceType()</text:span>» to check that component or reference are subclasses of given one. You can also call any methods of «<text:span text:style-name="T21">container</text:span>», «<text:span text:style-name="T21">component</text:span>» and «<text:span text:style-name="T21">reference</text:span>».</text:p>
            <text:p text:style-name="P30"/>
            <text:p text:style-name="P30">Often all containers in same toolkit accept same type of components and references, for example «org.eclipse.swt.widgets.Control» is SWT or «com.google.gwt.user.client.ui.Widget» in GWT. So, it is convenient to use «<text:span text:style-name="T21">flowContainer.defaultComponent</text:span>» and «<text:span text:style-name="T21">flowContainer.defaultReference</text:span>» for superclass of all containers and don’t specify them separately in each place (but you may if you want). Note, that defaults are used only when you don't specify both – component and reference validators.</text:p>
            <text:p text:style-name="P30"/>
            <text:p text:style-name="P30">Parameter «<text:span text:style-name="T21">flowContainer.association</text:span>» specifies for child component is associated with this flow container. It is required for add/move operations in JavaInfoUtils. Following types of associations are supported:</text:p>
            <text:list xml:id="list32697077" text:style-name="L9">
              <text:list-item>
                <text:p text:style-name="P103">«<text:span text:style-name="T21">invocationChild</text:span>» - usual association in Swing and GWT, when child is passed into «<text:span text:style-name="T21">add</text:span>» method, it requires exact specification of method after space «<text:span text:style-name="T21">%parentAccess%add(%child%)</text:span>». As this type of associations is often used, it does not require separate «<text:span text:style-name="T21">invocationChild</text:span>» prefix, you can just write invocation itself.</text:p>
              </text:list-item>
            </text:list>
          </table:table-cell>
        </table:table-row>
        <table:table-row>
          <table:table-cell table:style-name="Таблица6.A2" office:value-type="string">
            <text:p text:style-name="P52">&lt;!-- simple container --&gt;</text:p>
            <text:p text:style-name="P2"><text:soft-page-break/><text:span text:style-name="T7">&lt;parameter</text:span><text:span text:style-name="T15"> name</text:span><text:span text:style-name="T18">=</text:span><text:span text:style-name="T20">"simpleContainer"</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simpleContainer.association"</text:span><text:span text:style-name="T7">&gt;</text:span><text:span text:style-name="T2">%parentAccess%setWidget(%child%)</text:span><text:span text:style-name="T7">&lt;/parameter&gt;</text:span></text:p>
            <text:p text:style-name="P44"/>
          </table:table-cell>
          <table:table-cell table:style-name="Таблица6.B2" office:value-type="string">
            <text:p text:style-name="P30">WindowBuilder supports declarative «simple» containers, i.e. containers that <text:soft-page-break/>accept only one component.</text:p>
            <text:p text:style-name="P30"/>
            <text:p text:style-name="P30">When just «<text:span text:style-name="T21">simpleContainer</text:span>» is specified, then simple container for both design canvas and components tree is declared. When «<text:span text:style-name="T21">simpleContainer.canvas</text:span>» and «<text:span text:style-name="T21">simpleContainer.tree</text:span>» you can specify separate settings for design canvas and components tree.</text:p>
            <text:p text:style-name="P30"/>
            <text:p text:style-name="P30">Parameter «<text:span text:style-name="T21">simpleContainer.component</text:span>» specifies what kind of components can be dropped on this container. You can use single name of type or space separated list of them.</text:p>
            <text:p text:style-name="P30"/>
            <text:p text:style-name="P30">Often all containers in same toolkit accept same type of components and references, for example «org.eclipse.swt.widgets.Control» is SWT or «com.google.gwt.user.client.ui.Widget» in GWT. So, it is convenient to use «<text:span text:style-name="T21">simpleContainer.defaultComponent</text:span>» for superclass of all containers and don’t specify it separately in each place (but you may if you want).</text:p>
            <text:p text:style-name="P30"/>
            <text:p text:style-name="P30">Parameter «<text:span text:style-name="T21">simpleContainer.association</text:span>» specifies for child component is associated with this flow container. It is required for add/move operations in JavaInfoUtils. Following types of associations are supported:</text:p>
            <text:list xml:id="list32721076" text:continue-numbering="true" text:style-name="L9">
              <text:list-item>
                <text:p text:style-name="P103">«<text:span text:style-name="T21">invocationChild</text:span>» - usual association in Swing and GWT, when child is passed into «<text:span text:style-name="T21">add</text:span>» method, it requires exact specification of method after space «<text:span text:style-name="T21">%parentAccess%add(%child%)</text:span>». As this type of associations is often used, it does not require separate «<text:span text:style-name="T21">invocationChild</text:span>» prefix, you can just write invocation itself.</text:p>
              </text:list-item>
            </text:list>
          </table:table-cell>
        </table:table-row>
        <table:table-row>
          <table:table-cell table:style-name="Таблица6.A2" office:value-type="string">
            <text:p text:style-name="P44"><text:span text:style-name="T30">&lt;!-- bounds </text:span><text:span text:style-name="T30">for DialogBox</text:span><text:span text:style-name="T30"> --&gt;</text:span></text:p>
            <text:p text:style-name="P2"><text:span text:style-name="T7">&lt;parameter</text:span><text:span text:style-name="T15"> name</text:span><text:span text:style-name="T18">=</text:span><text:span text:style-name="T20">"applyTopBoundsScript"</text:span><text:span text:style-name="T7">&gt;</text:span><text:span text:style-name="T27">&lt;![CDATA[</text:span></text:p>
            <text:p text:style-name="P15"><text:tab/>widget.getWidget().setSize(size.width, size.height);</text:p>
            <text:p text:style-name="P15"><text:tab/>widget.show();</text:p>
            <text:p text:style-name="P2"><text:span text:style-name="T27">]]&gt;</text:span><text:span text:style-name="T7">&lt;/parameter&gt;</text:span></text:p>
            <text:p text:style-name="P8"/>
            <text:p text:style-name="P2"><text:span text:style-name="T30">&lt;!-- bounds </text:span><text:span text:style-name="T30">for Composite</text:span><text:span text:style-name="T30"> --&gt;</text:span></text:p>
            <text:p text:style-name="P2"><text:span text:style-name="T7">&lt;parameter</text:span><text:span text:style-name="T15"> name</text:span><text:span text:style-name="T18">=</text:span><text:span text:style-name="T20">"applyTopBoundsScript"</text:span><text:span text:style-name="T7">&gt;</text:span><text:span text:style-name="T27">&lt;![CDATA[</text:span></text:p>
            <text:p text:style-name="P15"><text:tab/>rootPanel.add(widget);</text:p>
            <text:p text:style-name="P15"><text:tab/>widget.setSize(size.width, size.height);</text:p>
            <text:p text:style-name="P2"><text:span text:style-name="T27">]]&gt;</text:span><text:span text:style-name="T7">&lt;/parameter&gt;</text:span></text:p>
            <text:p text:style-name="P8"/>
            <text:p text:style-name="P44"/>
          </table:table-cell>
          <table:table-cell table:style-name="Таблица6.B2" office:value-type="string">
            <text:p text:style-name="P28"><text:span text:style-name="T29">For some components in GWT you can not set size directly, see </text:span><text:a xlink:type="simple" xlink:href="http://code.google.com/p/google-web-toolkit/issues/detail?id=2595">http://code.google.com/p/google-web-toolkit/issues/detail?id=2595</text:a><text:span text:style-name="T29">, so you can specify script to do this. Following variables are defined in script:</text:span></text:p>
            <text:list xml:id="list32676575" text:style-name="L10">
              <text:list-item>
                <text:p text:style-name="P104">«<text:span text:style-name="T21">DOM</text:span>» - the GWT DOM class;</text:p>
              </text:list-item>
              <text:list-item>
                <text:p text:style-name="P104">«<text:span text:style-name="T21">rootPanel</text:span>» - the instance of RootPanel;</text:p>
              </text:list-item>
              <text:list-item>
                <text:p text:style-name="P104">«<text:span text:style-name="T21">widget</text:span>» - the instance of top level widget;</text:p>
              </text:list-item>
              <text:list-item>
                <text:p text:style-name="P104">«<text:span text:style-name="T21">size</text:span>» - the size of widget requested by user, has properties «<text:span text:style-name="T21">width</text:span>» and «<text:span text:style-name="T21">height</text:span>»;</text:p>
              </text:list-item>
            </text:list>
          </table:table-cell>
        </table:table-row>
        <table:table-row>
          <table:table-cell table:style-name="Таблица6.A2" office:value-type="string">
            <text:p text:style-name="P46">&lt;parameter<text:span text:style-name="T15"> name</text:span><text:span text:style-name="T18">=</text:span><text:span text:style-name="T20">"setTopBoundsScript"</text:span>&gt;<text:span text:style-name="T27">&lt;![CDATA[</text:span></text:p>
            <text:p text:style-name="P17"><text:soft-page-break/><text:tab/>content = model.getWidget();</text:p>
            <text:p text:style-name="P17"><text:tab/>if (content != null) {</text:p>
            <text:p text:style-name="P17"><text:tab/><text:tab/>panelSize = model.bounds.size;</text:p>
            <text:p text:style-name="P17"><text:tab/><text:tab/>contentSize = content.bounds.size;</text:p>
            <text:p text:style-name="P17"><text:tab/><text:tab/>newContentWidth = size.width - (panelSize.width - contentSize.width);</text:p>
            <text:p text:style-name="P17"><text:tab/><text:tab/>newContentHeight = size.height - (panelSize.height - contentSize.height);</text:p>
            <text:p text:style-name="P17"><text:tab/><text:tab/>model.widget.setSize(newContentWidth, newContentHeight);</text:p>
            <text:p text:style-name="P17"><text:tab/>}</text:p>
            <text:p text:style-name="P3"><text:span text:style-name="T27">]]&gt;</text:span><text:span text:style-name="T7">&lt;/parameter&gt;</text:span></text:p>
            <text:p text:style-name="P44"/>
          </table:table-cell>
          <table:table-cell table:style-name="Таблица6.B2" office:value-type="string">
            <text:p text:style-name="P32">Allows to perform some operation when user resizes this top level component. </text:p>
            <text:p text:style-name="P32"><text:soft-page-break/></text:p>
            <text:p text:style-name="P67">Following variables are defined in script:</text:p>
            <text:list xml:id="list32705130" text:continue-numbering="true" text:style-name="L10">
              <text:list-item>
                <text:p text:style-name="P104">«<text:span text:style-name="T21">DOM</text:span>» - the GWT DOM class;</text:p>
              </text:list-item>
              <text:list-item>
                <text:p text:style-name="P104">«<text:span text:style-name="T21">rootPanel</text:span>» - the instance of RootPanel;</text:p>
              </text:list-item>
              <text:list-item>
                <text:p text:style-name="P104">«<text:span text:style-name="T21">widget</text:span>» - the instance of top level widget;</text:p>
              </text:list-item>
              <text:list-item>
                <text:p text:style-name="P104">«<text:span text:style-name="T21">size</text:span>» - the size of widget requested by user, has properties «<text:span text:style-name="T21">width</text:span>» and «<text:span text:style-name="T21">height</text:span>»;</text:p>
              </text:list-item>
            </text:list>
          </table:table-cell>
        </table:table-row>
        <table:table-row>
          <table:table-cell table:style-name="Таблица6.A2" office:value-type="string">
            <text:p text:style-name="P44">&lt;parameter<text:span text:style-name="T15"> name</text:span><text:span text:style-name="T18">=</text:span><text:span text:style-name="T20">"copyChildPropertyTop from=Association/direction to=Direction category=system(7)"</text:span>/&gt;</text:p>
            <text:p text:style-name="P44"/>
            <text:p text:style-name="P44">&lt;parameter<text:span text:style-name="T15"> name</text:span><text:span text:style-name="T18">=</text:span><text:span text:style-name="T20">"copyPropertyTop from=Constructor/columnWidth to=width category=normal"</text:span>/&gt;</text:p>
            <text:p text:style-name="P44"/>
          </table:table-cell>
          <table:table-cell table:style-name="Таблица6.B2" office:value-type="string">
            <text:p text:style-name="P32">Adds copy of given property (usually part of some complex property) as top level. Following attributes are supported:</text:p>
            <text:list xml:id="list32716083" text:continue-numbering="true" text:style-name="L10">
              <text:list-item>
                <text:p text:style-name="P107"><text:span text:style-name="T29">«</text:span><text:span text:style-name="T23">from</text:span><text:span text:style-name="T29">» - the «</text:span><text:span text:style-name="T23">/</text:span><text:span text:style-name="T29">» separated path to source property;</text:span></text:p>
              </text:list-item>
              <text:list-item>
                <text:p text:style-name="P104">«<text:span text:style-name="T21">to</text:span>» - the name of top level target property;</text:p>
              </text:list-item>
              <text:list-item>
                <text:p text:style-name="P104">«<text:span text:style-name="T24">category</text:span>» - the category of target property, may be «<text:span text:style-name="T24">preferred</text:span>», «<text:span text:style-name="T24">normal</text:span>», «<text:span text:style-name="T24">advanced</text:span>», «<text:span text:style-name="T24">hidden</text:span>» or «<text:span text:style-name="T24">system(int)</text:span>»;</text:p>
              </text:list-item>
            </text:list>
          </table:table-cell>
        </table:table-row>
        <table:table-row>
          <table:table-cell table:style-name="Таблица6.A2" office:value-type="string">
            <text:p text:style-name="P57"><text:span text:style-name="T14">&lt;parameter</text:span><text:span text:style-name="T17"> name</text:span><text:span text:style-name="T19">=</text:span><text:span text:style-name="T26">"modelMethodProperty getter=getAnchor setter=setAnchor type=java.lang.String title=anchor"</text:span><text:span text:style-name="T14">/&gt;</text:span></text:p>
            <text:p text:style-name="P44"/>
            <text:p text:style-name="P57"><text:span text:style-name="T14">&lt;parameter </text:span><text:span text:style-name="T15">name</text:span><text:span text:style-name="T18">=</text:span><text:span text:style-name="T20">"modelMethodChildProperty getter=getWidth setter=setWidth </text:span><text:span text:style-name="T20">title=Width category=system(7) type=java.lang.String child=com.instantiations.designer.gwt.model.widgets.Widget_Info"</text:span><text:span text:style-name="T7">/&gt;</text:span></text:p>
            <text:p text:style-name="P44"/>
          </table:table-cell>
          <table:table-cell table:style-name="Таблица6.B2" office:value-type="string">
            <text:p text:style-name="P32">Adds new property to component/its_child that is bound to getter/setter method in JavaInfo model.</text:p>
          </table:table-cell>
        </table:table-row>
        <table:table-row>
          <table:table-cell table:style-name="Таблица6.A2" office:value-type="string">
            <text:p text:style-name="P57"><text:span text:style-name="T14">&lt;parameter</text:span><text:span text:style-name="T17"> name</text:span><text:span text:style-name="T19">=</text:span><text:span text:style-name="T26">"GEF.requestValidator.parent"</text:span><text:span text:style-name="T14">&gt;</text:span>true<text:span text:style-name="T7">&lt;/parameter&gt;</text:span></text:p>
            <text:p text:style-name="P10"/>
            <text:p text:style-name="P44">&lt;parameter<text:span text:style-name="T15"> name</text:span><text:span text:style-name="T18">=</text:span><text:span text:style-name="T20">"GEF.requestValidator.child"</text:span>&gt;<text:span text:style-name="T27">&lt;![CDATA[</text:span></text:p>
            <text:p text:style-name="P16"><text:s text:c="2"/>isComponentType(parent, 'org.eclipse.swt.widgets.Table') &amp;&amp; parent.object.itemCount &lt;= 2 </text:p>
            <text:p text:style-name="P1"><text:span text:style-name="T27">]]&gt;</text:span><text:span text:style-name="T7">&lt;/parameter&gt;</text:span></text:p>
            <text:p text:style-name="P10"/>
            <text:p text:style-name="P46"/>
          </table:table-cell>
          <table:table-cell table:style-name="Таблица6.B2" office:value-type="string">
            <text:p text:style-name="P32">Sometimes you need to add limitations on what children can be dropped on parent (during create/paste/move/add operations). </text:p>
            <text:p text:style-name="P32"/>
            <text:p text:style-name="P32">So, you can specify two MVEL scripts: </text:p>
            <text:list xml:id="list32689511" text:style-name="L11">
              <text:list-item>
                <text:p text:style-name="P108"><text:span text:style-name="T28">«</text:span><text:span text:style-name="T22">GEF.requestValidator.parent</text:span><text:span text:style-name="T28">» - for parent, to check all possible children. If no such script, then «true».</text:span></text:p>
              </text:list-item>
              <text:list-item>
                <text:p text:style-name="P108"><text:span text:style-name="T28">«</text:span><text:span text:style-name="T22">GEF.requestValidator.child</text:span><text:span text:style-name="T28">» - for child, to check that this child can be dropper only on some specific parents. For example, here we check that «parent» is SWT Table that has no more than 2 items. If no such script, then «true».</text:span></text:p>
              </text:list-item>
            </text:list>
            <text:p text:style-name="P32"/>
            <text:p text:style-name="P32"><text:soft-page-break/>Following variables and functions can be used:</text:p>
            <text:list xml:id="list32694418" text:continue-numbering="true" text:style-name="L11">
              <text:list-item>
                <text:p text:style-name="P108"><text:span text:style-name="T28">«</text:span><text:span text:style-name="T22">parent</text:span><text:span text:style-name="T28">» - the parent where we are going to drop child;</text:span></text:p>
              </text:list-item>
              <text:list-item>
                <text:p text:style-name="P108"><text:span text:style-name="T28">«</text:span><text:span text:style-name="T22">child</text:span><text:span text:style-name="T28">» - the child to drop;</text:span></text:p>
              </text:list-item>
              <text:list-item>
                <text:p text:style-name="P108"><text:span text:style-name="T28">«</text:span><text:span text:style-name="T22">isComponentType(javaInfo, componentClassName)</text:span><text:span text:style-name="T28">» - checks that </text:span><text:span text:style-name="T28">give object is JavaInfo and its component type is instance of given one.</text:span></text:p>
              </text:list-item>
              <text:list-item>
                <text:p text:style-name="P108"><text:span text:style-name="T28">«</text:span><text:span text:style-name="T22">ReflectionUtils</text:span><text:span text:style-name="T28">» - class with many Class/Method/Field utils.</text:span></text:p>
              </text:list-item>
            </text:list>
            <text:p text:style-name="P32"/>
            <text:p text:style-name="P32">In addition WindowBuilder always check that constructor/factory of child is compatible with parent (i.e. you can pass parent as parameter into constructor/factory, if needed).</text:p>
            <text:p text:style-name="P32"/>
            <text:p text:style-name="P32">If one of the conditions (compatibility or parent/child scripts) is false, then parent becomes «transparent» for this child, so request will be passed to the parent parent.</text:p>
            <text:p text:style-name="P32"/>
          </table:table-cell>
        </table:table-row>
        <table:table-row>
          <table:table-cell table:style-name="Таблица6.A2" office:value-type="string">
            <text:p text:style-name="P58"><text:span text:style-name="T7">&lt;parameter</text:span><text:span text:style-name="T15"> name</text:span><text:span text:style-name="T18">=</text:span><text:span text:style-name="T20">"GEF.transparentOnBorders.always"</text:span><text:span text:style-name="T7">&gt;</text:span><text:span text:style-name="T2">true</text:span><text:span text:style-name="T7">&lt;/parameter&gt;</text:span></text:p>
            <text:p text:style-name="P57"/>
          </table:table-cell>
          <table:table-cell table:style-name="Таблица6.B2" office:value-type="string">
            <text:p text:style-name="P32">Specifies that EditPart for this model is «transparent» on borders, in 3 pixels. This isuseful when we know that container places these children without gap between them, so to hit container between children we need to make them transparent.</text:p>
            <text:p text:style-name="P32"/>
            <text:p text:style-name="P32">NOTE: may be we should replace this with some parameter for container, because container knows how it lays out its children.</text:p>
          </table:table-cell>
        </table:table-row>
        <table:table-row>
          <table:table-cell table:style-name="Таблица6.A2" office:value-type="string">
            <text:p text:style-name="P3"><text:span text:style-name="T7">&lt;parameter</text:span><text:span text:style-name="T15"> name</text:span><text:span text:style-name="T18">=</text:span><text:span text:style-name="T20">"refresh_afterCreate"</text:span><text:span text:style-name="T7">&gt;</text:span><text:span text:style-name="T27">&lt;![CDATA[</text:span></text:p>
            <text:p text:style-name="P17"><text:tab/>import com.google.gwt.user.client.ui.*;</text:p>
            <text:p text:style-name="P17"><text:tab/>if (object.getItemCount() == 0) {</text:p>
            <text:p text:style-name="P17"><text:tab/><text:tab/>object.addItem("Empty Tree.");</text:p>
            <text:p text:style-name="P17"><text:tab/><text:tab/>object.addItem("Drop items in structure.");</text:p>
            <text:p text:style-name="P17"><text:tab/>}</text:p>
            <text:p text:style-name="P3"><text:span text:style-name="T27"><text:tab/>]]&gt;</text:span><text:span text:style-name="T7">&lt;/parameter&gt;</text:span></text:p>
            <text:p text:style-name="P57"/>
          </table:table-cell>
          <table:table-cell table:style-name="Таблица6.B2" office:value-type="string">
            <text:p text:style-name="P32">Script «<text:span text:style-name="T24">refresh_afterCreate</text:span>» allows you to tweak created component object, for example show some message if component can accept some children or some properties should be set.</text:p>
          </table:table-cell>
        </table:table-row>
        <table:table-row>
          <table:table-cell table:style-name="Таблица6.A2" office:value-type="string">
            <text:p text:style-name="P58"><text:span text:style-name="T7">&lt;parameter</text:span><text:span text:style-name="T15"> name</text:span><text:span text:style-name="T18">=</text:span><text:span text:style-name="T20">"parser.preferredRoot"</text:span><text:span text:style-name="T7">&gt;</text:span><text:span text:style-name="T2">true</text:span><text:span text:style-name="T7">&lt;/parameter&gt;</text:span></text:p>
            <text:p text:style-name="P57"/>
          </table:table-cell>
          <table:table-cell table:style-name="Таблица6.B2" office:value-type="string">
            <text:p text:style-name="P32">Sometimes after parsing we have more than one possible root JavaInfo. Usually we select root that has biggest hierarchy. However sometimes we know that there is better choice, for example GWT 1.6 examples use RootPanel and also create DialogBox. We want to show RootPanel, because it is entry point, and DialogBox is something dynamic. So, we mark RootPanel with this tag and it is always selected as preferred root. Note, that if there are more than one preferred root, actual root again will be selected by size of hierarchy.</text:p>
          </table:table-cell>
        </table:table-row>
        <table:table-row>
          <table:table-cell table:style-name="Таблица6.A2" office:value-type="string">
            <text:p text:style-name="P58"><text:span text:style-name="T7">&lt;parameter</text:span><text:span text:style-name="T15"> name</text:span><text:span text:style-name="T18">=</text:span><text:span text:style-name="T20">"GEF.clickToParent"</text:span><text:span text:style-name="T7">&gt;</text:span><text:span text:style-name="T2">true</text:span><text:span text:style-name="T7">&lt;/parameter&gt;</text:span></text:p>
          </table:table-cell>
          <table:table-cell table:style-name="Таблица6.B2" office:value-type="string">
            <text:p text:style-name="P32">If some model is marked with this parameter, then click on it on design canvas will cause moving selection request to parent. So, in most cases this will cause parent <text:soft-page-break/>selection instead of this model selection.</text:p>
            <text:p text:style-name="P32">This is used for example in ApplicationWindow, where because of binary execution flow we have several model for same Shell object – window itself, «parent» parameter for method «createContents()». Without this parameter click on window header will cause «parent» selection. But user expects ApplicationWindow selection, for example to resize it.</text:p>
          </table:table-cell>
        </table:table-row>
        <table:table-row>
          <table:table-cell table:style-name="Таблица6.A2" office:value-type="string">
            <text:p text:style-name="P80"><text:span text:style-name="T7">&lt;parameter</text:span><text:span text:style-name="T15"> name</text:span><text:span text:style-name="T18">=</text:span><text:span text:style-name="T20">"</text:span><text:span text:style-name="T25">topBounds.pack</text:span><text:span text:style-name="T20">"</text:span><text:span text:style-name="T7">&gt;</text:span><text:span text:style-name="T2">true</text:span><text:span text:style-name="T7">&lt;/parameter&gt;</text:span></text:p>
          </table:table-cell>
          <table:table-cell table:style-name="Таблица6.B2" office:value-type="string">
            <text:p text:style-name="P32">Specifies that superclass of this Swing Window has pack() invocation, so default size (450x300) should not be applied to this Window.</text:p>
          </table:table-cell>
        </table:table-row>
        <table:table-row>
          <table:table-cell table:style-name="Таблица6.A2" office:value-type="string">
            <text:p text:style-name="P58"><text:span text:style-name="T7">&lt;parameter</text:span><text:span text:style-name="T15"> name</text:span><text:span text:style-name="T18">=</text:span><text:span text:style-name="T20">"Wrapper.method"</text:span><text:span text:style-name="T7">&gt;</text:span><text:span text:style-name="T2">getControl</text:span><text:span text:style-name="T7">&lt;/parameter&gt;</text:span></text:p>
          </table:table-cell>
          <table:table-cell table:style-name="Таблица6.B2" office:value-type="string">
            <text:p text:style-name="P32">Specifies method used to access wrapped component of viewer.</text:p>
          </table:table-cell>
        </table:table-row>
        <table:table-row>
          <table:table-cell table:style-name="Таблица6.A2" office:value-type="string">
            <text:p text:style-name="P58"><text:span text:style-name="T7">&lt;parameter</text:span><text:span text:style-name="T15"> name</text:span><text:span text:style-name="T18">=</text:span><text:span text:style-name="T20">"Wrapper.noWrapped.inConstructors"</text:span><text:span text:style-name="T7">&gt;</text:span><text:span text:style-name="T2">true</text:span><text:span text:style-name="T7">&lt;/parameter&gt;</text:span></text:p>
            <text:p text:style-name="P57"/>
          </table:table-cell>
          <table:table-cell table:style-name="Таблица6.B2" office:value-type="string">
            <text:p text:style-name="P32">Specifies that this viewer (and its subclasses) has no constructors that accept wrapped component (for example CellEditor-s have no such constructors, but Jface Viewer-s have them). Or you can use <text:span text:style-name="T24">"Wrapper.notWrapped"</text:span> tag for single constructor or factory parameter.</text:p>
          </table:table-cell>
        </table:table-row>
        <table:table-row>
          <table:table-cell table:style-name="Таблица6.A2" office:value-type="string">
            <text:p text:style-name="P58"><text:span text:style-name="T7">&lt;parameter</text:span><text:span text:style-name="T15"> name</text:span><text:span text:style-name="T18">=</text:span><text:span text:style-name="T20">"liveComponent.forcedSize.use"</text:span><text:span text:style-name="T7">&gt;</text:span><text:span text:style-name="T27">&lt;![CDATA[</text:span></text:p>
            <text:p text:style-name="P17"><text:tab/>isStrict &amp;&amp; isExplorer</text:p>
            <text:p text:style-name="P3"><text:span text:style-name="T27">]]&gt;</text:span><text:span text:style-name="T7">&lt;/parameter&gt;</text:span></text:p>
            <text:p text:style-name="P3"><text:span text:style-name="T7">&lt;parameter</text:span><text:span text:style-name="T15"> name</text:span><text:span text:style-name="T18">=</text:span><text:span text:style-name="T20">"liveComponent.forcedSize.width"</text:span><text:span text:style-name="T7">&gt;</text:span><text:span text:style-name="T2">100px</text:span><text:span text:style-name="T7">&lt;/parameter&gt;</text:span></text:p>
            <text:p text:style-name="P3"><text:span text:style-name="T7">&lt;parameter</text:span><text:span text:style-name="T15"> name</text:span><text:span text:style-name="T18">=</text:span><text:span text:style-name="T20">"liveComponent.forcedSize.height"</text:span><text:span text:style-name="T7">&gt;</text:span><text:span text:style-name="T2">auto</text:span><text:span text:style-name="T7">&lt;/parameter&gt;</text:span></text:p>
            <text:p text:style-name="P57"/>
          </table:table-cell>
          <table:table-cell table:style-name="Таблица6.B2" office:value-type="string">
            <text:p text:style-name="P32">WindowBuilder needs to create «live component image» when you drop component on absolute based containers/layouts. However some component don't have reasonable preferred size, so use have to force it in description. In GWT size can be any string which is valid CSS size, in other toolkits – only integer. Also in GWT you can use script «<text:span text:style-name="T24">liveComponent.forcedSize.use</text:span>» to check if size should be applied, if problem happens only with specific OS/Browser.</text:p>
          </table:table-cell>
        </table:table-row>
        <table:table-row>
          <table:table-cell table:style-name="Таблица6.A2" office:value-type="string">
            <text:p text:style-name="P57"/>
          </table:table-cell>
          <table:table-cell table:style-name="Таблица6.B2" office:value-type="string">
            <text:p text:style-name="P32"/>
          </table:table-cell>
        </table:table-row>
        <table:table-row>
          <table:table-cell table:style-name="Таблица6.A2" office:value-type="string">
            <text:p text:style-name="P57"/>
          </table:table-cell>
          <table:table-cell table:style-name="Таблица6.B2" office:value-type="string">
            <text:p text:style-name="P32"/>
          </table:table-cell>
        </table:table-row>
      </table:table>
      <text:p text:style-name="P66"/>
      <text:p text:style-name="P66"/>
      <text:p text:style-name="P82">Table 1.3 method tags.</text:p>
      <table:table table:name="Таблица7" table:style-name="Таблица7">
        <table:table-column table:style-name="Таблица7.A"/>
        <table:table-column table:style-name="Таблица7.B"/>
        <table:table-row>
          <table:table-cell table:style-name="Таблица7.A1" office:value-type="string">
            <text:p text:style-name="P3"><text:span text:style-name="T14">&lt;method</text:span><text:span text:style-name="T17"> name</text:span><text:span text:style-name="T19">=</text:span><text:span text:style-name="T26">"getDocument"</text:span><text:span text:style-name="T14">&gt;</text:span></text:p>
            <text:p text:style-name="P3"><text:span text:style-name="T2"><text:s text:c="4"/></text:span><text:span text:style-name="T7">&lt;tag</text:span><text:span text:style-name="T15"> name</text:span><text:span text:style-name="T18">=</text:span><text:span text:style-name="T20">"exposeDisconnectedComponent"</text:span><text:span text:style-name="T15"> value</text:span><text:span text:style-name="T18">=</text:span><text:span text:style-name="T20">"true"</text:span><text:span text:style-name="T7">/&gt;</text:span></text:p>
            <text:p text:style-name="P11">&lt;/method&gt;</text:p>
            <text:p text:style-name="P29"/>
          </table:table-cell>
          <table:table-cell table:style-name="Таблица7.B1" office:value-type="string">
            <text:p text:style-name="Table_20_Contents"><text:span text:style-name="T29">Specifies that method </text:span><text:span text:style-name="T23">"getDocument()"</text:span> <text:span text:style-name="T28">should be used to expose component, even if it is not connected to the host component. For example JTextComponent (such as JTextField) has method getDocument(), that returns non-visual object Document, that can not be child of visual component. But we still want to show it as child, so force this.</text:span></text:p>
          </table:table-cell>
        </table:table-row>
        <table:table-row>
          <table:table-cell table:style-name="Таблица7.A2" office:value-type="string">
            <text:p text:style-name="P29"/>
          </table:table-cell>
          <table:table-cell table:style-name="Таблица7.B2" office:value-type="string">
            <text:p text:style-name="P30"/>
          </table:table-cell>
        </table:table-row>
      </table:table>
      <text:p text:style-name="P66"/>
      <text:p text:style-name="P66"/>
      <text:p text:style-name="P82">Table 1.4 standard property tags.</text:p>
      <table:table table:name="Таблица8" table:style-name="Таблица8">
        <table:table-column table:style-name="Таблица8.A"/>
        <table:table-column table:style-name="Таблица8.B"/>
        <table:table-row>
          <table:table-cell table:style-name="Таблица8.A1" office:value-type="string">
            <text:p text:style-name="P35"><text:span text:style-name="T8">&lt;property-tag</text:span><text:span text:style-name="T15"> name</text:span><text:span text:style-name="T18">=</text:span><text:span text:style-name="T20">"title"</text:span><text:span text:style-name="T15"> tag</text:span><text:span text:style-name="T18">=</text:span><text:span text:style-name="T20">"isText"</text:span><text:span text:style-name="T15"> value</text:span><text:span text:style-name="T18">=</text:span><text:span text:style-name="T20">"true"</text:span><text:span text:style-name="T8">/&gt;</text:span></text:p>
          </table:table-cell>
          <table:table-cell table:style-name="Таблица8.B1" office:value-type="string">
            <text:p text:style-name="P30">Tag «isText == true» means that this property is displayed as text for this component, so when user requests direct edit, property «title» should be edited.</text:p>
          </table:table-cell>
        </table:table-row>
        <table:table-row>
          <table:table-cell table:style-name="Таблица8.A2" office:value-type="string">
            <text:p text:style-name="P35"><text:span text:style-name="T8">&lt;property-tag</text:span><text:span text:style-name="T15"> name</text:span><text:span text:style-name="T18">=</text:span><text:span text:style-name="T20">"image"</text:span><text:span text:style-name="T15"> tag</text:span><text:span text:style-name="T18">=</text:span><text:span text:style-name="T20">"isImage"</text:span><text:span text:style-name="T15"> value</text:span><text:span text:style-name="T18">=</text:span><text:span text:style-name="T20">"true"</text:span><text:span text:style-name="T8">/&gt;</text:span></text:p>
          </table:table-cell>
          <table:table-cell table:style-name="Таблица8.B2" office:value-type="string">
            <text:p text:style-name="P30">Tag «isText == true» means that this property contains displayed image, so when (on <text:soft-page-break/>absolute layout) user change one of these properties, component will be resized to its (new) preferred size.</text:p>
          </table:table-cell>
        </table:table-row>
      </table:table>
      <text:p text:style-name="P66"/>
      <text:p text:style-name="P66"/>
      <text:p text:style-name="P66"/>
      <text:p text:style-name="P82">Table 1.5 property editors with id's.</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89">editor id</text:p>
          </table:table-cell>
          <table:table-cell table:style-name="Таблица2.A1" office:value-type="string">
            <text:p text:style-name="P89">example</text:p>
          </table:table-cell>
          <table:table-cell table:style-name="Таблица2.C1" office:value-type="string">
            <text:p text:style-name="P89">description</text:p>
          </table:table-cell>
        </table:table-row>
        <table:table-row table:style-name="Таблица2.1">
          <table:table-cell table:style-name="Таблица2.A2" office:value-type="string">
            <text:p text:style-name="P70">staticField</text:p>
          </table:table-cell>
          <table:table-cell table:style-name="Таблица2.A2" office:value-type="string">
            <text:p text:style-name="P55"><text:span text:style-name="T7">&lt;editor</text:span><text:span text:style-name="T15"> id</text:span><text:span text:style-name="T18">=</text:span><text:span text:style-name="T20">"staticField"</text:span><text:span text:style-name="T7">&gt;</text:span></text:p>
            <text:p text:style-name="P2"><text:span text:style-name="T2"><text:tab/></text:span><text:span text:style-name="T7">&lt;parameter</text:span><text:span text:style-name="T15"> name</text:span><text:span text:style-name="T18">=</text:span><text:span text:style-name="T20">"class"</text:span><text:span text:style-name="T7">&gt;</text:span><text:span text:style-name="T2">javax.swing.SwingConstants</text:span><text:span text:style-name="T7">&lt;/parameter&gt;</text:span></text:p>
            <text:p text:style-name="P2"><text:span text:style-name="T2"><text:tab/></text:span><text:span text:style-name="T7">&lt;parameter</text:span><text:span text:style-name="T15"> name</text:span><text:span text:style-name="T18">=</text:span><text:span text:style-name="T20">"fields"</text:span><text:span text:style-name="T7">&gt;</text:span><text:span text:style-name="T2">TOP CENTER BOTTOM</text:span><text:span text:style-name="T7">&lt;/parameter&gt;</text:span></text:p>
            <text:p text:style-name="P8">&lt;/editor&gt;</text:p>
            <text:p text:style-name="P45"/>
            <text:p text:style-name="P65"/>
          </table:table-cell>
          <table:table-cell table:style-name="Таблица2.C2" office:value-type="string">
            <text:p text:style-name="P30">Editor that allows select one static field from given class.</text:p>
          </table:table-cell>
        </table:table-row>
        <table:table-row table:style-name="Таблица2.1">
          <table:table-cell table:style-name="Таблица2.A2" office:value-type="string">
            <text:p text:style-name="P70">style</text:p>
          </table:table-cell>
          <table:table-cell table:style-name="Таблица2.A2" office:value-type="string">
            <text:p text:style-name="P55"><text:span text:style-name="T7">&lt;editor</text:span><text:span text:style-name="T15"> id</text:span><text:span text:style-name="T18">=</text:span><text:span text:style-name="T20">"style"</text:span><text:span text:style-name="T7">&gt;</text:span></text:p>
            <text:p text:style-name="P2"><text:span text:style-name="T2"><text:tab/></text:span><text:span text:style-name="T7">&lt;parameter</text:span><text:span text:style-name="T15"> name</text:span><text:span text:style-name="T18">=</text:span><text:span text:style-name="T20">"class"</text:span><text:span text:style-name="T7">&gt;</text:span><text:span text:style-name="T2">org.eclipse.swt.SWT</text:span><text:span text:style-name="T7">&lt;/parameter&gt;</text:span></text:p>
            <text:p text:style-name="P2"><text:span text:style-name="T2"><text:tab/></text:span><text:span text:style-name="T7">&lt;parameter</text:span><text:span text:style-name="T15"> name</text:span><text:span text:style-name="T18">=</text:span><text:span text:style-name="T20">"set"</text:span><text:span text:style-name="T7">&gt;</text:span><text:span text:style-name="T2">BORDER FLAT</text:span><text:span text:style-name="T7">&lt;/parameter&gt;</text:span></text:p>
            <text:p text:style-name="P2"><text:span text:style-name="T2"><text:tab/></text:span><text:span text:style-name="T7">&lt;parameter</text:span><text:span text:style-name="T15"> name</text:span><text:span text:style-name="T18">=</text:span><text:span text:style-name="T20">"select0"</text:span><text:span text:style-name="T7">&gt;</text:span><text:span text:style-name="T2">type PUSH PUSH CHECK RADIO </text:span><text:span text:style-name="T2">TOGGLE ARROW</text:span><text:span text:style-name="T7">&lt;/parameter&gt;</text:span></text:p>
            <text:p text:style-name="P2"><text:span text:style-name="T2"><text:tab/></text:span><text:span text:style-name="T7">&lt;parameter</text:span><text:span text:style-name="T15"> name</text:span><text:span text:style-name="T18">=</text:span><text:span text:style-name="T20">"select1"</text:span><text:span text:style-name="T7">&gt;</text:span><text:span text:style-name="T2">align LEFT LEFT CENTER RIGHT</text:span><text:span text:style-name="T7">&lt;/parameter&gt;</text:span></text:p>
            <text:p text:style-name="P8">&lt;/editor&gt;</text:p>
            <text:p text:style-name="P45"/>
            <text:p text:style-name="P38"/>
          </table:table-cell>
          <table:table-cell table:style-name="Таблица2.C2" office:value-type="string">
            <text:p text:style-name="P30">Complex editor for «int» property that supports two sets of sub-properties – set properties (zero or more can be selected) and select properties (only one can be selected).</text:p>
            <text:p text:style-name="P86"/>
            <text:p text:style-name="P86">For «select» properties name should start with word «select» and then some unique string, in «values» first word is title, second — default field name, rest words – names of static fields from class.</text:p>
          </table:table-cell>
        </table:table-row>
        <table:table-row table:style-name="Таблица2.1">
          <table:table-cell table:style-name="Таблица2.A2" office:value-type="string">
            <text:p text:style-name="P30">innerClass</text:p>
          </table:table-cell>
          <table:table-cell table:style-name="Таблица2.A2" office:value-type="string">
            <text:p text:style-name="P73"><text:span text:style-name="T7">&lt;editor</text:span><text:span text:style-name="T15"> id</text:span><text:span text:style-name="T18">=</text:span><text:span text:style-name="T20">"innerClass"</text:span><text:span text:style-name="T7">&gt;</text:span></text:p>
            <text:p text:style-name="P2"><text:span text:style-name="T2"><text:tab/></text:span><text:span text:style-name="T7">&lt;parameter</text:span><text:span text:style-name="T15"> name</text:span><text:span text:style-name="T18">=</text:span><text:span text:style-name="T20">"mode"</text:span><text:span text:style-name="T7">&gt;</text:span><text:span text:style-name="T2">inner</text:span><text:span text:style-name="T7">&lt;/parameter&gt;</text:span></text:p>
            <text:p text:style-name="P2"><text:span text:style-name="T2"><text:tab/></text:span><text:span text:style-name="T7">&lt;parameter</text:span><text:span text:style-name="T15"> name</text:span><text:span text:style-name="T18">=</text:span><text:span text:style-name="T20">"name"</text:span><text:span text:style-name="T7">&gt;</text:span><text:span text:style-name="T2">Sorter</text:span><text:span text:style-name="T7">&lt;/parameter&gt;</text:span></text:p>
            <text:p text:style-name="P2"><text:span text:style-name="T2"><text:tab/></text:span><text:span text:style-name="T7">&lt;parameter</text:span><text:span text:style-name="T15"> name</text:span><text:span text:style-name="T18">=</text:span><text:span text:style-name="T20">"class"</text:span><text:span text:style-name="T7">&gt;</text:span><text:span text:style-name="T2">org.eclipse.jface.viewers.ViewerSorter</text:span><text:span text:style-name="T7">&lt;/parameter&gt;</text:span></text:p>
            <text:p text:style-name="P2"><text:span text:style-name="T2"><text:tab/></text:span><text:span text:style-name="T7">&lt;parameter</text:span><text:span text:style-name="T15"> name</text:span><text:span text:style-name="T18">=</text:span><text:span text:style-name="T20">"source"</text:span><text:span text:style-name="T7">&gt;</text:span><text:span text:style-name="T27">&lt;![CDATA[</text:span></text:p>
            <text:p text:style-name="P15">private static class ${name} extends org.eclipse.jface.viewers.ViewerSorter {</text:p>
            <text:p text:style-name="P15"><text:tab/>public int compare(org.eclipse.jface.viewers.Viewer viewer, Object e1, Object e2) {</text:p>
            <text:p text:style-name="P15"><text:tab/><text:tab/>Object item1 = e1;</text:p>
            <text:p text:style-name="P15"><text:tab/><text:tab/>Object item2 = e2;</text:p>
            <text:p text:style-name="P15"><text:tab/><text:tab/>return 0;</text:p>
            <text:p text:style-name="P15"><text:tab/>}</text:p>
            <text:p text:style-name="P15">}</text:p>
            <text:p text:style-name="P2"><text:soft-page-break/><text:span text:style-name="T2"><text:tab/></text:span><text:span text:style-name="T27">]]&gt;</text:span><text:span text:style-name="T7">&lt;/parameter&gt;</text:span></text:p>
            <text:p text:style-name="P8">&lt;/editor&gt;</text:p>
          </table:table-cell>
          <table:table-cell table:style-name="Таблица2.C2" office:value-type="string">
            <text:p text:style-name="P30">Editor that allows select existing class that extends type with «class» parameter (class or interface), or create new inner class using configured code.</text:p>
            <text:p text:style-name="P30"/>
            <text:p text:style-name="P87">Other parameters:</text:p>
            <text:p text:style-name="P30"/>
            <text:list xml:id="list32686085" text:style-name="L12">
              <text:list-item>
                <text:p text:style-name="P105"><text:span text:style-name="T21">name</text:span> — default name of created class;</text:p>
              </text:list-item>
              <text:list-item>
                <text:p text:style-name="P105"><text:span text:style-name="T21">class</text:span> — the type to find subclasses;</text:p>
              </text:list-item>
              <text:list-item>
                <text:p text:style-name="P105"><text:span text:style-name="T21">source</text:span> — the source for creating new class.</text:p>
              </text:list-item>
            </text:list>
            <text:p text:style-name="P30"/>
          </table:table-cell>
        </table:table-row>
        <table:table-row table:style-name="Таблица2.1">
          <table:table-cell table:style-name="Таблица2.A2" office:value-type="string">
            <text:p text:style-name="P40">displayExpression</text:p>
          </table:table-cell>
          <table:table-cell table:style-name="Таблица2.A2" office:value-type="string">
            <text:p text:style-name="P44">&lt;constructor&gt;</text:p>
            <text:p text:style-name="P2"><text:span text:style-name="T2"><text:s text:c="2"/></text:span><text:span text:style-name="T7">&lt;parameter</text:span><text:span text:style-name="T15"> type</text:span><text:span text:style-name="T18">=</text:span><text:span text:style-name="T20">"org.eclipse.swt.widgets.Table"</text:span><text:span text:style-name="T15"> </text:span><text:span text:style-name="T15">parent</text:span><text:span text:style-name="T18">=</text:span><text:span text:style-name="T20">"true"</text:span><text:span text:style-name="T7">/&gt;</text:span></text:p>
            <text:p text:style-name="P2"><text:span text:style-name="T7"><text:s text:c="2"/>&lt;parameter</text:span><text:span text:style-name="T15"> type</text:span><text:span text:style-name="T18">=</text:span><text:span text:style-name="T20">"int"</text:span><text:span text:style-name="T7">&gt;</text:span></text:p>
            <text:p text:style-name="P2"><text:span text:style-name="T2"><text:s text:c="4"/></text:span><text:span text:style-name="T7">&lt;editor</text:span><text:span text:style-name="T15"> id</text:span><text:span text:style-name="T18">=</text:span><text:span text:style-name="T20">"displayExpression"</text:span><text:span text:style-name="T7">/&gt;</text:span></text:p>
            <text:p text:style-name="P2"><text:span text:style-name="T2"><text:s text:c="2"/></text:span><text:span text:style-name="T7">&lt;/parameter&gt;</text:span></text:p>
            <text:p text:style-name="P8">&lt;/constructor&gt;</text:p>
            <text:p text:style-name="P30"/>
          </table:table-cell>
          <table:table-cell table:style-name="Таблица2.C2" office:value-type="string">
            <text:p text:style-name="P30">Editor that shows expression of property as it is written in source, but does not allow to edit it.</text:p>
          </table:table-cell>
        </table:table-row>
        <table:table-row table:style-name="Таблица2.1">
          <table:table-cell table:style-name="Таблица2.A2" office:value-type="string">
            <text:p text:style-name="P92"><text:span text:style-name="T20">stringList</text:span></text:p>
          </table:table-cell>
          <table:table-cell table:style-name="Таблица2.A2" office:value-type="string">
            <text:p text:style-name="P92"><text:span text:style-name="T7">&lt;editor</text:span><text:span text:style-name="T15"> id</text:span><text:span text:style-name="T18">=</text:span><text:span text:style-name="T20">"stringList"</text:span><text:span text:style-name="T7">&gt;</text:span></text:p>
            <text:p text:style-name="P94"><text:span text:style-name="T2"><text:tab/></text:span><text:span text:style-name="T7">&lt;parameter</text:span><text:span text:style-name="T15"> name</text:span><text:span text:style-name="T18">=</text:span><text:span text:style-name="T20">"ignoreCase"</text:span><text:span text:style-name="T7">&gt;</text:span><text:span text:style-name="T2">true</text:span><text:span text:style-name="T7">&lt;/parameter&gt;</text:span></text:p>
            <text:p text:style-name="P94"><text:span text:style-name="T2"><text:tab/></text:span><text:span text:style-name="T7">&lt;parameter-list</text:span><text:span text:style-name="T15"> name</text:span><text:span text:style-name="T18">=</text:span><text:span text:style-name="T20">"strings"</text:span><text:span text:style-name="T7">&gt;</text:span><text:span text:style-name="T2">qtip</text:span><text:span text:style-name="T7">&lt;/parameter-list&gt;</text:span></text:p>
            <text:p text:style-name="P94"><text:span text:style-name="T2"><text:tab/></text:span><text:span text:style-name="T7">&lt;parameter-list</text:span><text:span text:style-name="T15"> name</text:span><text:span text:style-name="T18">=</text:span><text:span text:style-name="T20">"strings"</text:span><text:span text:style-name="T7">&gt;</text:span><text:span text:style-name="T2">title</text:span><text:span text:style-name="T7">&lt;/parameter-list&gt;</text:span></text:p>
            <text:p text:style-name="P94"><text:span text:style-name="T2"><text:tab/></text:span><text:span text:style-name="T7">&lt;parameter-list</text:span><text:span text:style-name="T15"> name</text:span><text:span text:style-name="T18">=</text:span><text:span text:style-name="T20">"strings"</text:span><text:span text:style-name="T7">&gt;</text:span><text:span text:style-name="T2">under</text:span><text:span text:style-name="T7">&lt;/parameter-list&gt;</text:span></text:p>
            <text:p text:style-name="P94"><text:span text:style-name="T2"><text:tab/></text:span><text:span text:style-name="T7">&lt;parameter-list</text:span><text:span text:style-name="T15"> name</text:span><text:span text:style-name="T18">=</text:span><text:span text:style-name="T20">"strings"</text:span><text:span text:style-name="T7">&gt;</text:span><text:span text:style-name="T2">side</text:span><text:span text:style-name="T7">&lt;/parameter-list&gt;</text:span></text:p>
            <text:p text:style-name="P94"><text:span text:style-name="T7">&lt;/editor&gt;</text:span></text:p>
            <text:p text:style-name="P109"/>
          </table:table-cell>
          <table:table-cell table:style-name="Таблица2.C2" office:value-type="string">
            <text:p text:style-name="P30">Editor that allows user to choose string from the list.</text:p>
          </table:table-cell>
        </table:table-row>
        <table:table-row table:style-name="Таблица2.1">
          <table:table-cell table:style-name="Таблица2.A2" office:value-type="string">
            <text:p text:style-name="P30"/>
          </table:table-cell>
          <table:table-cell table:style-name="Таблица2.A2" office:value-type="string">
            <text:p text:style-name="P30"/>
          </table:table-cell>
          <table:table-cell table:style-name="Таблица2.C2" office:value-type="string">
            <text:p text:style-name="P30"/>
          </table:table-cell>
        </table:table-row>
      </table:table>
      <text:p text:style-name="P82"/>
      <text:p text:style-name="P84"/>
      <text:list xml:id="list32712965" text:continue-list="list32687469" text:style-name="WW8Num1">
        <text:list-item>
          <text:p text:style-name="P91">Static/instance factory description: *.wbp-factory.xml</text:p>
        </text:list-item>
      </text:list>
      <text:p text:style-name="P74">&lt;?xml version='1.0' encoding='UTF-8'?&gt;</text:p>
      <text:p text:style-name="P23">&lt;factory&gt;</text:p>
      <text:p text:style-name="P23"><text:tab/>&lt;method name='createButton_xmlDesc' factory='true'&gt;</text:p>
      <text:p text:style-name="P23"><text:tab/><text:tab/>&lt;parameter type='java.lang.String' property='setText(java.lang.String)'/&gt;</text:p>
      <text:p text:style-name="P23"><text:tab/>&lt;/method&gt;</text:p>
      <text:p text:style-name="P23"><text:tab/>&lt;method name='createButton2' factory='true'&gt;</text:p>
      <text:p text:style-name="P23"><text:tab/><text:tab/>&lt;parameter type='java.lang.String'/&gt;</text:p>
      <text:p text:style-name="P23"><text:tab/><text:tab/>&lt;parameter type='java.lang.String'/&gt;</text:p>
      <text:p text:style-name="P23"><text:tab/><text:tab/>&lt;parameter type='java.lang.String' defaultSource='"222"'/&gt;</text:p>
      <text:p text:style-name="P23"><text:tab/><text:tab/>&lt;parameter type='java.lang.String'/&gt;</text:p>
      <text:p text:style-name="P23"><text:tab/>&lt;/method&gt;</text:p>
      <text:p text:style-name="P23"><text:tab/>&lt;method name='createButton_factoryFalseOverride' factory='true'&gt;</text:p>
      <text:p text:style-name="P23"><text:tab/><text:tab/>&lt;parameter type='java.lang.String' property='setText(java.lang.String)'/&gt;</text:p>
      <text:p text:style-name="P23"><text:tab/>&lt;/method&gt;</text:p>
      <text:p text:style-name="P23">&lt;/factory&gt;</text:p>
      <text:p text:style-name="P68"/>
      <text:p text:style-name="P75">&lt;?xml version='1.0' encoding='UTF-8'?&gt;</text:p>
      <text:p text:style-name="P12">&lt;factory&gt;</text:p>
      <text:p text:style-name="P4"><text:span text:style-name="T2"><text:tab/></text:span><text:span text:style-name="T7">&lt;method</text:span><text:span text:style-name="T15"> name</text:span><text:span text:style-name="T18">=</text:span><text:span text:style-name="T20">"createLabel"</text:span><text:span text:style-name="T7">&gt;</text:span></text:p>
      <text:p text:style-name="P4"><text:span text:style-name="T2"><text:tab/><text:tab/></text:span><text:span text:style-name="T7">&lt;parameter</text:span><text:span text:style-name="T15"> type</text:span><text:span text:style-name="T18">=</text:span><text:span text:style-name="T20">"org.eclipse.swt.widgets.Composite"</text:span><text:span text:style-name="T15"> parent</text:span><text:span text:style-name="T18">=</text:span><text:span text:style-name="T20">"true"</text:span><text:span text:style-name="T7">/&gt;</text:span></text:p>
      <text:p text:style-name="P4"><text:span text:style-name="T2"><text:tab/><text:tab/></text:span><text:span text:style-name="T7">&lt;parameter</text:span><text:span text:style-name="T15"> type</text:span><text:span text:style-name="T18">=</text:span><text:span text:style-name="T20">"java.lang.String"</text:span><text:span text:style-name="T15"> defaultSource</text:span><text:span text:style-name="T18">=</text:span><text:span text:style-name="T20">"&amp;quot;New Label&amp;quot;" </text:span><text:span text:style-name="T15">property</text:span><text:span text:style-name="T18">=</text:span><text:span text:style-name="T20">"property.setter: setText(java.lang.String)"</text:span><text:span text:style-name="T7">/&gt;</text:span></text:p>
      <text:p text:style-name="P4"><text:span text:style-name="T2"><text:tab/><text:tab/></text:span><text:span text:style-name="T7">&lt;parameter</text:span><text:span text:style-name="T15"> type</text:span><text:span text:style-name="T18">=</text:span><text:span text:style-name="T20">"int"</text:span><text:span text:style-name="T15"> defaultSource</text:span><text:span text:style-name="T18">=</text:span><text:span text:style-name="T20">"org.eclipse.swt.SWT.NONE"</text:span><text:span text:style-name="T7">&gt;</text:span></text:p>
      <text:p text:style-name="P4"><text:span text:style-name="T2"><text:tab/><text:tab/><text:tab/></text:span><text:span text:style-name="T7">&lt;editor</text:span><text:span text:style-name="T15"> id</text:span><text:span text:style-name="T18">=</text:span><text:span text:style-name="T20">"style"</text:span><text:span text:style-name="T7">&gt;</text:span></text:p>
      <text:p text:style-name="P4"><text:span text:style-name="T2"><text:tab/><text:tab/><text:tab/><text:tab/></text:span><text:span text:style-name="T7">&lt;parameter</text:span><text:span text:style-name="T15"> name</text:span><text:span text:style-name="T18">=</text:span><text:span text:style-name="T20">"class"</text:span><text:span text:style-name="T7">&gt;</text:span><text:span text:style-name="T2">org.eclipse.swt.SWT</text:span><text:span text:style-name="T7">&lt;/parameter&gt;</text:span></text:p>
      <text:p text:style-name="P4"><text:span text:style-name="T2"><text:tab/><text:tab/><text:tab/><text:tab/></text:span><text:span text:style-name="T7">&lt;parameter</text:span><text:span text:style-name="T15"> name</text:span><text:span text:style-name="T18">=</text:span><text:span text:style-name="T20">"set"</text:span><text:span text:style-name="T7">&gt;</text:span><text:span text:style-name="T2">BORDER SEPARATOR WRAP</text:span><text:span text:style-name="T7">&lt;/parameter&gt;</text:span></text:p>
      <text:p text:style-name="P4"><text:span text:style-name="T2"><text:tab/><text:tab/><text:tab/><text:tab/></text:span><text:span text:style-name="T7">&lt;parameter</text:span><text:span text:style-name="T15"> name</text:span><text:span text:style-name="T18">=</text:span><text:span text:style-name="T20">"select0"</text:span><text:span text:style-name="T7">&gt;</text:span><text:span text:style-name="T2">dir VERTICAL HORIZONTAL VERTICAL</text:span><text:span text:style-name="T7">&lt;/parameter&gt;</text:span></text:p>
      <text:p text:style-name="P4"><text:span text:style-name="T2"><text:tab/><text:tab/><text:tab/><text:tab/></text:span><text:span text:style-name="T7">&lt;parameter</text:span><text:span text:style-name="T15"> name</text:span><text:span text:style-name="T18">=</text:span><text:span text:style-name="T20">"select1"</text:span><text:span text:style-name="T7">&gt;</text:span><text:span text:style-name="T2">shadow SHADOW_OUT SHADOW_IN SHADOW_OUT SHADOW_NONE</text:span><text:span text:style-name="T7">&lt;/parameter&gt;</text:span></text:p>
      <text:p text:style-name="P4"><text:span text:style-name="T2"><text:tab/><text:tab/><text:tab/><text:tab/></text:span><text:span text:style-name="T7">&lt;parameter</text:span><text:span text:style-name="T15"> name</text:span><text:span text:style-name="T18">=</text:span><text:span text:style-name="T20">"select2"</text:span><text:span text:style-name="T7">&gt;</text:span><text:span text:style-name="T2">align LEFT LEFT CENTER RIGHT</text:span><text:span text:style-name="T7">&lt;/parameter&gt;</text:span></text:p>
      <text:p text:style-name="P4"><text:span text:style-name="T2"><text:tab/><text:tab/><text:tab/></text:span><text:span text:style-name="T7">&lt;/editor&gt;</text:span></text:p>
      <text:p text:style-name="P4"><text:span text:style-name="T2"><text:tab/><text:tab/></text:span><text:span text:style-name="T7">&lt;/parameter&gt;</text:span></text:p>
      <text:p text:style-name="P4"><text:span text:style-name="T2"><text:tab/><text:tab/></text:span><text:span text:style-name="T7">&lt;description&gt;</text:span><text:span text:style-name="T2">Creates a label as a part of the form.</text:span><text:span text:style-name="T7">&lt;/description&gt;</text:span></text:p>
      <text:p text:style-name="P4"><text:span text:style-name="T2"><text:tab/><text:tab/></text:span><text:span text:style-name="T7">&lt;</text:span><text:span text:style-name="T13">name</text:span><text:span text:style-name="T7">&gt;</text:span><text:span text:style-name="T2">Some name </text:span><text:span text:style-name="T4">for palette entry</text:span><text:span text:style-name="T2">.</text:span><text:span text:style-name="T7">&lt;/</text:span><text:span text:style-name="T13">name</text:span><text:span text:style-name="T7">&gt;</text:span></text:p>
      <text:p text:style-name="P4"><text:span text:style-name="T2"><text:tab/></text:span><text:span text:style-name="T7">&lt;/method&gt;</text:span></text:p>
      <text:p text:style-name="P12">&lt;/factory&gt;</text:p>
      <text:p text:style-name="P76"/>
      <text:p text:style-name="P68"/>
      <text:p text:style-name="P83">Table 2.1 – tags in *.wbp-factory.xml</text:p>
      <table:table table:name="Таблица3" table:style-name="Таблица3">
        <table:table-column table:style-name="Таблица3.A"/>
        <table:table-column table:style-name="Таблица3.B"/>
        <table:table-row>
          <table:table-cell table:style-name="Таблица3.A1" office:value-type="string">
            <text:p text:style-name="P88">Tag</text:p>
          </table:table-cell>
          <table:table-cell table:style-name="Таблица3.B1" office:value-type="string">
            <text:p text:style-name="P88">description</text:p>
          </table:table-cell>
        </table:table-row>
        <table:table-row>
          <table:table-cell table:style-name="Таблица3.A2" office:value-type="string">
            <text:p text:style-name="P5"><text:span text:style-name="T7">&lt;method</text:span><text:span text:style-name="T15"> </text:span><text:span text:style-name="T15">name</text:span><text:span text:style-name="T18">=</text:span><text:span text:style-name="T20">"createLabel"</text:span><text:span text:style-name="T15"> factory</text:span><text:span text:style-name="T18">=</text:span><text:span text:style-name="T20">"true/false"</text:span><text:span text:style-name="T7">&gt;</text:span></text:p>
          </table:table-cell>
          <table:table-cell table:style-name="Таблица3.B2" office:value-type="string">
            <text:p text:style-name="P29">Describes method with given name, parameters (see below) and flag «factory» that specifies if this method is factory.</text:p>
          </table:table-cell>
        </table:table-row>
        <table:table-row>
          <table:table-cell table:style-name="Таблица3.A2" office:value-type="string">
            <text:p text:style-name="P13">&lt;parameter&gt;</text:p>
          </table:table-cell>
          <table:table-cell table:style-name="Таблица3.B2" office:value-type="string">
            <text:p text:style-name="P29">See description for &lt;parameter&gt; in *.wbp-component.xml</text:p>
          </table:table-cell>
        </table:table-row>
        <text:soft-page-break/>
        <table:table-row>
          <table:table-cell table:style-name="Таблица3.A2" office:value-type="string">
            <text:p text:style-name="P5"><text:span text:style-name="T7">&lt;description&gt;</text:span><text:span text:style-name="T2">Creates a label as a part of the form.</text:span><text:span text:style-name="T7">&lt;/description&gt;</text:span></text:p>
          </table:table-cell>
          <table:table-cell table:style-name="Таблица3.B2" office:value-type="string">
            <text:p text:style-name="P29">The description text to use for palette entry (may be overridden in it).</text:p>
          </table:table-cell>
        </table:table-row>
        <table:table-row>
          <table:table-cell table:style-name="Таблица3.A2" office:value-type="string">
            <text:p text:style-name="P5"><text:span text:style-name="T7">&lt;name&gt;</text:span><text:span text:style-name="T2">Some name for palette entry.</text:span><text:span text:style-name="T7">&lt;/name&gt;</text:span></text:p>
          </table:table-cell>
          <table:table-cell table:style-name="Таблица3.B2" office:value-type="string">
            <text:p text:style-name="P29">The name to use for palette entry (may be overridden in it). If no name, then signature of method used.</text:p>
          </table:table-cell>
        </table:table-row>
      </table:table>
      <text:p text:style-name="P68"/>
      <text:p text:style-name="P68"><text:tab/>You can also specify descriptions for factory methods directly in source:</text:p>
      <text:p text:style-name="P68"/>
      <text:p text:style-name="P74">public final class StaticFactory {</text:p>
      <text:p text:style-name="P23"><text:tab/>/**</text:p>
      <text:p text:style-name="P23"><text:tab/>* @wbp.factory</text:p>
      <text:p text:style-name="P23"><text:tab/>* @wbp.factory.parameter.source text "new JButton"</text:p>
      <text:p text:style-name="P23"><text:tab/>* @wbp.factory.parameter.property text text</text:p>
      <text:p text:style-name="P23"><text:tab/>*/</text:p>
      <text:p text:style-name="P23"><text:tab/>public static JButton createButton(String text, Icon icon) {</text:p>
      <text:p text:style-name="P23"><text:tab/><text:tab/>return new JButton(text, icon);</text:p>
      <text:p text:style-name="P23"><text:tab/>}</text:p>
      <text:p text:style-name="P23"><text:tab/>/**</text:p>
      <text:p text:style-name="P23"><text:tab/>* @wbp.factory</text:p>
      <text:p text:style-name="P23"><text:tab/>* @wbp.factory.parameters.noBinding</text:p>
      <text:p text:style-name="P23"><text:tab/>*/</text:p>
      <text:p text:style-name="P23"><text:tab/>public static JTextField createTextField(int columns) {</text:p>
      <text:p text:style-name="P23"><text:tab/><text:tab/>return new JTextField(10);</text:p>
      <text:p text:style-name="P23"><text:tab/>}</text:p>
      <text:p text:style-name="P68">}</text:p>
      <text:p text:style-name="P68"/>
      <text:p text:style-name="P68"/>
      <text:p text:style-name="P83">Table 2.2 – tags source for factory</text:p>
      <table:table table:name="Таблица4" table:style-name="Таблица4">
        <table:table-column table:style-name="Таблица4.A"/>
        <table:table-column table:style-name="Таблица4.B"/>
        <table:table-row>
          <table:table-cell table:style-name="Таблица4.A1" office:value-type="string">
            <text:p text:style-name="P88">Tag</text:p>
          </table:table-cell>
          <table:table-cell table:style-name="Таблица4.B1" office:value-type="string">
            <text:p text:style-name="P88">description</text:p>
          </table:table-cell>
        </table:table-row>
        <table:table-row>
          <table:table-cell table:style-name="Таблица4.A2" office:value-type="string">
            <text:p text:style-name="P23">@wbp.factory</text:p>
          </table:table-cell>
          <table:table-cell table:style-name="Таблица4.B2" office:value-type="string">
            <text:p text:style-name="P29">Specifies if method is factory method.</text:p>
            <text:p text:style-name="P29"/>
            <text:p text:style-name="P29">If this tag is used on class, then all methods of this class are considered as factories.</text:p>
            <text:p text:style-name="P29"/>
            <text:p text:style-name="P29">Designer will automatically exclude methods that return «null» (such as setters) and getters, i.e. methods that starts with «set» and have no parameters.</text:p>
          </table:table-cell>
        </table:table-row>
        <table:table-row>
          <table:table-cell table:style-name="Таблица4.A2" office:value-type="string">
            <text:p text:style-name="P23">@wbp.factory.parameter.source parameterName expressionSource</text:p>
          </table:table-cell>
          <table:table-cell table:style-name="Таблица4.B2" office:value-type="string">
            <text:p text:style-name="P29">Sets the default source for parameter. This source will be also used during adding component using this factory method. If no such source specified, default value for type will be used – zero for numerics and «null» for objects.</text:p>
          </table:table-cell>
        </table:table-row>
        <table:table-row>
          <table:table-cell table:style-name="Таблица4.A2" office:value-type="string">
            <text:p text:style-name="P23">@wbp.factory.parameter.property parameterName propertyTitle</text:p>
          </table:table-cell>
          <table:table-cell table:style-name="Таблица4.B2" office:value-type="string">
            <text:p text:style-name="P29">Specifies that parameter with given name bound to some component property. This is useful for example if you want to set text of button directly in factory <text:soft-page-break/>method, without additional setText() invocation.</text:p>
          </table:table-cell>
        </table:table-row>
        <table:table-row>
          <table:table-cell table:style-name="Таблица4.A2" office:value-type="string">
            <text:p text:style-name="P23">@wbp.factory.parameters.noBinding</text:p>
          </table:table-cell>
          <table:table-cell table:style-name="Таблица4.B2" office:value-type="string">
            <text:p text:style-name="P29">Specifies that Designer should not bind parameters to properties by names.</text:p>
            <text:p text:style-name="P29"/>
            <text:p text:style-name="P29">Usually parameters should be bound to corresponding properties, but if there are many methods and parameters, it is tedious to describe each such binding. Instead you can just name parameters with same name as title of components property. For example, if you name parameter «text», it will be bound to property with title «text». Note that title is used, not id of property (because id is complex string).</text:p>
            <text:p text:style-name="P29"/>
            <text:p text:style-name="P29">One special name of parameter is reserved for SWT support, parameter with name «parent» is considered as parent parameter (i.e. in same way if it would be marked as parent in *.wbp-factory.xml).</text:p>
          </table:table-cell>
        </table:table-row>
      </table:table>
      <text:p text:style-name="P68"/>
      <text:p text:style-name="P68"/>
      <text:p text:style-name="P90"/>
      <text:p text:style-name="P68"/>
      <text:p text:style-name="P83">Table 3.1 – other source tags</text:p>
      <table:table table:name="Таблица9" table:style-name="Таблица9">
        <table:table-column table:style-name="Таблица9.A"/>
        <table:table-column table:style-name="Таблица9.B"/>
        <table:table-row>
          <table:table-cell table:style-name="Таблица9.A1" office:value-type="string">
            <text:p text:style-name="P88">Tag</text:p>
          </table:table-cell>
          <table:table-cell table:style-name="Таблица9.B1" office:value-type="string">
            <text:p text:style-name="P88">description</text:p>
          </table:table-cell>
        </table:table-row>
        <table:table-row>
          <table:table-cell table:style-name="Таблица9.A2" office:value-type="string">
            <text:p text:style-name="P81">/**</text:p>
            <text:p text:style-name="P3"><text:span text:style-name="T35"><text:s/>* </text:span><text:span text:style-name="T36">@wbp.parser.entryPoint</text:span></text:p>
            <text:p text:style-name="P27"><text:s/>*/</text:p>
            <text:p text:style-name="P3"><text:span text:style-name="T37">public</text:span><text:span text:style-name="T2"> </text:span><text:span text:style-name="T37">void</text:span><text:span text:style-name="T2"> someMethod(Composite parent) {</text:span></text:p>
            <text:p text:style-name="P3"><text:span text:style-name="T2"><text:tab/>Composite </text:span><text:span text:style-name="T6">composite</text:span><text:span text:style-name="T2"> = </text:span><text:span text:style-name="T37">new</text:span><text:span text:style-name="T2"> Composite(parent, SWT.</text:span><text:span text:style-name="T39">NONE</text:span><text:span text:style-name="T2">);</text:span></text:p>
            <text:p text:style-name="P24">}</text:p>
            <text:p text:style-name="P66"/>
          </table:table-cell>
          <table:table-cell table:style-name="Таблица9.B2" office:value-type="string">
            <text:p text:style-name="P29">If you want to edit GUI in standalone class, which is not subclass of know component, such as Swing JPanel or SWT Composite, then you should specify WindowBuilder which method to use as entry point for execution flow. It this case WindowBuilder will not look on constructor and superclass, it will design just this specific method.</text:p>
          </table:table-cell>
        </table:table-row>
        <table:table-row>
          <table:table-cell table:style-name="Таблица9.A2" office:value-type="string">
            <text:p text:style-name="P81"><text:span text:style-name="T38">mainPanel</text:span><text:span text:style-name="T2"> = </text:span><text:span text:style-name="T37">new</text:span><text:span text:style-name="T2"> JPanel(); </text:span><text:span text:style-name="T40">// @wbp.parser.preferredRoot</text:span></text:p>
            <text:p text:style-name="P81"/>
          </table:table-cell>
          <table:table-cell table:style-name="Таблица9.B2" office:value-type="string">
            <text:p text:style-name="P29">Specifies that marked component should be used as root component, even when there are other possible roots, may be with bigger hierarchy (by default WindowBuilder chooses root component with biggest hierarchy).</text:p>
          </table:table-cell>
        </table:table-row>
        <table:table-row>
          <table:table-cell table:style-name="Таблица9.A2" office:value-type="string">
            <text:p text:style-name="P66">@wbp.parser.constructor</text:p>
          </table:table-cell>
          <table:table-cell table:style-name="Таблица9.B2" office:value-type="string">
            <text:p text:style-name="P29">If «this» component has only one constructor, then Designer will select it as entry point for execution flow. If «this» container has several constructors and one of them merked with this tag, then it will be used. If no tag and container has default constructor (without parameters), then it will be used implicitly. If all constructors are non-default error will be generated.</text:p>
          </table:table-cell>
        </table:table-row>
        <table:table-row>
          <table:table-cell table:style-name="Таблица9.A2" office:value-type="string">
            <text:p text:style-name="P66">@wbp.eval.method.parameter parameterName expressionSource</text:p>
            <text:p text:style-name="P54"><text:span text:style-name="T32"><text:s text:c="2"/>/**"</text:span><text:span text:style-name="T2">,</text:span></text:p>
            <text:p text:style-name="P1"><text:span text:style-name="T32"><text:s text:c="2"/>* @wbp.eval.method.parameter _int 1 </text:span><text:span text:style-name="T34">+ 2</text:span></text:p>
            <text:p text:style-name="P25"><text:s text:c="2"/>* @wbp.eval.method.parameter _true true</text:p>
            <text:p text:style-name="P25"><text:s text:c="2"/>* @wbp.eval.method.parameter _false false</text:p>
            <text:p text:style-name="P25"><text:s text:c="2"/>* @wbp.eval.method.parameter _string "ab" + "c"</text:p>
            <text:p text:style-name="P25"><text:s text:c="2"/>* @wbp.eval.method.parameter _null null</text:p>
            <text:p text:style-name="P25"><text:s text:c="2"/>*/</text:p>
            <text:p text:style-name="P25"><text:s text:c="2"/>public Test(int _int, boolean _true, boolean _false, String _string, Object _null) {</text:p>
            <text:p text:style-name="P25"><text:s text:c="4"/>super(_int, _true, _false, _string, _null);</text:p>
            <text:p text:style-name="P25"><text:s text:c="2"/>}</text:p>
            <text:p text:style-name="P66"/>
          </table:table-cell>
          <table:table-cell table:style-name="Таблица9.B2" office:value-type="string">
            <text:p text:style-name="P29">If constructor (or other entry method) has parameter which value is used for creating some component or as part of some property (method invocation or field assignment) then Designer requires hint about value that will be passed with this parameter. This tag can be used to specify any statically evaluable expression.</text:p>
          </table:table-cell>
        </table:table-row>
        <table:table-row>
          <table:table-cell table:style-name="Таблица9.A2" office:value-type="string">
            <text:p text:style-name="P66">@wbp.eval.method.return parameterName</text:p>
            <text:p text:style-name="P26"><text:s text:c="2"/>public int root() {</text:p>
            <text:p text:style-name="P25"><text:s text:c="4"/>return instancePublicMethod(5);</text:p>
            <text:p text:style-name="P25"><text:s text:c="2"/>}</text:p>
            <text:p text:style-name="P25"><text:s text:c="2"/>/**</text:p>
            <text:p text:style-name="P25"><text:soft-page-break/><text:s text:c="3"/>* @wbp.eval.method.return value</text:p>
            <text:p text:style-name="P25"><text:s text:c="3"/>*/</text:p>
            <text:p text:style-name="P25"><text:s text:c="2"/>public int instancePublicMethod(int value) {</text:p>
            <text:p text:style-name="P25"><text:s text:c="4"/>return 2 * value;</text:p>
            <text:p text:style-name="P25"><text:s text:c="2"/>}</text:p>
            <text:p text:style-name="P23"/>
          </table:table-cell>
          <table:table-cell table:style-name="Таблица9.B2" office:value-type="string">
            <text:p text:style-name="P29">Sometimes code may use some instance methods declared in same class. Designer can not evaluate these methods (at least in current implementation), so it requires some hint. In our experience just value of one of the parameters (usually even single parameter) is enough.</text:p>
          </table:table-cell>
        </table:table-row>
        <table:table-row>
          <table:table-cell table:style-name="Таблица9.A2" office:value-type="string">
            <text:p text:style-name="P66">@wbp.gwt.Request</text:p>
            <text:p text:style-name="P26">public interface MyService extends RemoteService {</text:p>
            <text:p text:style-name="P25"><text:s text:c="2"/>/** @wbp.gwt.Request */</text:p>
            <text:p text:style-name="P25"><text:s text:c="2"/>int getValue() throws Exception;</text:p>
            <text:p text:style-name="P25">}</text:p>
          </table:table-cell>
          <table:table-cell table:style-name="Таблица9.B2" office:value-type="string">
            <text:p text:style-name="Table_20_Contents"><text:span text:style-name="T29">GWT specific tag for RemoteService interface method that specifies that </text:span><text:span text:style-name="T33">com.google.gwt.http.client.Request</text:span><text:span text:style-name="T29"> should be returned from «async» of this method.</text:span></text:p>
          </table:table-cell>
        </table:table-row>
        <table:table-row>
          <table:table-cell table:style-name="Таблица9.A2" office:value-type="string">
            <text:p text:style-name="P79">/**</text:p>
            <text:p text:style-name="P25"><text:s/>* @wbp.nls.resourceBundle test.messages</text:p>
            <text:p text:style-name="P25"><text:s/>*/</text:p>
            <text:p text:style-name="P25"><text:s/>private static final ResourceBundle m_bundle = MyResourceBundleFactory.getMainBundle();</text:p>
            <text:p text:style-name="P78"/>
          </table:table-cell>
          <table:table-cell table:style-name="Таблица9.B2" office:value-type="string">
            <text:p text:style-name="Table_20_Contents">JavaDoc tag that tell<text:span text:style-name="T28">s</text:span> the parser where to find the resource files. </text:p>
          </table:table-cell>
        </table:table-row>
        <table:table-row>
          <table:table-cell table:style-name="Таблица9.A2" office:value-type="string">
            <text:p text:style-name="P66"/>
          </table:table-cell>
          <table:table-cell table:style-name="Таблица9.B2" office:value-type="string">
            <text:p text:style-name="Table_20_Contents"/>
          </table:table-cell>
        </table:table-row>
        <table:table-row>
          <table:table-cell table:style-name="Таблица9.A2" office:value-type="string">
            <text:p text:style-name="P66"/>
          </table:table-cell>
          <table:table-cell table:style-name="Таблица9.B2" office:value-type="string">
            <text:p text:style-name="Table_20_Contents"/>
          </table:table-cell>
        </table:table-row>
        <table:table-row>
          <table:table-cell table:style-name="Таблица9.A2" office:value-type="string">
            <text:p text:style-name="P66"/>
          </table:table-cell>
          <table:table-cell table:style-name="Таблица9.B2" office:value-type="string">
            <text:p text:style-name="Table_20_Contents"/>
          </table:table-cell>
        </table:table-row>
      </table:table>
      <text:p text:style-name="P68"/>
      <text:p text:style-name="P68"/>
      <text:p text:style-name="P68"/>
      <text:p text:style-name="P68"/>
      <text:p text:style-name="P68">Parameters for GridLayout.</text:p>
      <text:p text:style-name="P68"/>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89">parameter</text:p>
          </table:table-cell>
          <table:table-cell table:style-name="Таблица5.B1" office:value-type="string">
            <text:p text:style-name="P89">description</text:p>
          </table:table-cell>
        </table:table-row>
        <table:table-row table:style-name="Таблица5.1">
          <table:table-cell table:style-name="Таблица5.A2" office:value-type="string">
            <text:p text:style-name="P41">GridLayout.grabHorizontal</text:p>
          </table:table-cell>
          <table:table-cell table:style-name="Таблица5.B2" office:value-type="string">
            <text:p text:style-name="P30">Specifies that when this component added to GridLayout, it should grab horizontally and use FILL as alignment.</text:p>
          </table:table-cell>
        </table:table-row>
        <table:table-row table:style-name="Таблица5.1">
          <table:table-cell table:style-name="Таблица5.A2" office:value-type="string">
            <text:p text:style-name="P41">GridLayout.grabVertical</text:p>
          </table:table-cell>
          <table:table-cell table:style-name="Таблица5.B2" office:value-type="string">
            <text:p text:style-name="P30">Specifies that when this component added to GridLayout, it should grab vertically and use FILL as alignment.</text:p>
          </table:table-cell>
        </table:table-row>
        <table:table-row table:style-name="Таблица5.1">
          <table:table-cell table:style-name="Таблица5.A2" office:value-type="string">
            <text:p text:style-name="P41">GridLayout.rightAlignment.isLabel</text:p>
            <text:p text:style-name="P41">GridLayout.rightAlignment.isTarget</text:p>
          </table:table-cell>
          <table:table-cell table:style-name="Таблица5.B2" office:value-type="string">
            <text:p text:style-name="P30">If one component is marked as «isLabel» and other as «isTarget», and «target» is in next column of same row as «label», then «label» should be align right.</text:p>
          </table:table-cell>
        </table:table-row>
        <table:table-row table:style-name="Таблица5.1">
          <table:table-cell table:style-name="Таблица5.A2" office:value-type="string">
            <text:p text:style-name="P30"/>
          </table:table-cell>
          <table:table-cell table:style-name="Таблица5.B2" office:value-type="string">
            <text:p text:style-name="P30"/>
          </table:table-cell>
        </table:table-row>
      </table:table>
      <text:p text:style-name="P66"/>
      <text:p text:style-name="P66"/>
      <text:p text:style-name="P68"/>
      <text:p text:style-name="P68"/>
      <text:p text:style-name="P77"><text:soft-page-break/><text:span text:style-name="T29">Tags for «</text:span><text:span text:style-name="T11">&lt;method</text:span><text:span text:style-name="T11">&gt;</text:span><text:span text:style-name="T29">» elements.</text:span></text:p>
      <text:p text:style-name="P68"/>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89">parameter</text:p>
          </table:table-cell>
          <table:table-cell table:style-name="Таблица10.B1" office:value-type="string">
            <text:p text:style-name="P89">description</text:p>
          </table:table-cell>
        </table:table-row>
        <table:table-row table:style-name="Таблица10.1">
          <table:table-cell table:style-name="Таблица10.A2" office:value-type="string">
            <text:p text:style-name="P71"><text:span text:style-name="T7">&lt;tag</text:span><text:span text:style-name="T15"> name</text:span><text:span text:style-name="T18">=</text:span>"binaryExecutionFlow.dontVisit"<text:span text:style-name="T15"> value</text:span><text:span text:style-name="T18">=</text:span>"true"<text:span text:style-name="T7">/&gt;</text:span></text:p>
            <text:p text:style-name="P72"/>
          </table:table-cell>
          <table:table-cell table:style-name="Таблица10.B2" office:value-type="string">
            <text:p text:style-name="P30">Specifies that this method should not be visited when called from binary execution flow.</text:p>
          </table:table-cell>
        </table:table-row>
        <table:table-row table:style-name="Таблица10.1">
          <table:table-cell table:style-name="Таблица10.A2" office:value-type="string">
            <text:p text:style-name="P41"/>
          </table:table-cell>
          <table:table-cell table:style-name="Таблица10.B2" office:value-type="string">
            <text:p text:style-name="P30"/>
          </table:table-cell>
        </table:table-row>
        <table:table-row table:style-name="Таблица10.1">
          <table:table-cell table:style-name="Таблица10.A2" office:value-type="string">
            <text:p text:style-name="P41"/>
          </table:table-cell>
          <table:table-cell table:style-name="Таблица10.B2" office:value-type="string">
            <text:p text:style-name="P30"/>
          </table:table-cell>
        </table:table-row>
        <table:table-row table:style-name="Таблица10.1">
          <table:table-cell table:style-name="Таблица10.A2" office:value-type="string">
            <text:p text:style-name="P30"/>
          </table:table-cell>
          <table:table-cell table:style-name="Таблица10.B2" office:value-type="string">
            <text:p text:style-name="P30"/>
          </table:table-cell>
        </table:table-row>
      </table:table>
      <text:p text:style-name="P66"/>
      <text:p text:style-name="P66"/>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Arial" svg:font-family="Arial"/>
    <style:font-face style:name="Consolas" svg:font-family="Consolas"/>
    <style:font-face style:name="OpenSymbol" svg:font-family="OpenSymbol"/>
    <style:font-face style:name="StarSymbol" svg:font-family="StarSymbol"/>
    <style:font-face style:name="Tahoma2" svg:font-family="Tahoma"/>
    <style:font-face style:name="Courier New1" svg:font-family="'Courier New'" style:font-family-generic="modern"/>
    <style:font-face style:name="Arial2" svg:font-family="Arial" style:font-family-generic="swiss"/>
    <style:font-face style:name="Tahoma" svg:font-family="Tahoma" style:font-family-generic="swiss"/>
    <style:font-face style:name="Courier New" svg:font-family="'Courier New'" style:font-family-generic="modern" style:font-pitch="fixed"/>
    <style:font-face style:name="Consolas1" svg:font-family="Consolas" style:font-family-generic="swiss" style:font-pitch="fixed"/>
    <style:font-face style:name="Lucida Sans Unicode1" svg:font-family="'Lucida Sans Unicode'" style:font-pitch="variable"/>
    <style:font-face style:name="Tahoma3" svg:font-family="Tahoma"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en" fo:country="US" style:font-name-asian="Lucida Sans Unicode"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2" fo:font-size="10pt" fo:language="ru" fo:country="RU" style:letter-kerning="true" style:font-name-asian="Lucida Sans Unicode1" style:font-size-asian="10pt" style:language-asian="zxx" style:country-asian="none" style:font-name-complex="Tahoma3"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1" style:font-size-asian="14pt" style:font-name-complex="Tahoma3"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Arial2"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2" style:font-name-complex="Tahoma2"/>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Absatz-Standardschriftart" style:family="text"/>
    <style:style style:name="XML_20_attribute_20_value" style:display-name="XML attribute value" style:family="text">
      <style:text-properties fo:color="#993300" style:font-name="Consolas" fo:font-size="10pt" fo:language="ru" fo:country="RU" style:letter-kerning="true" style:font-name-asian="Consolas" style:font-size-asian="10pt" style:language-asian="zxx" style:country-asian="none" style:font-name-complex="Consolas" style:font-size-complex="10pt"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1cm" fo:margin-right="1cm" style:writing-mode="lr-tb" style:layout-grid-color="#c0c0c0" style:layout-grid-lines="2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creation-date>2007-06-26T12:50:48</meta:creation-date>
    <dc:date>2011-04-29T12:58:31.71</dc:date>
    <meta:print-date>2113-01-01T00:00:00</meta:print-date>
    <dc:language>ru-RU</dc:language>
    <meta:editing-cycles>216</meta:editing-cycles>
    <meta:editing-duration>P4DT16H27M58S</meta:editing-duration>
    <meta:document-statistic meta:table-count="10" meta:image-count="0" meta:object-count="0" meta:page-count="22" meta:paragraph-count="608" meta:word-count="5535" meta:character-count="45110"/>
    <meta:user-defined meta:name="Info 1"/>
    <meta:user-defined meta:name="Info 2"/>
    <meta:user-defined meta:name="Info 3"/>
    <meta:user-defined meta:name="Info 4"/>
  </office:meta>
</office:document-meta>
</file>